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0a7fa" officeooo:paragraph-rsid="019ccd73" style:font-size-asian="11pt" style:font-style-asian="normal" style:font-weight-asian="normal" style:font-size-complex="11pt" style:font-weight-complex="normal" style:text-emphasize="none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eed1c" style:font-size-asian="11pt" style:font-style-asian="normal" style:font-weight-asian="normal" style:font-size-complex="11pt" style:font-weight-complex="normal" style:text-emphasize="none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da532" style:font-size-asian="11pt" style:font-style-asian="normal" style:font-weight-asian="normal" style:font-size-complex="11pt" style:font-weight-complex="normal" style:text-emphasize="none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89c59" style:font-size-asian="11pt" style:font-style-asian="normal" style:font-weight-asian="normal" style:font-size-complex="11pt" style:font-weight-complex="normal" style:text-emphasize="none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4b3c7" style:font-size-asian="11pt" style:font-style-asian="normal" style:font-weight-asian="normal" style:font-size-complex="11pt" style:font-weight-complex="normal" style:text-emphasize="none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11b92" style:font-size-asian="11pt" style:font-style-asian="normal" style:font-weight-asian="normal" style:font-size-complex="11pt" style:font-weight-complex="normal" style:text-emphasize="none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bb4d7" style:font-size-asian="11pt" style:font-style-asian="normal" style:font-weight-asian="normal" style:font-size-complex="11pt" style:font-weight-complex="normal" style:text-emphasize="none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3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4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4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4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4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4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4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4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5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5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5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5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5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5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6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6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6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6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6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6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7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fo:language="en" fo:country="US" officeooo:rsid="01465110" officeooo:paragraph-rsid="000dd4a7" style:font-size-asian="22pt" style:font-size-complex="22pt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fo:font-size="22pt" fo:language="en" fo:country="US" officeooo:rsid="000dd4a7" officeooo:paragraph-rsid="000dd4a7" style:font-size-asian="22pt" style:font-size-complex="22pt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fo:language="en" fo:country="US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2d661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94b56b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60e24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89c59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eed1c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da532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4b3c7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bb4d7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250fc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90dec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70b3f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0752e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e99b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d2c9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740f9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e3048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d9f8f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c3186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9f8f5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7ee0c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7348d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5db70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3e9ce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31c11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b72c6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f9b8e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cf3b1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dd4aa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775e2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7537d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2a4a4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0dc6e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ecb63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d1b45"/>
    </style:style>
    <style:style style:name="P11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9ec37"/>
    </style:style>
    <style:style style:name="P11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4e128"/>
    </style:style>
    <style:style style:name="P11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1b58a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31b58a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e88cb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db6eb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c67f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12cb7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d6e1d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83de6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e88cb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edd3c"/>
    </style:style>
    <style:style style:name="P12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c67f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a8b0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759ba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12cb7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be5a2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6a093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83de6"/>
    </style:style>
    <style:style style:name="P13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4ab03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1d654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f1b58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864f5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ab2bf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86b41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78730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52e3a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27c13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1650f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fd5c4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e2ff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d6511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ea5c4d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5c345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44c89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14fbb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02efb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e2b8d8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cdc132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cd3dc3"/>
    </style:style>
    <style:style style:name="P152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fo:language="en" fo:country="US" officeooo:paragraph-rsid="00cd3dc3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add3b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a90563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9dd57e"/>
    </style:style>
    <style:style style:name="P15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9f22b5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970bd2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88e10b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ad381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411f8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a6ded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84704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736b36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81ba0f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679058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63bed8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bbce0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72d0ab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4ae9a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455c1e"/>
    </style:style>
    <style:style style:name="P17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440b44"/>
    </style:style>
    <style:style style:name="P17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406b01"/>
    </style:style>
    <style:style style:name="P17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33e85e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b8912"/>
    </style:style>
    <style:style style:name="P17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6d475"/>
    </style:style>
    <style:style style:name="P17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31aae"/>
    </style:style>
    <style:style style:name="P17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0cafd"/>
    </style:style>
    <style:style style:name="P17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dd036"/>
    </style:style>
    <style:style style:name="P17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c491a"/>
    </style:style>
    <style:style style:name="P18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a6754"/>
    </style:style>
    <style:style style:name="P18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76aad"/>
    </style:style>
    <style:style style:name="P18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language="en" fo:country="US" officeooo:paragraph-rsid="00176aad"/>
    </style:style>
    <style:style style:name="P18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a672f4"/>
    </style:style>
    <style:style style:name="P18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a9c25a"/>
    </style:style>
    <style:style style:name="P185" style:family="paragraph" style:parent-style-name="Standard">
      <style:paragraph-properties fo:margin-top="0cm" fo:margin-bottom="0cm" style:contextual-spacing="false" fo:line-height="115%"/>
      <style:text-properties fo:language="en" fo:country="US" officeooo:rsid="0116a093" officeooo:paragraph-rsid="01183de6"/>
    </style:style>
    <style:style style:name="P186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187" style:family="paragraph" style:parent-style-name="Standard">
      <style:paragraph-properties fo:margin-top="0cm" fo:margin-bottom="0cm" style:contextual-spacing="false" fo:line-height="115%"/>
      <style:text-properties fo:language="en" fo:country="US" officeooo:rsid="00176aad" officeooo:paragraph-rsid="00176aad"/>
    </style:style>
    <style:style style:name="P18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language="en" fo:country="US" officeooo:rsid="0013d4a8" officeooo:paragraph-rsid="00176aad"/>
    </style:style>
    <style:style style:name="P189" style:family="paragraph" style:parent-style-name="Standard">
      <style:paragraph-properties fo:margin-top="0cm" fo:margin-bottom="0cm" style:contextual-spacing="false" fo:line-height="115%"/>
      <style:text-properties fo:language="en" fo:country="US" officeooo:rsid="00121559" officeooo:paragraph-rsid="00121559"/>
    </style:style>
    <style:style style:name="P1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rsid="0031bcb8" officeooo:paragraph-rsid="01a9c25a"/>
    </style:style>
    <style:style style:name="P191" style:family="paragraph" style:parent-style-name="Standard">
      <style:paragraph-properties fo:margin-top="0cm" fo:margin-bottom="0cm" style:contextual-spacing="false" fo:line-height="115%"/>
      <style:text-properties officeooo:rsid="00584c91" officeooo:paragraph-rsid="01ab46e4"/>
    </style:style>
    <style:style style:name="P192" style:family="paragraph" style:parent-style-name="Standard">
      <style:text-properties officeooo:paragraph-rsid="01a9c25a"/>
    </style:style>
    <style:style style:name="P193" style:family="paragraph" style:parent-style-name="Standard" style:list-style-name="L1"/>
    <style:style style:name="P194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a9c25a"/>
    </style:style>
    <style:style style:name="P195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aec580"/>
    </style:style>
    <style:style style:name="P196" style:family="paragraph" style:parent-style-name="Standard" style:list-style-name="L6">
      <style:paragraph-properties fo:margin-top="0cm" fo:margin-bottom="0cm" style:contextual-spacing="false" fo:line-height="115%"/>
      <style:text-properties officeooo:paragraph-rsid="0054ae9a"/>
    </style:style>
    <style:style style:name="P197" style:family="paragraph" style:parent-style-name="Standard" style:list-style-name="L1">
      <style:paragraph-properties fo:margin-top="0cm" fo:margin-bottom="0cm" style:contextual-spacing="false" fo:line-height="115%"/>
      <style:text-properties officeooo:rsid="00584c91" officeooo:paragraph-rsid="01a9c25a"/>
    </style:style>
    <style:style style:name="P198" style:family="paragraph" style:parent-style-name="Standard" style:list-style-name="L1">
      <style:paragraph-properties fo:margin-top="0cm" fo:margin-bottom="0cm" style:contextual-spacing="false" fo:line-height="115%"/>
      <style:text-properties officeooo:rsid="01aae9e2" officeooo:paragraph-rsid="01aae9e2"/>
    </style:style>
    <style:style style:name="P199" style:family="paragraph" style:parent-style-name="Standard" style:list-style-name="L1">
      <style:paragraph-properties fo:margin-top="0cm" fo:margin-bottom="0cm" style:contextual-spacing="false" fo:line-height="115%"/>
      <style:text-properties officeooo:rsid="01ad3ad9" officeooo:paragraph-rsid="01ad3ad9"/>
    </style:style>
    <style:style style:name="P2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672f4" officeooo:paragraph-rsid="01a672f4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672f4" officeooo:paragraph-rsid="01a7938d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7938d" officeooo:paragraph-rsid="01a7938d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8982b" officeooo:paragraph-rsid="01a8982b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b4e7b" officeooo:paragraph-rsid="019b4e7b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4b56b" officeooo:paragraph-rsid="019b4e7b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ccd73" officeooo:paragraph-rsid="019ccd73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ccd73" officeooo:paragraph-rsid="019d815d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d815d" officeooo:paragraph-rsid="019d815d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f044e" officeooo:paragraph-rsid="019f044e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f87f3" officeooo:paragraph-rsid="01a0f651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f87f3" officeooo:paragraph-rsid="019f87f3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0f651" officeooo:paragraph-rsid="01a0f651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2cf67" officeooo:paragraph-rsid="01a2cf67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33f71" officeooo:paragraph-rsid="01a33f71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426bd" officeooo:paragraph-rsid="01a426bd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426bd" officeooo:paragraph-rsid="01a5dd5f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5dd5f" officeooo:paragraph-rsid="01a5dd5f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eed1c" officeooo:paragraph-rsid="0194b56b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0a7fa" officeooo:paragraph-rsid="0194b56b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da532" officeooo:paragraph-rsid="018eed1c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89c59" officeooo:paragraph-rsid="018da532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bca50" officeooo:paragraph-rsid="018da532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889c59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84b3c7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811b92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7c2218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55cf9" officeooo:paragraph-rsid="01889c59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5fd30" officeooo:paragraph-rsid="01889c59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2d661" officeooo:paragraph-rsid="0184b3c7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11b92" officeooo:paragraph-rsid="01811b92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bb4d7" officeooo:paragraph-rsid="017bb4d7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bdc0c" officeooo:paragraph-rsid="017bdc0c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d6b05" officeooo:paragraph-rsid="017d6b05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bb4d7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90dec" officeooo:paragraph-rsid="0170752e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32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32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32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330" style:family="paragraph" style:parent-style-name="Standard" style:list-style-name="L5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33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33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333" style:family="paragraph" style:parent-style-name="Standard" style:list-style-name="L5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33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33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33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33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33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33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34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34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34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34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34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4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34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34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34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34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35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35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35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35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35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35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35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35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35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35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36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36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36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36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36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6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6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6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6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6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7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7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7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7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7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7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7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7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7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7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8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8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8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8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8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8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8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8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8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8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9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41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41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41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41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41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41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41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42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42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45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45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454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455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456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457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458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459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460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61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62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63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64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65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66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67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68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69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70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71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72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73" style:family="paragraph" style:parent-style-name="Standard" style:list-style-name="L6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74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75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76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77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78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79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80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81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82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83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84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85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86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87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88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89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90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91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92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93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94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95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96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97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98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99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500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501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502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503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504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505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506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507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508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509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510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511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512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513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514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515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516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517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518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519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520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521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522" style:family="paragraph" style:parent-style-name="Standard" style:list-style-name="L6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523" style:family="paragraph" style:parent-style-name="Standard" style:list-style-name="L2">
      <style:paragraph-properties fo:margin-top="0cm" fo:margin-bottom="0cm" style:contextual-spacing="false" fo:line-height="115%"/>
      <style:text-properties fo:language="en" fo:country="US" officeooo:paragraph-rsid="0190a7fa"/>
    </style:style>
    <style:style style:name="P524" style:family="paragraph" style:parent-style-name="Standard" style:list-style-name="L2">
      <style:paragraph-properties fo:margin-top="0cm" fo:margin-bottom="0cm" style:contextual-spacing="false" fo:line-height="115%"/>
      <style:text-properties fo:language="en" fo:country="US" officeooo:paragraph-rsid="0194b56b"/>
    </style:style>
    <style:style style:name="P525" style:family="paragraph" style:parent-style-name="Standard" style:list-style-name="L2">
      <style:paragraph-properties fo:margin-top="0cm" fo:margin-bottom="0cm" style:contextual-spacing="false" fo:line-height="115%"/>
      <style:text-properties fo:language="en" fo:country="US" officeooo:paragraph-rsid="01660e24"/>
    </style:style>
    <style:style style:name="P526" style:family="paragraph" style:parent-style-name="Standard" style:list-style-name="L3">
      <style:paragraph-properties fo:margin-top="0cm" fo:margin-bottom="0cm" style:contextual-spacing="false" fo:line-height="115%"/>
      <style:text-properties fo:language="en" fo:country="US" officeooo:paragraph-rsid="01693554"/>
    </style:style>
    <style:style style:name="P527" style:family="paragraph" style:parent-style-name="Standard" style:list-style-name="L4">
      <style:paragraph-properties fo:margin-top="0cm" fo:margin-bottom="0cm" style:contextual-spacing="false" fo:line-height="115%"/>
      <style:text-properties fo:language="en" fo:country="US" officeooo:paragraph-rsid="016740f9"/>
    </style:style>
    <style:style style:name="P52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4cb83"/>
    </style:style>
    <style:style style:name="P52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1d654"/>
    </style:style>
    <style:style style:name="P53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0f1b58"/>
    </style:style>
    <style:style style:name="P53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033ab"/>
    </style:style>
    <style:style style:name="P53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0a96f33"/>
    </style:style>
    <style:style style:name="P533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9dd57e"/>
    </style:style>
    <style:style style:name="P534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970bd2"/>
    </style:style>
    <style:style style:name="P535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88e10b"/>
    </style:style>
    <style:style style:name="P536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5fe2e1"/>
    </style:style>
    <style:style style:name="P537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61dd9c"/>
    </style:style>
    <style:style style:name="P538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5bb364"/>
    </style:style>
    <style:style style:name="P539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5ad381"/>
    </style:style>
    <style:style style:name="P540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56afc1"/>
    </style:style>
    <style:style style:name="P541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5411f8"/>
    </style:style>
    <style:style style:name="P542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4b7dfa"/>
    </style:style>
    <style:style style:name="P543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2a6ded"/>
    </style:style>
    <style:style style:name="P544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paragraph-rsid="00284704"/>
    </style:style>
    <style:style style:name="P545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paragraph-rsid="000eca6d"/>
    </style:style>
    <style:style style:name="P546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/>
    </style:style>
    <style:style style:name="P547" style:family="paragraph" style:parent-style-name="Standard">
      <style:paragraph-properties fo:margin-top="0cm" fo:margin-bottom="0cm" style:contextual-spacing="false" fo:line-height="115%"/>
      <style:text-properties fo:language="en" fo:country="US"/>
    </style:style>
    <style:style style:name="P54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aec580"/>
    </style:style>
    <style:style style:name="P549" style:family="paragraph" style:parent-style-name="Standard" style:list-style-name="L2">
      <style:paragraph-properties fo:margin-top="0cm" fo:margin-bottom="0cm" style:contextual-spacing="false" fo:line-height="115%"/>
      <style:text-properties fo:language="en" fo:country="US" officeooo:rsid="018a89fa" officeooo:paragraph-rsid="018da532"/>
    </style:style>
    <style:style style:name="P550" style:family="paragraph" style:parent-style-name="Standard" style:list-style-name="L2">
      <style:paragraph-properties fo:margin-top="0cm" fo:margin-bottom="0cm" style:contextual-spacing="false" fo:line-height="115%"/>
      <style:text-properties fo:language="en" fo:country="US" officeooo:rsid="016317fc" officeooo:paragraph-rsid="01660e24"/>
    </style:style>
    <style:style style:name="P551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14b72c6" officeooo:paragraph-rsid="014cf3b1"/>
    </style:style>
    <style:style style:name="P552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14b72c6" officeooo:paragraph-rsid="014cf3b1" fo:background-color="transparent"/>
    </style:style>
    <style:style style:name="P553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135448a" officeooo:paragraph-rsid="0135448a"/>
    </style:style>
    <style:style style:name="P554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136e1de" officeooo:paragraph-rsid="0136e1de"/>
    </style:style>
    <style:style style:name="P555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128f067" officeooo:paragraph-rsid="0128f067"/>
    </style:style>
    <style:style style:name="P556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114ab03" officeooo:paragraph-rsid="0116a093"/>
    </style:style>
    <style:style style:name="P557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112e10b" officeooo:paragraph-rsid="0112e10b"/>
    </style:style>
    <style:style style:name="P558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0ceed49" officeooo:paragraph-rsid="00ceed49"/>
    </style:style>
    <style:style style:name="P55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0d9ec21" officeooo:paragraph-rsid="00de31ff"/>
    </style:style>
    <style:style style:name="P560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language="en" fo:country="US" officeooo:rsid="00dc63a7" officeooo:paragraph-rsid="00dc63a7"/>
    </style:style>
    <style:style style:name="P561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970bd2" officeooo:paragraph-rsid="00970bd2"/>
    </style:style>
    <style:style style:name="P562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9bfd7c" officeooo:paragraph-rsid="009bfd7c"/>
    </style:style>
    <style:style style:name="P563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9bfd7c" officeooo:paragraph-rsid="009d9bc5"/>
    </style:style>
    <style:style style:name="P564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9943a5" officeooo:paragraph-rsid="009943a5"/>
    </style:style>
    <style:style style:name="P565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85339e" officeooo:paragraph-rsid="0088e10b"/>
    </style:style>
    <style:style style:name="P566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4bf98a" officeooo:paragraph-rsid="004bf98a"/>
    </style:style>
    <style:style style:name="P567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4de9b9" officeooo:paragraph-rsid="004de9b9"/>
    </style:style>
    <style:style style:name="P568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4f414f" officeooo:paragraph-rsid="004f414f"/>
    </style:style>
    <style:style style:name="P569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51f68b" officeooo:paragraph-rsid="0051f68b"/>
    </style:style>
    <style:style style:name="P570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78e46" officeooo:paragraph-rsid="00378e46"/>
    </style:style>
    <style:style style:name="P571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78e46" officeooo:paragraph-rsid="0038341f"/>
    </style:style>
    <style:style style:name="P572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3e85e" officeooo:paragraph-rsid="0038af65"/>
    </style:style>
    <style:style style:name="P573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3e85e" officeooo:paragraph-rsid="003a62fd"/>
    </style:style>
    <style:style style:name="P574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3e85e" officeooo:paragraph-rsid="003b6f6f"/>
    </style:style>
    <style:style style:name="P575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3e85e" officeooo:paragraph-rsid="003bcf61"/>
    </style:style>
    <style:style style:name="P576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3e85e" officeooo:paragraph-rsid="003e585e"/>
    </style:style>
    <style:style style:name="P577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bcf61" officeooo:paragraph-rsid="003bda1f"/>
    </style:style>
    <style:style style:name="P578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bda1f" officeooo:paragraph-rsid="003bda1f"/>
    </style:style>
    <style:style style:name="P579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bda1f" officeooo:paragraph-rsid="003c6b32"/>
    </style:style>
    <style:style style:name="P580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c6b32" officeooo:paragraph-rsid="003c6b32"/>
    </style:style>
    <style:style style:name="P581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c6b32" officeooo:paragraph-rsid="003d2a3e"/>
    </style:style>
    <style:style style:name="P582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d2a3e" officeooo:paragraph-rsid="003d2a3e"/>
    </style:style>
    <style:style style:name="P583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d2a3e" officeooo:paragraph-rsid="003e585e"/>
    </style:style>
    <style:style style:name="P584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e7130" officeooo:paragraph-rsid="002e7130"/>
    </style:style>
    <style:style style:name="P585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b8912" officeooo:paragraph-rsid="002b8912"/>
    </style:style>
    <style:style style:name="P586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b8912" officeooo:paragraph-rsid="002d5237"/>
    </style:style>
    <style:style style:name="P587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f8056" officeooo:paragraph-rsid="002f8056"/>
    </style:style>
    <style:style style:name="P588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d5237" officeooo:paragraph-rsid="002d5237"/>
    </style:style>
    <style:style style:name="P589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096dc" officeooo:paragraph-rsid="003096dc"/>
    </style:style>
    <style:style style:name="P590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0ed30" officeooo:paragraph-rsid="0030ed30"/>
    </style:style>
    <style:style style:name="P591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311fd7" officeooo:paragraph-rsid="00311fd7"/>
    </style:style>
    <style:style style:name="P592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a6ded" officeooo:paragraph-rsid="002a6ded"/>
    </style:style>
    <style:style style:name="P593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84704" officeooo:paragraph-rsid="002a19b4"/>
    </style:style>
    <style:style style:name="P594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6d475" officeooo:paragraph-rsid="002a19b4"/>
    </style:style>
    <style:style style:name="P595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231aae" officeooo:paragraph-rsid="00231aae"/>
    </style:style>
    <style:style style:name="P596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242550" officeooo:paragraph-rsid="00242550"/>
    </style:style>
    <style:style style:name="P597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2518b1" officeooo:paragraph-rsid="002518b1"/>
    </style:style>
    <style:style style:name="P598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20cafd" officeooo:paragraph-rsid="0020cafd"/>
    </style:style>
    <style:style style:name="P599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224472" officeooo:paragraph-rsid="00224472"/>
    </style:style>
    <style:style style:name="P600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c491a" officeooo:paragraph-rsid="001dd036"/>
    </style:style>
    <style:style style:name="P601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c491a" officeooo:paragraph-rsid="001e05b2"/>
    </style:style>
    <style:style style:name="P602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c491a" officeooo:paragraph-rsid="001c491a"/>
    </style:style>
    <style:style style:name="P603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f508d" officeooo:paragraph-rsid="001f508d"/>
    </style:style>
    <style:style style:name="P604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dd036" officeooo:paragraph-rsid="001dd036"/>
    </style:style>
    <style:style style:name="P605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a6754" officeooo:paragraph-rsid="001c491a"/>
    </style:style>
    <style:style style:name="P606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a6754" officeooo:paragraph-rsid="001dbe60"/>
    </style:style>
    <style:style style:name="P607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a6754" officeooo:paragraph-rsid="001a6754"/>
    </style:style>
    <style:style style:name="P608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dbe60" officeooo:paragraph-rsid="001dbe60"/>
    </style:style>
    <style:style style:name="P609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6184b" officeooo:paragraph-rsid="001a6754"/>
    </style:style>
    <style:style style:name="P610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6184b" officeooo:paragraph-rsid="00176aad"/>
    </style:style>
    <style:style style:name="P611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76aad" officeooo:paragraph-rsid="00176aad"/>
    </style:style>
    <style:style style:name="P612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7ea1f" officeooo:paragraph-rsid="0017ea1f"/>
    </style:style>
    <style:style style:name="P613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0eca6d" officeooo:paragraph-rsid="000eca6d"/>
    </style:style>
    <style:style style:name="P614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0362e" officeooo:paragraph-rsid="0010362e"/>
    </style:style>
    <style:style style:name="P615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42088" officeooo:paragraph-rsid="00142088"/>
    </style:style>
    <style:style style:name="P616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21559" officeooo:paragraph-rsid="00121559"/>
    </style:style>
    <style:style style:name="P617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21559" officeooo:paragraph-rsid="0013d4a8"/>
    </style:style>
    <style:style style:name="P618" style:family="paragraph" style:parent-style-name="Standard" style:list-style-name="L8">
      <style:paragraph-properties fo:margin-top="0cm" fo:margin-bottom="0cm" style:contextual-spacing="false" fo:line-height="115%"/>
      <style:text-properties fo:language="en" fo:country="US" officeooo:rsid="0013d4a8" officeooo:paragraph-rsid="0013d4a8"/>
    </style:style>
    <style:style style:name="P619" style:family="paragraph" style:parent-style-name="Standard" style:list-style-name="L5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620" style:family="paragraph" style:parent-style-name="Standard" style:list-style-name="L6">
      <style:paragraph-properties fo:margin-top="0cm" fo:margin-bottom="0cm" style:contextual-spacing="false" fo:line-height="115%"/>
      <style:text-properties style:font-name="Liberation Serif" fo:font-size="11pt" fo:language="en" fo:country="US" officeooo:rsid="0088e10b" officeooo:paragraph-rsid="0088e10b" style:font-size-asian="11pt" style:font-size-complex="11pt"/>
    </style:style>
    <style:style style:name="P621" style:family="paragraph" style:parent-style-name="Standard" style:list-style-name="L6">
      <style:paragraph-properties fo:line-height="115%" fo:text-align="start" style:justify-single-word="false" style:writing-mode="lr-tb"/>
      <style:text-properties style:font-name="Liberation Serif" fo:font-size="11pt" fo:language="en" fo:country="US" style:font-size-asian="11pt" style:font-size-complex="11pt"/>
    </style:style>
    <style:style style:name="P622" style:family="paragraph" style:parent-style-name="Standard" style:list-style-name="L6">
      <style:paragraph-properties fo:line-height="115%" fo:text-align="start" style:justify-single-word="false" style:writing-mode="lr-tb"/>
      <style:text-properties style:font-name="Liberation Serif" fo:font-size="11pt" fo:language="en" fo:country="US" officeooo:paragraph-rsid="0088e10b" style:font-size-asian="11pt" style:font-size-complex="11pt"/>
    </style:style>
    <style:style style:name="P623" style:family="paragraph" style:parent-style-name="Standard" style:list-style-name="L6">
      <style:paragraph-properties fo:margin-top="0cm" fo:margin-bottom="0cm" style:contextual-spacing="false" fo:line-height="115%"/>
      <style:text-properties style:font-name="Liberation Serif" fo:font-size="11pt" fo:language="en" fo:country="US" officeooo:rsid="0041d397" officeooo:paragraph-rsid="0041d397" style:font-size-asian="11pt" style:font-size-complex="11pt"/>
    </style:style>
    <style:style style:name="P624" style:family="paragraph" style:parent-style-name="Standard" style:list-style-name="L6">
      <style:paragraph-properties fo:margin-top="0cm" fo:margin-bottom="0cm" style:contextual-spacing="false" fo:line-height="115%"/>
      <style:text-properties style:font-name="Liberation Serif" fo:language="en" fo:country="US" officeooo:paragraph-rsid="00406b01"/>
    </style:style>
    <style:style style:name="P625" style:family="paragraph" style:parent-style-name="Standard" style:list-style-name="L6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626" style:family="paragraph" style:parent-style-name="Standard" style:list-style-name="L6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627" style:family="paragraph" style:parent-style-name="Standard" style:list-style-name="L6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628" style:family="paragraph" style:parent-style-name="Standard" style:list-style-name="L6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629" style:family="paragraph" style:parent-style-name="Standard" style:list-style-name="L6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630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631" style:family="paragraph" style:parent-style-name="Standard" style:list-style-name="L6">
      <style:paragraph-properties fo:margin-top="0cm" fo:margin-bottom="0cm" style:contextual-spacing="false" fo:line-height="115%"/>
      <style:text-properties style:use-window-font-color="true" loext:opacity="0%" style:font-name="Liberation Serif" fo:font-size="10pt" fo:language="en" fo:country="US" officeooo:rsid="0041d397" officeooo:paragraph-rsid="0041d397" style:font-size-asian="10pt" style:font-size-complex="10pt"/>
    </style:style>
    <style:style style:name="P632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Liberation Serif" fo:font-size="10pt" fo:language="en" fo:country="US" officeooo:rsid="0041d397" style:font-size-asian="10pt" style:font-size-complex="10pt"/>
    </style:style>
    <style:style style:name="P633" style:family="paragraph" style:parent-style-name="Standard">
      <style:text-properties officeooo:rsid="0031bcb8" officeooo:paragraph-rsid="01aec580"/>
    </style:style>
    <style:style style:name="P634" style:family="paragraph" style:parent-style-name="Standard">
      <style:text-properties officeooo:paragraph-rsid="01aec580"/>
    </style:style>
    <style:style style:name="P635" style:family="paragraph" style:parent-style-name="Standard" style:list-style-name="L1">
      <style:paragraph-properties fo:margin-top="0cm" fo:margin-bottom="0cm" style:contextual-spacing="false" fo:line-height="115%"/>
      <style:text-properties officeooo:rsid="01aec580" officeooo:paragraph-rsid="01aec580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style:font-size-asian="11pt" style:font-style-asian="normal" style:font-weight-asian="normal" style:font-size-complex="11pt" style:font-weight-complex="normal" style:text-emphasize="none"/>
    </style:style>
    <style:style style:name="T91" style:family="text">
      <style:text-properties officeooo:rsid="00440b44"/>
    </style:style>
    <style:style style:name="T92" style:family="text">
      <style:text-properties officeooo:rsid="00455c1e"/>
    </style:style>
    <style:style style:name="T93" style:family="text">
      <style:text-properties officeooo:rsid="00492850"/>
    </style:style>
    <style:style style:name="T94" style:family="text">
      <style:text-properties officeooo:rsid="004b7dfa"/>
    </style:style>
    <style:style style:name="T95" style:family="text">
      <style:text-properties officeooo:rsid="0050685c"/>
    </style:style>
    <style:style style:name="T96" style:family="text">
      <style:text-properties officeooo:rsid="005411f8"/>
    </style:style>
    <style:style style:name="T97" style:family="text">
      <style:text-properties officeooo:rsid="0054ae9a"/>
    </style:style>
    <style:style style:name="T98" style:family="text">
      <style:text-properties officeooo:rsid="00593f87"/>
    </style:style>
    <style:style style:name="T99" style:family="text">
      <style:text-properties officeooo:rsid="005ad381"/>
    </style:style>
    <style:style style:name="T100" style:family="text">
      <style:text-properties officeooo:rsid="005bbce0"/>
    </style:style>
    <style:style style:name="T101" style:family="text">
      <style:text-properties officeooo:rsid="0063bed8"/>
    </style:style>
    <style:style style:name="T102" style:family="text">
      <style:text-properties officeooo:rsid="00674bb7"/>
    </style:style>
    <style:style style:name="T103" style:family="text">
      <style:text-properties officeooo:rsid="00679058"/>
    </style:style>
    <style:style style:name="T104" style:family="text">
      <style:text-properties officeooo:rsid="00684abc"/>
    </style:style>
    <style:style style:name="T105" style:family="text">
      <style:text-properties officeooo:rsid="00693143"/>
    </style:style>
    <style:style style:name="T106" style:family="text">
      <style:text-properties officeooo:rsid="006a0959"/>
    </style:style>
    <style:style style:name="T107" style:family="text">
      <style:text-properties officeooo:rsid="006b4d7d"/>
    </style:style>
    <style:style style:name="T108" style:family="text">
      <style:text-properties officeooo:rsid="006ba458"/>
    </style:style>
    <style:style style:name="T109" style:family="text">
      <style:text-properties officeooo:rsid="006cdfe6"/>
    </style:style>
    <style:style style:name="T110" style:family="text">
      <style:text-properties officeooo:rsid="0071c814"/>
    </style:style>
    <style:style style:name="T111" style:family="text">
      <style:text-properties officeooo:rsid="00736b36"/>
    </style:style>
    <style:style style:name="T112" style:family="text">
      <style:text-properties officeooo:rsid="00743313"/>
    </style:style>
    <style:style style:name="T113" style:family="text">
      <style:text-properties officeooo:rsid="007bc16d"/>
    </style:style>
    <style:style style:name="T114" style:family="text">
      <style:text-properties officeooo:rsid="007ed479"/>
    </style:style>
    <style:style style:name="T115" style:family="text">
      <style:text-properties officeooo:rsid="0081ba0f"/>
    </style:style>
    <style:style style:name="T116" style:family="text">
      <style:text-properties officeooo:rsid="0081f8a8"/>
    </style:style>
    <style:style style:name="T117" style:family="text">
      <style:text-properties officeooo:rsid="0088e10b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9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20" style:family="text">
      <style:text-properties officeooo:rsid="008aa5e0"/>
    </style:style>
    <style:style style:name="T121" style:family="text">
      <style:text-properties officeooo:rsid="00958092"/>
    </style:style>
    <style:style style:name="T122" style:family="text">
      <style:text-properties officeooo:rsid="00970bd2"/>
    </style:style>
    <style:style style:name="T123" style:family="text">
      <style:text-properties officeooo:rsid="009f22b5"/>
    </style:style>
    <style:style style:name="T124" style:family="text">
      <style:text-properties officeooo:rsid="00a4ebe3"/>
    </style:style>
    <style:style style:name="T125" style:family="text">
      <style:text-properties officeooo:rsid="00a90563"/>
    </style:style>
    <style:style style:name="T126" style:family="text">
      <style:text-properties officeooo:rsid="00add3be"/>
    </style:style>
    <style:style style:name="T127" style:family="text">
      <style:text-properties officeooo:rsid="00b43c7e"/>
    </style:style>
    <style:style style:name="T128" style:family="text">
      <style:text-properties officeooo:rsid="00b753ae"/>
    </style:style>
    <style:style style:name="T129" style:family="text">
      <style:text-properties officeooo:rsid="00b93d68"/>
    </style:style>
    <style:style style:name="T130" style:family="text">
      <style:text-properties style:font-name="Lucida Sans Unicode" fo:font-size="9pt" style:font-size-asian="9pt" style:font-size-complex="9pt"/>
    </style:style>
    <style:style style:name="T131" style:family="text">
      <style:text-properties fo:font-size="9pt" style:font-size-asian="9pt" style:font-size-complex="9pt"/>
    </style:style>
    <style:style style:name="T132" style:family="text">
      <style:text-properties officeooo:rsid="00bbad5c"/>
    </style:style>
    <style:style style:name="T133" style:family="text">
      <style:text-properties officeooo:rsid="00be3afb"/>
    </style:style>
    <style:style style:name="T134" style:family="text">
      <style:text-properties officeooo:rsid="00c035c9"/>
    </style:style>
    <style:style style:name="T135" style:family="text">
      <style:text-properties officeooo:rsid="00c2022d"/>
    </style:style>
    <style:style style:name="T136" style:family="text">
      <style:text-properties officeooo:rsid="00c3d198"/>
    </style:style>
    <style:style style:name="T137" style:family="text">
      <style:text-properties officeooo:rsid="00c5b99f"/>
    </style:style>
    <style:style style:name="T138" style:family="text">
      <style:text-properties officeooo:rsid="00c7b5c6"/>
    </style:style>
    <style:style style:name="T139" style:family="text">
      <style:text-properties officeooo:rsid="00c83f81"/>
    </style:style>
    <style:style style:name="T140" style:family="text">
      <style:text-properties officeooo:rsid="00c9683b"/>
    </style:style>
    <style:style style:name="T141" style:family="text">
      <style:text-properties officeooo:rsid="00cd3dc3"/>
    </style:style>
    <style:style style:name="T142" style:family="text">
      <style:text-properties officeooo:rsid="00cdc132"/>
    </style:style>
    <style:style style:name="T143" style:family="text">
      <style:text-properties officeooo:rsid="00e2b8d8"/>
    </style:style>
    <style:style style:name="T144" style:family="text">
      <style:text-properties officeooo:rsid="00ea5c4d"/>
    </style:style>
    <style:style style:name="T145" style:family="text">
      <style:text-properties officeooo:rsid="00edc4fb"/>
    </style:style>
    <style:style style:name="T146" style:family="text">
      <style:text-properties officeooo:rsid="00ef49a6"/>
    </style:style>
    <style:style style:name="T147" style:family="text">
      <style:text-properties officeooo:rsid="00f02efb"/>
    </style:style>
    <style:style style:name="T148" style:family="text">
      <style:text-properties officeooo:rsid="00f05fe7"/>
    </style:style>
    <style:style style:name="T149" style:family="text">
      <style:text-properties officeooo:rsid="00f14fbb"/>
    </style:style>
    <style:style style:name="T150" style:family="text">
      <style:text-properties officeooo:rsid="00f3082f"/>
    </style:style>
    <style:style style:name="T151" style:family="text">
      <style:text-properties officeooo:rsid="00f44c89"/>
    </style:style>
    <style:style style:name="T152" style:family="text">
      <style:text-properties officeooo:rsid="00f5c345"/>
    </style:style>
    <style:style style:name="T153" style:family="text">
      <style:text-properties officeooo:rsid="00f864f5"/>
    </style:style>
    <style:style style:name="T154" style:family="text">
      <style:text-properties officeooo:rsid="00fa5a69"/>
    </style:style>
    <style:style style:name="T155" style:family="text">
      <style:text-properties officeooo:rsid="00fbb26d"/>
    </style:style>
    <style:style style:name="T156" style:family="text">
      <style:text-properties officeooo:rsid="00fd6511"/>
    </style:style>
    <style:style style:name="T157" style:family="text">
      <style:text-properties officeooo:rsid="00fe2ffe"/>
    </style:style>
    <style:style style:name="T158" style:family="text">
      <style:text-properties officeooo:rsid="00ffd5c4"/>
    </style:style>
    <style:style style:name="T159" style:family="text">
      <style:text-properties officeooo:rsid="0101650f"/>
    </style:style>
    <style:style style:name="T160" style:family="text">
      <style:text-properties officeooo:rsid="01027c13"/>
    </style:style>
    <style:style style:name="T161" style:family="text">
      <style:text-properties officeooo:rsid="01052e3a"/>
    </style:style>
    <style:style style:name="T162" style:family="text">
      <style:text-properties officeooo:rsid="01069591"/>
    </style:style>
    <style:style style:name="T163" style:family="text">
      <style:text-properties officeooo:rsid="01078730"/>
    </style:style>
    <style:style style:name="T164" style:family="text">
      <style:text-properties officeooo:rsid="01086b41"/>
    </style:style>
    <style:style style:name="T165" style:family="text">
      <style:text-properties officeooo:rsid="0108e7e9"/>
    </style:style>
    <style:style style:name="T166" style:family="text">
      <style:text-properties officeooo:rsid="010ab2bf"/>
    </style:style>
    <style:style style:name="T167" style:family="text">
      <style:text-properties officeooo:rsid="011033ab"/>
    </style:style>
    <style:style style:name="T168" style:family="text">
      <style:text-properties officeooo:rsid="0111d654"/>
    </style:style>
    <style:style style:name="T169" style:family="text">
      <style:text-properties officeooo:rsid="0114ab03"/>
    </style:style>
    <style:style style:name="T170" style:family="text">
      <style:text-properties officeooo:rsid="0116a093"/>
    </style:style>
    <style:style style:name="T171" style:family="text">
      <style:text-properties officeooo:rsid="01183de6"/>
    </style:style>
    <style:style style:name="T172" style:family="text">
      <style:text-properties officeooo:rsid="0119254d"/>
    </style:style>
    <style:style style:name="T173" style:family="text">
      <style:text-properties officeooo:rsid="011be5a2"/>
    </style:style>
    <style:style style:name="T174" style:family="text">
      <style:text-properties officeooo:rsid="011d6e1d"/>
    </style:style>
    <style:style style:name="T175" style:family="text">
      <style:text-properties officeooo:rsid="011f4780"/>
    </style:style>
    <style:style style:name="T176" style:family="text">
      <style:text-properties officeooo:rsid="01212cb7"/>
    </style:style>
    <style:style style:name="T177" style:family="text">
      <style:text-properties officeooo:rsid="0124cb83"/>
    </style:style>
    <style:style style:name="T178" style:family="text">
      <style:text-properties officeooo:rsid="012759ba"/>
    </style:style>
    <style:style style:name="T179" style:family="text">
      <style:text-properties style:text-underline-style="none"/>
    </style:style>
    <style:style style:name="T180" style:family="text">
      <style:text-properties style:text-underline-style="none" officeooo:rsid="012759ba"/>
    </style:style>
    <style:style style:name="T181" style:family="text">
      <style:text-properties officeooo:rsid="0128729b"/>
    </style:style>
    <style:style style:name="T182" style:family="text">
      <style:text-properties officeooo:rsid="0129d48e"/>
    </style:style>
    <style:style style:name="T183" style:family="text">
      <style:text-properties officeooo:rsid="012a198b"/>
    </style:style>
    <style:style style:name="T184" style:family="text">
      <style:text-properties officeooo:rsid="012a8b0e"/>
    </style:style>
    <style:style style:name="T185" style:family="text">
      <style:text-properties officeooo:rsid="012b47cf"/>
    </style:style>
    <style:style style:name="T186" style:family="text">
      <style:text-properties officeooo:rsid="012c35fc"/>
    </style:style>
    <style:style style:name="T187" style:family="text">
      <style:text-properties officeooo:rsid="012c67fe"/>
    </style:style>
    <style:style style:name="T188" style:family="text">
      <style:text-properties officeooo:rsid="012e88cb"/>
    </style:style>
    <style:style style:name="T189" style:family="text">
      <style:text-properties officeooo:rsid="012edd3c"/>
    </style:style>
    <style:style style:name="T190" style:family="text">
      <style:text-properties officeooo:rsid="012ef60f"/>
    </style:style>
    <style:style style:name="T191" style:family="text">
      <style:text-properties officeooo:rsid="0131b58a"/>
    </style:style>
    <style:style style:name="T192" style:family="text">
      <style:text-properties officeooo:rsid="0134e128"/>
    </style:style>
    <style:style style:name="T193" style:family="text">
      <style:text-properties officeooo:rsid="0135448a"/>
    </style:style>
    <style:style style:name="T194" style:family="text">
      <style:text-properties officeooo:rsid="0136e1de"/>
    </style:style>
    <style:style style:name="T195" style:family="text">
      <style:text-properties officeooo:rsid="013852a2"/>
    </style:style>
    <style:style style:name="T196" style:family="text">
      <style:text-properties officeooo:rsid="0139ec37"/>
    </style:style>
    <style:style style:name="T197" style:family="text">
      <style:text-properties officeooo:rsid="013b341f"/>
    </style:style>
    <style:style style:name="T198" style:family="text">
      <style:text-properties officeooo:rsid="013d1b45"/>
    </style:style>
    <style:style style:name="T199" style:family="text">
      <style:text-properties officeooo:rsid="013dd4aa"/>
    </style:style>
    <style:style style:name="T200" style:family="text">
      <style:text-properties officeooo:rsid="013e8eac"/>
    </style:style>
    <style:style style:name="T201" style:family="text">
      <style:text-properties officeooo:rsid="013ecb63"/>
    </style:style>
    <style:style style:name="T202" style:family="text">
      <style:text-properties officeooo:rsid="01402a18"/>
    </style:style>
    <style:style style:name="T203" style:family="text">
      <style:text-properties officeooo:rsid="0140dc6e"/>
    </style:style>
    <style:style style:name="T204" style:family="text">
      <style:text-properties officeooo:rsid="0142a4a4"/>
    </style:style>
    <style:style style:name="T205" style:family="text">
      <style:text-properties officeooo:rsid="01451e8b"/>
    </style:style>
    <style:style style:name="T206" style:family="text">
      <style:text-properties officeooo:rsid="01465110"/>
    </style:style>
    <style:style style:name="T207" style:family="text">
      <style:text-properties style:font-name="Showcard Gothic" officeooo:rsid="01465110"/>
    </style:style>
    <style:style style:name="T208" style:family="text">
      <style:text-properties officeooo:rsid="0147537d"/>
    </style:style>
    <style:style style:name="T209" style:family="text">
      <style:text-properties officeooo:rsid="014775e2"/>
    </style:style>
    <style:style style:name="T210" style:family="text">
      <style:text-properties officeooo:rsid="0148f130"/>
    </style:style>
    <style:style style:name="T211" style:family="text">
      <style:text-properties officeooo:rsid="014b72c6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3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4" style:family="text">
      <style:text-properties fo:color="#000000" loext:opacity="100%" style:font-name="Consolas" fo:font-size="10pt" fo:background-color="#d4d4d4" loext:char-shading-value="0" style:font-size-asian="10pt"/>
    </style:style>
    <style:style style:name="T215" style:family="text">
      <style:text-properties fo:color="#000000" loext:opacity="100%" style:font-name="Consolas" fo:font-size="10pt" officeooo:rsid="0058f5ff" fo:background-color="#d4d4d4" loext:char-shading-value="0" style:font-size-asian="10pt"/>
    </style:style>
    <style:style style:name="T216" style:family="text">
      <style:text-properties fo:color="#000000" loext:opacity="100%" style:font-name="Consolas" fo:font-size="10pt" officeooo:rsid="01aae9e2" fo:background-color="#d4d4d4" loext:char-shading-value="0" style:font-size-asian="10pt" style:font-size-complex="8pt"/>
    </style:style>
    <style:style style:name="T217" style:family="text">
      <style:text-properties fo:color="#000000" loext:opacity="100%" style:font-name="Consolas" fo:font-size="10pt" officeooo:rsid="01aae9e2" fo:background-color="#d4d4d4" loext:char-shading-value="0" style:font-size-asian="10pt"/>
    </style:style>
    <style:style style:name="T218" style:family="text">
      <style:text-properties fo:color="#000000" loext:opacity="100%" style:font-name="Consolas" fo:font-size="10pt" officeooo:rsid="01ab46e4" fo:background-color="#d4d4d4" loext:char-shading-value="0" style:font-size-asian="10pt"/>
    </style:style>
    <style:style style:name="T219" style:family="text">
      <style:text-properties fo:color="#000000" loext:opacity="100%" style:font-name="Consolas" fo:font-size="10pt" fo:background-color="#d4d4d4" loext:char-shading-value="0" style:font-size-asian="10pt"/>
    </style:style>
    <style:style style:name="T220" style:family="text">
      <style:text-properties fo:color="#000000" loext:opacity="100%" style:font-name="Consolas" fo:font-size="10pt" fo:background-color="#e8f2fe" loext:char-shading-value="0" style:font-size-asian="10pt"/>
    </style:style>
    <style:style style:name="T221" style:family="text">
      <style:text-properties fo:color="#000000" loext:opacity="100%" style:font-name="Consolas" fo:font-size="10pt" officeooo:rsid="0058f5ff" fo:background-color="#e8f2fe" loext:char-shading-value="0" style:font-size-asian="10pt"/>
    </style:style>
    <style:style style:name="T222" style:family="text">
      <style:text-properties officeooo:rsid="014cd9a7"/>
    </style:style>
    <style:style style:name="T223" style:family="text">
      <style:text-properties officeooo:rsid="014cf3b1"/>
    </style:style>
    <style:style style:name="T224" style:family="text">
      <style:text-properties officeooo:rsid="014f9b8e"/>
    </style:style>
    <style:style style:name="T225" style:family="text">
      <style:text-properties officeooo:rsid="015206c7"/>
    </style:style>
    <style:style style:name="T226" style:family="text">
      <style:text-properties officeooo:rsid="01531c11"/>
    </style:style>
    <style:style style:name="T227" style:family="text">
      <style:text-properties officeooo:rsid="0153e9ce"/>
    </style:style>
    <style:style style:name="T228" style:family="text">
      <style:text-properties officeooo:rsid="0155db70"/>
    </style:style>
    <style:style style:name="T229" style:family="text">
      <style:text-properties officeooo:rsid="0157318c"/>
    </style:style>
    <style:style style:name="T230" style:family="text">
      <style:text-properties officeooo:rsid="0157348d"/>
    </style:style>
    <style:style style:name="T231" style:family="text">
      <style:text-properties officeooo:rsid="0157ee0c"/>
    </style:style>
    <style:style style:name="T232" style:family="text">
      <style:text-properties officeooo:rsid="0159f8f5"/>
    </style:style>
    <style:style style:name="T233" style:family="text">
      <style:text-properties officeooo:rsid="015b1a62"/>
    </style:style>
    <style:style style:name="T234" style:family="text">
      <style:text-properties officeooo:rsid="015c3186"/>
    </style:style>
    <style:style style:name="T235" style:family="text">
      <style:text-properties officeooo:rsid="015c440c"/>
    </style:style>
    <style:style style:name="T236" style:family="text">
      <style:text-properties officeooo:rsid="015d9f8f"/>
    </style:style>
    <style:style style:name="T237" style:family="text">
      <style:text-properties officeooo:rsid="015e3048"/>
    </style:style>
    <style:style style:name="T238" style:family="text">
      <style:text-properties officeooo:rsid="015f1eb4"/>
    </style:style>
    <style:style style:name="T239" style:family="text">
      <style:text-properties officeooo:rsid="015f2fb1"/>
    </style:style>
    <style:style style:name="T240" style:family="text">
      <style:text-properties officeooo:rsid="015f89e7"/>
    </style:style>
    <style:style style:name="T241" style:family="text">
      <style:text-properties officeooo:rsid="0161a905"/>
    </style:style>
    <style:style style:name="T242" style:family="text">
      <style:text-properties officeooo:rsid="016250fc"/>
    </style:style>
    <style:style style:name="T243" style:family="text">
      <style:text-properties officeooo:rsid="01660e24"/>
    </style:style>
    <style:style style:name="T244" style:family="text">
      <style:text-properties officeooo:rsid="016740f9"/>
    </style:style>
    <style:style style:name="T245" style:family="text">
      <style:text-properties officeooo:rsid="01693554"/>
    </style:style>
    <style:style style:name="T246" style:family="text">
      <style:text-properties officeooo:rsid="016b2f68"/>
    </style:style>
    <style:style style:name="T247" style:family="text">
      <style:text-properties officeooo:rsid="016d2c9e"/>
    </style:style>
    <style:style style:name="T248" style:family="text">
      <style:text-properties officeooo:rsid="016e99be"/>
    </style:style>
    <style:style style:name="T249" style:family="text">
      <style:text-properties officeooo:rsid="0170752e"/>
    </style:style>
    <style:style style:name="T250" style:family="text">
      <style:text-properties officeooo:rsid="0171d697"/>
    </style:style>
    <style:style style:name="T251" style:family="text">
      <style:text-properties style:text-line-through-style="solid" style:text-line-through-type="single" officeooo:rsid="013d1b45"/>
    </style:style>
    <style:style style:name="T252" style:family="text">
      <style:text-properties style:text-line-through-style="solid" style:text-line-through-type="single" officeooo:rsid="014cd9a7"/>
    </style:style>
    <style:style style:name="T253" style:family="text">
      <style:text-properties style:text-line-through-style="solid" style:text-line-through-type="single" officeooo:rsid="014b72c6"/>
    </style:style>
    <style:style style:name="T254" style:family="text">
      <style:text-properties style:text-line-through-style="none" style:text-line-through-type="none" officeooo:rsid="014cd9a7"/>
    </style:style>
    <style:style style:name="T255" style:family="text">
      <style:text-properties style:text-line-through-style="none" style:text-line-through-type="none" officeooo:rsid="0176cf3d"/>
    </style:style>
    <style:style style:name="T256" style:family="text">
      <style:text-properties style:text-line-through-style="none" style:text-line-through-type="none" officeooo:rsid="013d1b45"/>
    </style:style>
    <style:style style:name="T257" style:family="text">
      <style:text-properties style:text-line-through-style="none" style:text-line-through-type="none" officeooo:rsid="014b72c6"/>
    </style:style>
    <style:style style:name="T258" style:family="text">
      <style:text-properties officeooo:rsid="01770b3f"/>
    </style:style>
    <style:style style:name="T259" style:family="text">
      <style:text-properties officeooo:rsid="01790dec"/>
    </style:style>
    <style:style style:name="T260" style:family="text">
      <style:text-properties officeooo:rsid="017bb4d7"/>
    </style:style>
    <style:style style:name="T261" style:family="text">
      <style:text-properties officeooo:rsid="017f445a"/>
    </style:style>
    <style:style style:name="T262" style:family="text">
      <style:text-properties officeooo:rsid="01811b92"/>
    </style:style>
    <style:style style:name="T263" style:family="text">
      <style:text-properties officeooo:rsid="01820c51"/>
    </style:style>
    <style:style style:name="T264" style:family="text">
      <style:text-properties officeooo:rsid="0182d661"/>
    </style:style>
    <style:style style:name="T265" style:family="text">
      <style:text-properties officeooo:rsid="0184b3c7"/>
    </style:style>
    <style:style style:name="T266" style:family="text">
      <style:text-properties officeooo:rsid="01855cf9"/>
    </style:style>
    <style:style style:name="T267" style:family="text">
      <style:text-properties officeooo:rsid="0185fd30"/>
    </style:style>
    <style:style style:name="T268" style:family="text">
      <style:text-properties officeooo:rsid="01889c59"/>
    </style:style>
    <style:style style:name="T269" style:family="text">
      <style:text-properties officeooo:rsid="018da532"/>
    </style:style>
    <style:style style:name="T270" style:family="text">
      <style:text-properties officeooo:rsid="018eed1c"/>
    </style:style>
    <style:style style:name="T271" style:family="text">
      <style:text-properties officeooo:rsid="0190a7fa"/>
    </style:style>
    <style:style style:name="T272" style:family="text">
      <style:text-properties fo:font-weight="bold" officeooo:rsid="0190a7fa" style:font-weight-asian="bold" style:font-weight-complex="bold"/>
    </style:style>
    <style:style style:name="T273" style:family="text">
      <style:text-properties officeooo:rsid="0194b56b"/>
    </style:style>
    <style:style style:name="T274" style:family="text">
      <style:text-properties officeooo:rsid="019500ed"/>
    </style:style>
    <style:style style:name="T275" style:family="text">
      <style:text-properties officeooo:rsid="019955aa"/>
    </style:style>
    <style:style style:name="T276" style:family="text">
      <style:text-properties fo:language="en" fo:country="US"/>
    </style:style>
    <style:style style:name="T277" style:family="text">
      <style:text-properties fo:language="en" fo:country="US" officeooo:rsid="01aec580"/>
    </style:style>
    <style:style style:name="T278" style:family="text">
      <style:text-properties fo:language="en" fo:country="US" officeooo:rsid="0058f5ff"/>
    </style:style>
    <style:style style:name="T279" style:family="text">
      <style:text-properties officeooo:rsid="019b502b"/>
    </style:style>
    <style:style style:name="T280" style:family="text">
      <style:text-properties officeooo:rsid="019d815d"/>
    </style:style>
    <style:style style:name="T281" style:family="text">
      <style:text-properties officeooo:rsid="019f044e"/>
    </style:style>
    <style:style style:name="T282" style:family="text">
      <style:text-properties officeooo:rsid="01a672f4"/>
    </style:style>
    <style:style style:name="T283" style:family="text">
      <style:text-properties officeooo:rsid="01a7938d"/>
    </style:style>
    <style:style style:name="T284" style:family="text">
      <style:text-properties officeooo:rsid="01a8982b"/>
    </style:style>
    <style:style style:name="T285" style:family="text">
      <style:text-properties officeooo:rsid="00584c91"/>
    </style:style>
    <style:style style:name="T286" style:family="text">
      <style:text-properties officeooo:rsid="00202949"/>
    </style:style>
    <style:style style:name="T287" style:family="text">
      <style:text-properties officeooo:rsid="0043aa4d"/>
    </style:style>
    <style:style style:name="T288" style:family="text">
      <style:text-properties officeooo:rsid="0058f5ff"/>
    </style:style>
    <style:style style:name="T289" style:family="text">
      <style:text-properties officeooo:rsid="01a9c25a"/>
    </style:style>
    <style:style style:name="T290" style:family="text">
      <style:text-properties officeooo:rsid="01aae9e2"/>
    </style:style>
    <style:style style:name="T291" style:family="text">
      <style:text-properties officeooo:rsid="01ab46e4"/>
    </style:style>
    <style:style style:name="T292" style:family="text">
      <style:text-properties officeooo:rsid="01ad3ad9"/>
    </style:style>
    <style:style style:name="T293" style:family="text">
      <style:text-properties officeooo:rsid="01aec5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usterfirma" text:name="BC_COMP_COMPANY"/>
        <text:user-field-decl office:value-type="string" office:string-value="Meisterhafte Muster" text:name="BC_COMP_SLOGAN"/>
        <text:user-field-decl office:value-type="string" office:string-value="Max" text:name="BC_PRIV_FIRSTNAME"/>
        <text:user-field-decl office:value-type="string" office:string-value="Mustermann" text:name="BC_PRIV_NAME"/>
        <text:user-field-decl office:value-type="string" office:string-value="Vize-Stellvertreter" text:name="BC_COMP_POSITION"/>
        <text:user-field-decl office:value-type="string" office:string-value="Beispielweg 111" text:name="BC_COMP_STREET"/>
        <text:user-field-decl office:value-type="string" office:string-value="22222" text:name="BC_COMP_ZIP"/>
        <text:user-field-decl office:value-type="string" office:string-value="Musterhausen" text:name="BC_COMP_CITY"/>
        <text:user-field-decl office:value-type="string" office:string-value="(098) 123 45 67" text:name="BC_COMP_PHONE"/>
        <text:user-field-decl office:value-type="string" office:string-value="(098) 123 45 99" text:name="BC_COMP_FAX"/>
        <text:user-field-decl office:value-type="string" office:string-value="mustermann@musterfirma.bsp" text:name="BC_COMP_MAIL"/>
      </text:user-field-decls>
      <text:p text:style-name="P74"/>
      <text:p text:style-name="P75"><text:span text:style-name="T207">LARUS</text:span><text:span text:style-name="T206"> FrontEnd </text:span>Release Notes </text:p>
      <text:p text:style-name="P76"/>
      <text:p text:style-name="P634"><text:span text:style-name="T293">23</text:span><text:span text:style-name="T285">.05.23</text:span><text:span text:style-name="T286"><text:tab/></text:span><text:span text:style-name="T4">Version </text:span><text:span text:style-name="T287">1.</text:span><text:span text:style-name="T293">8.18</text:span></text:p>
      <text:p text:style-name="P633"/>
      <text:list xml:id="list3012191460" text:style-name="L1">
        <text:list-item>
          <text:p text:style-name="P195"><text:span text:style-name="T277">Master-Slave Marker only when </text:span><text:span text:style-name="T214">g_CANBus_FE_Configured</text:span></text:p>
        </text:list-item>
        <text:list-item>
          <text:p text:style-name="P635"><text:span text:style-name="T278">M</text:span><text:span text:style-name="T276">aster_Slave_Lib : Wait times changed</text:span></text:p>
        </text:list-item>
        <text:list-item>
          <text:p text:style-name="P635"><text:span text:style-name="T276">task_BackGround : Sequence to read wired ADC value now repeated action, so that correct value is readability</text:span></text:p>
        </text:list-item>
        <text:list-item>
          <text:p text:style-name="P635"><text:span text:style-name="T276">task_CAN_Receiver / Sender : When Master-Slave is exchanged, <text:s/>Master receives old volume values</text:span></text:p>
        </text:list-item>
        <text:list-item>
          <text:p text:style-name="P635"><text:span text:style-name="T276">Range for g_TuneTest_CR changed to +- 10.0 m/s</text:span></text:p>
        </text:list-item>
        <text:list-item>
          <text:p text:style-name="P635"><text:span text:style-name="T276"/></text:p>
        </text:list-item>
      </text:list>
      <text:p text:style-name="P548"/>
      <text:p text:style-name="P548"/>
      <text:p text:style-name="P192"><text:span text:style-name="T285">0</text:span><text:span text:style-name="T292">8</text:span><text:span text:style-name="T285">.05.23</text:span><text:span text:style-name="T286"><text:tab/></text:span><text:span text:style-name="T4">Version </text:span><text:span text:style-name="T287">1.</text:span><text:span text:style-name="T285">7.</text:span><text:span text:style-name="T289">23</text:span></text:p>
      <text:p text:style-name="P192"/>
      <text:p text:style-name="P190"><text:tab/><text:span text:style-name="T285">Long time no input !!!!!</text:span></text:p>
      <text:p text:style-name="P190"><text:tab/></text:p>
      <text:p text:style-name="P190"><text:tab/><text:span text:style-name="T285">The main points of </text:span><text:span text:style-name="T288">enhancement </text:span><text:span text:style-name="T285">:<text:line-break/></text:span><text:tab/><text:tab/></text:p>
      <text:list xml:id="list111127721766580" text:continue-numbering="true" text:style-name="L1">
        <text:list-item>
          <text:p text:style-name="P194"><text:span text:style-name="T285">Double-seater configuration (two AD57) with communication between AD57 </text:span><text:span text:style-name="T288">SW, also digital input faked via jump-wire to indicate front or back seat </text:span><text:span text:style-name="T292">installation </text:span><text:span text:style-name="T288">on </text:span><text:span text:style-name="T214">c_PIC_COP_Wiring </text:span><text:span text:style-name="T215">aka </text:span><text:span text:style-name="T220">c_Usens_U_S.</text:span> <text:line-break/>Input must be wired high <text:span text:style-name="T288">to Vdd for „COP“, must be left open (low) for PIC (default).</text:span></text:p>
        </text:list-item>
        <text:list-item>
          <text:p text:style-name="P194"><text:span text:style-name="T288">Digital input faked from </text:span><text:span text:style-name="T214">c_Alt_Gear_Extended</text:span><text:span text:style-name="T220"> </text:span><text:span text:style-name="T221">aka</text:span><text:span text:style-name="T220"> c_Usens_O_S </text:span><text:span text:style-name="T288">as alternative Gear Extended Sensor. <text:line-break/>Input must be wired high to Vdd, low is default. </text:span></text:p>
        </text:list-item>
        <text:list-item>
          <text:p text:style-name="P197">Adaption to newer HW version of AD57 <text:span text:style-name="T288">(</text:span>with different LCD driver chip<text:span text:style-name="T288">)</text:span>. <text:line-break/><text:span text:style-name="T288">SW now adapts autonomously to whichever chip is used</text:span></text:p>
        </text:list-item>
        <text:list-item>
          <text:p text:style-name="P197">Thermal centre indicator integrated.</text:p>
        </text:list-item>
        <text:list-item>
          <text:p text:style-name="P197">Values page from 6 <text:span text:style-name="T288">fields </text:span>reduced to 5 <text:span text:style-name="T288">fields </text:span>for better readability.</text:p>
        </text:list-item>
        <text:list-item>
          <text:p text:style-name="P198">No embedded_math <text:span text:style-name="T292">anymore</text:span></text:p>
        </text:list-item>
        <text:list-item>
          <text:p text:style-name="P199">config parameter <text:span text:style-name="T285">ALLOW_AUTO_SWITCHBACK </text:span>introduced</text:p>
        </text:list-item>
        <text:list-item>
          <text:p text:style-name="P199">config parameter <text:span text:style-name="T285">TEST_NEW_LCD_DRIVER </text:span>introduced</text:p>
        </text:list-item>
        <text:list-item>
          <text:p text:style-name="P199">AA-Modue <text:span text:style-name="T285">ba_graphicsDrawBasicText </text:span>now with capital letters enforced </text:p>
        </text:list-item>
        <text:list-item>
          <text:p text:style-name="P199">New <text:span text:style-name="T290">Module </text:span><text:span text:style-name="T216">portable_navigation </text:span></text:p>
        </text:list-item>
        <text:list-item>
          <text:p text:style-name="P199">New <text:span text:style-name="T290">Module </text:span><text:span text:style-name="T217">ThermalFinder</text:span></text:p>
        </text:list-item>
        <text:list-item>
          <text:p text:style-name="P193">In <text:span text:style-name="T218">main.cpp</text:span><text:span text:style-name="T291"> </text:span><text:span text:style-name="T292">in initialization of TIM5 Encoder → <text:line-break/></text:span><text:span text:style-name="T218">htim5.Init.CounterMode = TIM_5.Init.Period = 65535;</text:span></text:p>
        </text:list-item>
      </text:list>
      <text:p text:style-name="P191"/>
      <text:p text:style-name="P184"/>
      <text:p text:style-name="P76"/>
      <text:p text:style-name="P183"><text:span text:style-name="T282">12.02</text:span><text:span text:style-name="T273">.2023</text:span><text:span text:style-name="T170"> Version </text:span><text:span text:style-name="T186">1.</text:span><text:span text:style-name="T268">5</text:span><text:span text:style-name="T239">.</text:span><text:span text:style-name="T282">89</text:span><text:span text:style-name="T198"> : </text:span></text:p>
      <text:list xml:id="list4049989326" text:style-name="L2">
        <text:list-item>
          <text:p text:style-name="P200">System_Configuration.h strictly leaned</text:p>
        </text:list-item>
        <text:list-item>
          <text:p text:style-name="P200"><text:soft-page-break/>03_BoardDrivers / BaGraphicFunctions.c : Leaning at “ifdef BUILD_VARIO”</text:p>
        </text:list-item>
        <text:list-item>
          <text:p text:style-name="P200">04_Shared_<text:span text:style-name="T283">Libs / Physics : “Ceiling” → “CloudBase”</text:span></text:p>
        </text:list-item>
        <text:list-item>
          <text:p text:style-name="P201">04_Shared_<text:span text:style-name="T283">Libs / Portable_Utils.c / portable_itoa : Error correction : tmp &gt; 0 –&gt; tmp &gt; 1 </text:span></text:p>
        </text:list-item>
        <text:list-item>
          <text:p text:style-name="P202">VarioPage / WindPage / <text:span text:style-name="T284">Box_Lib </text:span>: Colors and size of average pointers changed</text:p>
        </text:list-item>
        <text:list-item>
          <text:p text:style-name="P203">Introduction Geo-Separation</text:p>
        </text:list-item>
        <text:list-item>
          <text:p text:style-name="P203">Ellis etc deleted</text:p>
        </text:list-item>
        <text:list-item>
          <text:p text:style-name="P203">Own wind management deleted</text:p>
        </text:list-item>
        <text:list-item>
          <text:p text:style-name="P203">Control_Tables.c : Program c_Functional_Features shortened by 2 entries</text:p>
        </text:list-item>
        <text:list-item>
          <text:p text:style-name="P203">PolarCurveTest reworked again</text:p>
        </text:list-item>
        <text:list-item>
          <text:p text:style-name="P203">Log Output in PushSignal</text:p>
        </text:list-item>
        <text:list-item>
          <text:p text:style-name="P203">task_Buzzer reworked</text:p>
        </text:list-item>
        <text:list-item>
          <text:p text:style-name="P203">Introduced “MasterIndicator”</text:p>
        </text:list-item>
        <text:list-item>
          <text:p text:style-name="P203">CAN_Data_Digester : wind deleted, Ellis deleted, various log introduced,, climb in cruise reworked</text:p>
        </text:list-item>
        <text:list-item>
          <text:p text:style-name="P203">Plane_lib : OPTAS Algo reworked</text:p>
        </text:list-item>
        <text:list-item>
          <text:p text:style-name="P203">task_Audio_Cotroller : new SF algorithm introduced and tested</text:p>
        </text:list-item>
      </text:list>
      <text:p text:style-name="P77"/>
      <text:p text:style-name="P77"/>
      <text:p text:style-name="P77"><text:span text:style-name="T275">31</text:span><text:span text:style-name="T273">.01.2023</text:span><text:span text:style-name="T170"> Version </text:span><text:span text:style-name="T186">1.</text:span><text:span text:style-name="T268">5</text:span><text:span text:style-name="T239">.</text:span><text:span text:style-name="T275">62</text:span><text:span text:style-name="T198"> : </text:span></text:p>
      <text:list xml:id="list111128999769371" text:continue-numbering="true" text:style-name="L2">
        <text:list-item>
          <text:p text:style-name="P204">00_VersionMgmnt : </text:p>
          <text:list>
            <text:list-item>
              <text:p text:style-name="P204">UpCountVersion.sh now with chmod of other *.sh files</text:p>
            </text:list-item>
          </text:list>
        </text:list-item>
        <text:list-item>
          <text:p text:style-name="P204">01_Config_and_Macros :</text:p>
          <text:list>
            <text:list-item>
              <text:p text:style-name="P205">embedded_math --- <text:span text:style-name="T274">Klaus_Math </text:span><text:span text:style-name="T279">is now directory in 04_Shared_Libs</text:span></text:p>
            </text:list-item>
          </text:list>
        </text:list-item>
        <text:list-item>
          <text:p text:style-name="P206">03_Board_Drivers / CAN_Bus <text:s/>:</text:p>
          <text:list>
            <text:list-item>
              <text:p text:style-name="P206">Introduction of CAN_distributor.cpp + CAN_distributor.h for CAN Inject (has not worked yet)</text:p>
            </text:list-item>
          </text:list>
        </text:list-item>
        <text:list-item>
          <text:p text:style-name="P206">03_Board_Drivers / Graphics <text:s/>:</text:p>
          <text:list>
            <text:list-item>
              <text:p text:style-name="P206">BaGraphicFunctions.c : Adaption of embedded_math</text:p>
            </text:list-item>
          </text:list>
        </text:list-item>
        <text:list-item>
          <text:p text:style-name="P206">03_Board_Drivers / Uarts <text:s/>:</text:p>
          <text:list>
            <text:list-item>
              <text:p text:style-name="P206">Introduction of UART1_handler.cpp for CAN Inject (has not worked yet)</text:p>
            </text:list-item>
          </text:list>
        </text:list-item>
        <text:list-item>
          <text:p text:style-name="P206">04_Shared_Libs / AirAvionics :</text:p>
          <text:list>
            <text:list-item>
              <text:p text:style-name="P206">BaMathUtil.c, BaDataTypes.c, <text:s/>BaStringUtils.c : Adaption of embedded_math</text:p>
            </text:list-item>
          </text:list>
        </text:list-item>
        <text:list-item>
          <text:p text:style-name="P206">04_Shared_Libs / Horst :</text:p>
          <text:list>
            <text:list-item>
              <text:p text:style-name="P206">Physics.h/.c : Adaption of embedded_math</text:p>
            </text:list-item>
            <text:list-item>
              <text:p text:style-name="P208">Physics.c : Renaming “ceiling” to “cloudbase”</text:p>
            </text:list-item>
            <text:list-item>
              <text:p text:style-name="P208">Portable_Utils.c : Error corrected in portable_itoa line 965</text:p>
            </text:list-item>
          </text:list>
        </text:list-item>
        <text:list-item>
          <text:p text:style-name="P207">04_Shared_Libs / <text:span text:style-name="T280">Klaus_Math : Introduction</text:span></text:p>
        </text:list-item>
        <text:list-item>
          <text:p text:style-name="P208">08_Appl/Generic :</text:p>
          <text:list>
            <text:list-item>
              <text:p text:style-name="P208">Generic_CAN_Ids.h : Renaming “AUD” to “UTL”</text:p>
            </text:list-item>
            <text:list-item>
              <text:p text:style-name="P208">Generic_CAN_Ids.h : Introduction Mass Data Protocol for remote bootloading</text:p>
            </text:list-item>
            <text:list-item>
              <text:p text:style-name="P209">COMMON : Introduction Inter_FE_SendQ : Master-Slave-Mechanism</text:p>
            </text:list-item>
            <text:list-item>
              <text:p text:style-name="P209">COMMON : g_TestMode morped into g_PolarCurveTest</text:p>
            </text:list-item>
            <text:list-item>
              <text:p text:style-name="P209">Generic_Const.h : Introduction c_min_time_between_climb_in_cruise_switch</text:p>
            </text:list-item>
            <text:list-item>
              <text:p text:style-name="P209">Generic_Const.h : Introduction c_Maser_offset for Master-Slave-Mechanism</text:p>
            </text:list-item>
            <text:list-item>
              <text:p text:style-name="P209">Generic_Const.h : Introduction c_NormalCruiseMode and c_ClimbingInCruiseMode</text:p>
            </text:list-item>
            <text:list-item>
              <text:p text:style-name="P209">Generic_Const.h : Introduction c_WakeBuzzer</text:p>
            </text:list-item>
            <text:list-item>
              <text:p text:style-name="P209">Generic_Types.h : Adaption of several queues + introduction of <text:s/>Inter_FE_SendQ</text:p>
            </text:list-item>
            <text:list-item>
              <text:p text:style-name="P209">Generic_Types.h : Introduction of <text:s/>Nick_Angle</text:p>
            </text:list-item>
            <text:list-item>
              <text:p text:style-name="P209">Generic_Types.h : All OAS variables (apart from OAS_Error) changed to int32</text:p>
            </text:list-item>
            <text:list-item>
              <text:p text:style-name="P210">LogNError_OutPut_Lib.h/.c : </text:p>
              <text:list>
                <text:list-item>
                  <text:p text:style-name="P210">PushSignal has now a location indicator → This change implies changes to many other modules. These subsequent changes are not indicated further down in this text.</text:p>
                </text:list-item>
                <text:list-item>
                  <text:p text:style-name="P212"><text:soft-page-break/>Introduction of log outputs</text:p>
                </text:list-item>
              </text:list>
            </text:list-item>
            <text:list-item>
              <text:p text:style-name="P211">Renderer_Lib.c : </text:p>
              <text:list>
                <text:list-item>
                  <text:p text:style-name="P211">GetFieldDescrTableIndexFor is now obsolete</text:p>
                </text:list-item>
                <text:list-item>
                  <text:p text:style-name="P211">g_TestMode obsolete and deleted</text:p>
                </text:list-item>
              </text:list>
            </text:list-item>
            <text:list-item>
              <text:p text:style-name="P212">Control_Table.c : Varios changes, mostly strictly textual, introduction of new field <text:span text:style-name="T281">PolarCurveTest</text:span></text:p>
            </text:list-item>
            <text:list-item>
              <text:p text:style-name="P212">Generic_Signature.c : Change of magic number, against all odds, the old magic number was not significant enough, it appeared in code when working with AfterBurner</text:p>
            </text:list-item>
            <text:list-item>
              <text:p text:style-name="P212">task_Buzzer : Reworked intervals of buzzing</text:p>
            </text:list-item>
            <text:list-item>
              <text:p text:style-name="P212">task:I2C_Handler.c : Introduction of Inter_FE_SendQ for <text:span text:style-name="T281">Master-Slave-Mechanism</text:span></text:p>
            </text:list-item>
            <text:list-item>
              <text:p text:style-name="P213">Graphics_Lib.h/.c : Introduction PaintMasterIndicator</text:p>
            </text:list-item>
            <text:list-item>
              <text:p text:style-name="P213">CAN_Data_Digester : </text:p>
              <text:list>
                <text:list-item>
                  <text:p text:style-name="P214">Lots of new and more specific comment</text:p>
                </text:list-item>
                <text:list-item>
                  <text:p text:style-name="P213">Introduction of own automatic Climb-Glide-Switch</text:p>
                </text:list-item>
                <text:list-item>
                  <text:p text:style-name="P213">Introduction of log output for flaps setting</text:p>
                </text:list-item>
                <text:list-item>
                  <text:p text:style-name="P214">Distinction between <text:line-break/>c_Cruising_Mode <text:tab/> and c_Circling_Mode <text:tab/><text:tab/>and <text:line-break/>c_NormalCruiseMode and c_ClimbInCruise_Mode</text:p>
                </text:list-item>
                <text:list-item>
                  <text:p text:style-name="P214">Climb In Cruise detection reworked</text:p>
                </text:list-item>
              </text:list>
            </text:list-item>
            <text:list-item>
              <text:p text:style-name="P215">Config_Lib.c : Subtle changes to various values</text:p>
            </text:list-item>
            <text:list-item>
              <text:p text:style-name="P215">Graphics_Lib.c : </text:p>
              <text:list>
                <text:list-item>
                  <text:p text:style-name="P215">Corrections to WindArrow behaviour</text:p>
                </text:list-item>
                <text:list-item>
                  <text:p text:style-name="P215">Changes to scale indicators in size and in visibility order</text:p>
                </text:list-item>
                <text:list-item>
                  <text:p text:style-name="P215">Changes to positioning of pop up fields</text:p>
                </text:list-item>
                <text:list-item>
                  <text:p text:style-name="P215">New : PaintMasterIndicator</text:p>
                </text:list-item>
              </text:list>
            </text:list-item>
            <text:list-item>
              <text:p text:style-name="P215">NV_Main : New Q Inter_FE_SendQ</text:p>
            </text:list-item>
            <text:list-item>
              <text:p text:style-name="P215">Plane_Lib.c : SpeedToFly Algo reworked</text:p>
            </text:list-item>
            <text:list-item>
              <text:p text:style-name="P215">task_AudioController.c : </text:p>
              <text:list>
                <text:list-item>
                  <text:p text:style-name="P215">Comments corrected and extended</text:p>
                </text:list-item>
                <text:list-item>
                  <text:p text:style-name="P216">SpeedToFligh Algo new tested</text:p>
                </text:list-item>
                <text:list-item>
                  <text:p text:style-name="P217">Master Slave introduced</text:p>
                </text:list-item>
              </text:list>
            </text:list-item>
            <text:list-item>
              <text:p text:style-name="P217">task_BackGround.c : </text:p>
              <text:list>
                <text:list-item>
                  <text:p text:style-name="P217">Log outputs added</text:p>
                </text:list-item>
                <text:list-item>
                  <text:p text:style-name="P217">Master Slave introduced</text:p>
                </text:list-item>
              </text:list>
            </text:list-item>
          </text:list>
        </text:list-item>
      </text:list>
      <text:p text:style-name="P1"/>
      <text:list xml:id="list111127504570224" text:continue-numbering="true" text:style-name="L2">
        <text:list-header>
          <text:p text:style-name="P523"/>
        </text:list-header>
      </text:list>
      <text:p text:style-name="P80"/>
      <text:p text:style-name="P78"><text:span text:style-name="T270">15</text:span><text:span text:style-name="T268">.1</text:span><text:span text:style-name="T269">1</text:span><text:span text:style-name="T170">.2022 Version </text:span><text:span text:style-name="T186">1.</text:span><text:span text:style-name="T268">5</text:span><text:span text:style-name="T239">.</text:span><text:span text:style-name="T270">2</text:span><text:span text:style-name="T269">6</text:span><text:span text:style-name="T198"> : </text:span><text:span text:style-name="T272">to be tested</text:span><text:span text:style-name="T271"> </text:span><text:span text:style-name="T256">/ </text:span><text:span text:style-name="T254">relocated - loadable with </text:span><text:span text:style-name="T257">booter load</text:span><text:span text:style-name="T254">er</text:span></text:p>
      <text:list xml:id="list111127293463335" text:continue-numbering="true" text:style-name="L2">
        <text:list-item>
          <text:p text:style-name="P218">Generic_CAN_Ids.h : *_AUD_* → *_UTL_* </text:p>
        </text:list-item>
        <text:list-item>
          <text:p text:style-name="P218">Generic_Const.h : c_AirBorne → c_InFlight</text:p>
        </text:list-item>
        <text:list-item>
          <text:p text:style-name="P218">Renderer : Renaming of routines : Signal_* → LogOutput_*</text:p>
        </text:list-item>
        <text:list-item>
          <text:p text:style-name="P218">Plane_Lib : CurrentFlapsPosition → MapFlapsPosition2Setting</text:p>
        </text:list-item>
        <text:list-item>
          <text:p text:style-name="P219">CAN_Data_Digester reworked, new comments, changes in handling alarm cancellations,<text:line-break/>many little changes to be tested, when SIL is working</text:p>
        </text:list-item>
        <text:list-item>
          <text:p text:style-name="P219">task_AudioController : reworked, to be test with SIL, new SC algo to be tested</text:p>
          <text:p text:style-name="P524"/>
        </text:list-item>
      </text:list>
      <text:p text:style-name="P78"/>
      <text:p text:style-name="P78"><text:span text:style-name="T268">03.1</text:span><text:span text:style-name="T269">1</text:span><text:span text:style-name="T170">.2022 Version </text:span><text:span text:style-name="T186">1.</text:span><text:span text:style-name="T268">5</text:span><text:span text:style-name="T239">.</text:span><text:span text:style-name="T268">1</text:span><text:span text:style-name="T269">6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2"/>
      <text:list xml:id="list111127629618426" text:continue-numbering="true" text:style-name="L2">
        <text:list-item>
          <text:p text:style-name="P220"><text:soft-page-break/>volume range 0 – 10 statt 0 - 9</text:p>
        </text:list-item>
      </text:list>
      <text:p text:style-name="P81"/>
      <text:p text:style-name="P81"/>
      <text:p text:style-name="P81"><text:span text:style-name="T268">03.10</text:span><text:span text:style-name="T170">.2022 Version </text:span><text:span text:style-name="T186">1.</text:span><text:span text:style-name="T268">5</text:span><text:span text:style-name="T239">.</text:span><text:span text:style-name="T268">11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3"/>
      <text:list xml:id="list111127379585177" text:continue-numbering="true" text:style-name="L2">
        <text:list-item>
          <text:p text:style-name="P221">Flash_F4xx_Lib.c/h :</text:p>
          <text:list>
            <text:list-item>
              <text:p text:style-name="P221">neue Funktion : Wipe_Signature_from_Flash ( void );</text:p>
            </text:list-item>
            <text:list-item>
              <text:p text:style-name="P221">neue Funktion : Wipe_Signature_from_BL ( void );</text:p>
            </text:list-item>
            <text:list-item>
              <text:p text:style-name="P221">neue Funktion : Check_Signature_btw_own_Flash_and_Appl_Flash ( void );</text:p>
            </text:list-item>
          </text:list>
        </text:list-item>
        <text:list-item>
          <text:p text:style-name="P221">Generic_CAN_Ids.h : </text:p>
          <text:list>
            <text:list-item>
              <text:p text:style-name="P221">neue Ids für CAN Mass Data Protocol</text:p>
            </text:list-item>
          </text:list>
        </text:list-item>
        <text:list-item>
          <text:p text:style-name="P549"><text:span text:style-name="T90">E</text:span><text:span text:style-name="T75">inführung TuneTest</text:span></text:p>
        </text:list-item>
        <text:list-item>
          <text:p text:style-name="P222">Einführung einer ReStart-Funktion der Applikation neben der ReStart-Funktionen des BootLoaders.</text:p>
        </text:list-item>
      </text:list>
      <text:p text:style-name="P82"/>
      <text:p text:style-name="P82"/>
      <text:p text:style-name="P82"><text:span text:style-name="T265">23.08</text:span><text:span text:style-name="T170">.2022 Version </text:span><text:span text:style-name="T186">1.</text:span><text:span text:style-name="T239">3.</text:span><text:span text:style-name="T265">36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4"/>
      <text:list xml:id="list111128403308040" text:continue-numbering="true" text:style-name="L2">
        <text:list-item>
          <text:p text:style-name="P223"><text:span text:style-name="T266">Issue #15 : </text:span><text:span text:style-name="T264">Einbau TuneTester</text:span> <text:span text:style-name="T265">jetzt dynamisch aufrufbar </text:span></text:p>
        </text:list-item>
        <text:list-item>
          <text:p text:style-name="P227">Issues #21 und #22 gelöst : Fehlerhafte Temperaturangaben beseitigt, Schnittstellenprobleme</text:p>
        </text:list-item>
        <text:list-item>
          <text:p text:style-name="P227">Issue <text:s/>#23 gelöst : Button 5 immer aktive um jede Tonausgabe ein/aus zu schalten, <text:line-break/>PopUp-s zeigen den Zustand an</text:p>
        </text:list-item>
        <text:list-item>
          <text:p text:style-name="P228">Issue #36 und #38 vollendet : weiße Skala – schwarze und farbige Zeiger</text:p>
        </text:list-item>
        <text:list-item>
          <text:p text:style-name="P228">Issue #18 : Lokale Climb/Cruise-Umschaltung, eingebaut <text:span text:style-name="T267">aber </text:span>noch nicht getestet</text:p>
        </text:list-item>
        <text:list-item>
          <text:p text:style-name="P228">Wind-Massage revisited : Fehler UINT32 statt INT32 </text:p>
        </text:list-item>
        <text:list-item>
          <text:p text:style-name="P229">Issue #24 : implementiert</text:p>
        </text:list-item>
        <text:list-item>
          <text:p text:style-name="P229">Issue #29 : Töne überarbeitet, Piep jetzt langsamer</text:p>
        </text:list-item>
        <text:list-item>
          <text:p text:style-name="P229">Issue #16 : Implementiert, noch nicht getestet</text:p>
        </text:list-item>
      </text:list>
      <text:p text:style-name="P17"/>
      <text:p text:style-name="P80"><text:span text:style-name="T262">1</text:span><text:span text:style-name="T264">2</text:span><text:span text:style-name="T260">.07</text:span><text:span text:style-name="T170">.2022 Version </text:span><text:span text:style-name="T186">1.</text:span><text:span text:style-name="T239">3.</text:span><text:span text:style-name="T249">2</text:span><text:span text:style-name="T264">8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5"/>
      <text:list xml:id="list111127626420462" text:continue-numbering="true" text:style-name="L2">
        <text:list-item>
          <text:p text:style-name="P224"><text:span text:style-name="T264">Einbau TuneTester</text:span> : <text:span text:style-name="T264">Issue # 16 erledigt</text:span></text:p>
          <text:list>
            <text:list-item>
              <text:p text:style-name="P230">Renderer:Lib.c</text:p>
            </text:list-item>
            <text:list-item>
              <text:p text:style-name="P230">Graphics_Lib.c</text:p>
            </text:list-item>
            <text:list-item>
              <text:p text:style-name="P230">task_AudioController.c</text:p>
            </text:list-item>
            <text:list-item>
              <text:p text:style-name="P230">task_CAN_Bus_Receiver.c</text:p>
            </text:list-item>
            <text:list-item>
              <text:p text:style-name="P230">task_MMI</text:p>
            </text:list-item>
          </text:list>
        </text:list-item>
        <text:list-item>
          <text:p text:style-name="P230">Issue #17 korrigiert</text:p>
          <text:list>
            <text:list-item>
              <text:p text:style-name="P230">task_AudioController.c</text:p>
            </text:list-item>
          </text:list>
        </text:list-item>
      </text:list>
      <text:p text:style-name="P83"/>
      <text:p text:style-name="P83"/>
      <text:p text:style-name="P83"><text:span text:style-name="T262">10</text:span><text:span text:style-name="T260">.07</text:span><text:span text:style-name="T170">.2022 Version </text:span><text:span text:style-name="T186">1.</text:span><text:span text:style-name="T239">3.</text:span><text:span text:style-name="T249">2</text:span><text:span text:style-name="T262">7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6"/>
      <text:list xml:id="list111127641347331" text:continue-numbering="true" text:style-name="L2">
        <text:list-item>
          <text:p text:style-name="P225">CAN_Data_Digester : </text:p>
          <text:list>
            <text:list-item>
              <text:p text:style-name="P231">Log output for ceiling calculation</text:p>
            </text:list-item>
          </text:list>
        </text:list-item>
        <text:list-item>
          <text:p text:style-name="P231">Config_Lib.c : Procedure &lt;Restart&gt; : &lt;Clear_Appl_Data_in_EEProm&gt; omitted</text:p>
        </text:list-item>
        <text:list-item>
          <text:p text:style-name="P231">task_BackGround : User interaction (cheat buttons) changed in accordance with cheat button usage in bootloader</text:p>
        </text:list-item>
        <text:list-item>
          <text:p text:style-name="P231">Issues <text:span text:style-name="T263">#2, #5, #6, #7, #8, #11, #12, #13, #14 closed/corrected</text:span></text:p>
        </text:list-item>
      </text:list>
      <text:p text:style-name="P84"/>
      <text:p text:style-name="P84"><text:soft-page-break/></text:p>
      <text:p text:style-name="P84"><text:span text:style-name="T260">05.07</text:span><text:span text:style-name="T170">.2022 Version </text:span><text:span text:style-name="T186">1.</text:span><text:span text:style-name="T239">3.</text:span><text:span text:style-name="T249">2</text:span><text:span text:style-name="T260">6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7"/>
      <text:list xml:id="list111127864381804" text:continue-numbering="true" text:style-name="L2">
        <text:list-item>
          <text:p text:style-name="P232">portable_Utils.h/.c : </text:p>
          <text:list>
            <text:list-item>
              <text:p text:style-name="P232">Korrektur an der Calling Sequence für &lt;DateTimeReConvert&gt;</text:p>
            </text:list-item>
            <text:list-item>
              <text:p text:style-name="P232">Korrektur in &lt;Portable_IntraDay_TimeDiff&gt;</text:p>
            </text:list-item>
          </text:list>
        </text:list-item>
        <text:list-item>
          <text:p text:style-name="P232">Generic_CAN_Ids.h : </text:p>
          <text:list>
            <text:list-item>
              <text:p text:style-name="P232">Umbenennung in den &lt;CAN_SIGNAL_Ids&gt;</text:p>
            </text:list-item>
            <text:list-item>
              <text:p text:style-name="P232">Neuer Datensatz &lt;c_CID_KSB_MagMem_Quality&gt;</text:p>
            </text:list-item>
          </text:list>
        </text:list-item>
        <text:list-item>
          <text:p text:style-name="P233">SD_Card_lib.c : Wo immer möglich, Critical sections verkürzt mit f_sync, <text:span text:style-name="T261">wieder zurückgenommen und auskommentiert </text:span></text:p>
        </text:list-item>
        <text:list-item>
          <text:p text:style-name="P226">Graphics_Lib.c : Erweiterung &lt;PaintScaleStepsAndEnumeration&gt; zu &lt;PaintScaleStepsAndEnumeration_Exp&gt; und &lt;PaintScaleStepsAndEnumeration_Fix&gt;, Hintergrund : G-Meter-Skala war von Adjust-Scale auch betroffen, ist jetzt getrrennt</text:p>
        </text:list-item>
        <text:list-item>
          <text:p text:style-name="P226">Überarbeitung &lt;BuildLogBookPage&gt; :</text:p>
          <text:list>
            <text:list-item>
              <text:p text:style-name="P226">Farbveränderung blau auf gelb für die Landezeit des schwebenden Flugs</text:p>
            </text:list-item>
            <text:list-item>
              <text:p text:style-name="P226">Alle Zeiten jetzt mit Sekunden-Ausgabe</text:p>
            </text:list-item>
          </text:list>
        </text:list-item>
        <text:list-item>
          <text:p text:style-name="P226">CAN_Data_Digester : </text:p>
          <text:list>
            <text:list-item>
              <text:p text:style-name="P226">TestCode in &lt;TestTakeOffAndLanding&gt;</text:p>
            </text:list-item>
          </text:list>
        </text:list-item>
        <text:list-item>
          <text:p text:style-name="P226">Config_Lib.c : Danger-Delay – default aug 15 sec</text:p>
        </text:list-item>
        <text:list-item>
          <text:p text:style-name="P226">task_BackGround : Read_LogBook_Data_from_EEProm ganz am Anfang</text:p>
        </text:list-item>
        <text:list-item>
          <text:p text:style-name="P234">Task_ImageBuilder :</text:p>
          <text:list>
            <text:list-item>
              <text:p text:style-name="P234">Routine &lt;AdjustScale&gt; Adjustment for winch take off</text:p>
            </text:list-item>
            <text:list-item>
              <text:p text:style-name="P234">Re-Jump to Graphic now also for LogBook- and Reboot-Pages</text:p>
            </text:list-item>
          </text:list>
        </text:list-item>
        <text:list-item>
          <text:p text:style-name="P234">task_SD_Handler : Zusätzliche ASSERTs bei Delete und Rename</text:p>
          <text:p text:style-name="P235"/>
        </text:list-item>
      </text:list>
      <text:p text:style-name="P84"/>
      <text:p text:style-name="P84"><text:span text:style-name="T259">30</text:span><text:span text:style-name="T231">.06</text:span><text:span text:style-name="T170">.2022 Version </text:span><text:span text:style-name="T186">1.</text:span><text:span text:style-name="T239">3.</text:span><text:span text:style-name="T249">2</text:span><text:span text:style-name="T259">3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8"/>
      <text:list xml:id="list111127229803748" text:continue-numbering="true" text:style-name="L2">
        <text:list-item>
          <text:p text:style-name="P239">diskio.c : trap for failure of initialisation introduced</text:p>
        </text:list-item>
        <text:list-item>
          <text:p text:style-name="P240">Wegfall &lt;TheColorMatrix&gt;</text:p>
        </text:list-item>
        <text:list-item>
          <text:p text:style-name="P241">task_SD_Handler : SD_Card-Handling schärfer mit ASSERTs abgesichert</text:p>
        </text:list-item>
        <text:list-item>
          <text:p text:style-name="P241">SD_Card_Lib.c : </text:p>
          <text:list>
            <text:list-item>
              <text:p text:style-name="P241">&lt;SD_Card_FatFs_Mount&gt; : „Un-Mount“ eingebaut</text:p>
            </text:list-item>
            <text:list-item>
              <text:p text:style-name="P241">&lt;SD_Card_File_Delete&gt; : delay um Schließen und Delete asynchron abzuschließen</text:p>
            </text:list-item>
          </text:list>
          <text:p text:style-name="P236"/>
        </text:list-item>
      </text:list>
      <text:p text:style-name="P85"/>
      <text:p text:style-name="P86"><text:span text:style-name="T243">2</text:span><text:span text:style-name="T258">9</text:span><text:span text:style-name="T231">.06</text:span><text:span text:style-name="T170">.2022 Version </text:span><text:span text:style-name="T186">1.</text:span><text:span text:style-name="T239">3.</text:span><text:span text:style-name="T249">21</text:span><text:span text:style-name="T198"> : </text:span><text:span text:style-name="T256">flugfähig / </text:span><text:span text:style-name="T254">relocated - loadable with </text:span><text:span text:style-name="T257">booter load</text:span><text:span text:style-name="T254">er</text:span></text:p>
      <text:p text:style-name="P9"/>
      <text:list xml:id="list111128539767002" text:continue-numbering="true" text:style-name="L2">
        <text:list-item>
          <text:p text:style-name="P242"><text:span text:style-name="T258">Portable_Utils.h./.c : </text:span>Translator_Tables.c / .h</text:p>
        </text:list-item>
        <text:list-item>
          <text:p text:style-name="P244">Umbenennung &lt;g_CANBus_AudioDataXfer_...&gt; in &lt;g_CANBus_UtilityBoardDataXfer_.-→..-→.&gt;</text:p>
          <text:list>
            <text:list-item>
              <text:p text:style-name="P244">in Generic_Common.h/.c, Generic_Common_org.h/.c</text:p>
            </text:list-item>
          </text:list>
        </text:list-item>
        <text:list-item>
          <text:p text:style-name="P244">Generell : Ablösung Theme-Umschaltung :</text:p>
        </text:list-item>
        <text:list-item>
          <text:p text:style-name="P244"/>
          <text:p text:style-name="P237"/>
        </text:list-item>
      </text:list>
      <text:p text:style-name="P86"/>
      <text:p text:style-name="P86"><text:span text:style-name="T243">2</text:span><text:span text:style-name="T249">7</text:span><text:span text:style-name="T231">.06</text:span><text:span text:style-name="T170">.2022 Version </text:span><text:span text:style-name="T186">1.</text:span><text:span text:style-name="T239">3.</text:span><text:span text:style-name="T249">21</text:span><text:span text:style-name="T198"> : </text:span><text:span text:style-name="T251">flugfähig / </text:span><text:span text:style-name="T252">relocated - loadable with </text:span><text:span text:style-name="T253">booter load</text:span><text:span text:style-name="T252">er</text:span><text:span text:style-name="T254"> </text:span><text:span text:style-name="T255">fehlerbehaftet</text:span></text:p>
      <text:p text:style-name="P10"/>
      <text:list xml:id="list111127932075291" text:continue-numbering="true" text:style-name="L2">
        <text:list-item>
          <text:p text:style-name="P243">Neu-Ordnung der Config-Default<text:span text:style-name="T250">s</text:span></text:p>
          <text:list>
            <text:list-item>
              <text:p text:style-name="P243"><text:soft-page-break/>System-Configuration.h</text:p>
            </text:list-item>
            <text:list-item>
              <text:p text:style-name="P243">Config_Lib.c</text:p>
            </text:list-item>
          </text:list>
        </text:list-item>
        <text:list-item>
          <text:p text:style-name="P243">jede Menge „xxx“ in txt_xxx umgewandelt → Translator_Tables.c / .h</text:p>
          <text:p text:style-name="P238"/>
        </text:list-item>
      </text:list>
      <text:p text:style-name="P87"/>
      <text:p text:style-name="P87"><text:span text:style-name="T243">2</text:span><text:span text:style-name="T247">5</text:span><text:span text:style-name="T231">.06</text:span><text:span text:style-name="T170">.2022 Version </text:span><text:span text:style-name="T186">1.</text:span><text:span text:style-name="T239">3.</text:span><text:span text:style-name="T242">1</text:span><text:span text:style-name="T248">9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1"/>
      <text:list xml:id="list111127406022438" text:continue-numbering="true" text:style-name="L2">
        <text:list-item>
          <text:p text:style-name="P236">LogFile.<text:span text:style-name="T250">000</text:span> wird jetzt in jedem Fall zunächst gelöscht, bevor er neu erzeugt wird. Das ist die Gegenmaßnahme zu dem Fehlerfall, dass ein <text:span text:style-name="T250">Crash</text:span> des Programms die Datei offen lässt. Das führte bisher immer zu einem SD_DISK_ERR.</text:p>
        </text:list-item>
        <text:list-item>
          <text:p text:style-name="P236">Control_Tables.c : Zwei alte Felder neu in Programm Atmospheric Data aufgenommen : c_Q_WingLoad und c_Q_Density</text:p>
        </text:list-item>
        <text:list-item>
          <text:p text:style-name="P236">Generic_Types.c : Kleine Korrektur im Kommentar : <text:span text:style-name="T250">k</text:span>g/m**3 statt km/m**3</text:p>
        </text:list-item>
      </text:list>
      <text:p text:style-name="P18"/>
      <text:p text:style-name="P88"/>
      <text:p text:style-name="P88"><text:span text:style-name="T243">2</text:span><text:span text:style-name="T247">5</text:span><text:span text:style-name="T231">.06</text:span><text:span text:style-name="T170">.2022 Version </text:span><text:span text:style-name="T186">1.</text:span><text:span text:style-name="T239">3.</text:span><text:span text:style-name="T242">1</text:span><text:span text:style-name="T247">8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2"/>
      <text:list xml:id="list111128183991475" text:continue-numbering="true" text:style-name="L2">
        <text:list-item>
          <text:p text:style-name="P245">Versionsnummer im Hex-File jetzt rein dezimal, dazu Umbau an AfterBurner</text:p>
        </text:list-item>
      </text:list>
      <text:p text:style-name="P19"/>
      <text:p text:style-name="P89"/>
      <text:p text:style-name="P89"><text:span text:style-name="T243">2</text:span><text:span text:style-name="T246">4</text:span><text:span text:style-name="T231">.06</text:span><text:span text:style-name="T170">.2022 Version </text:span><text:span text:style-name="T186">1.</text:span><text:span text:style-name="T239">3.</text:span><text:span text:style-name="T242">1</text:span><text:span text:style-name="T246">7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3"/>
      <text:list xml:id="list111127048317798" text:continue-numbering="true" text:style-name="L2">
        <text:list-item>
          <text:p text:style-name="P246">Trennung LookUp und Rendering</text:p>
        </text:list-item>
      </text:list>
      <text:p text:style-name="P20"/>
      <text:p text:style-name="P90"/>
      <text:p text:style-name="P90"><text:span text:style-name="T243">2</text:span><text:span text:style-name="T244">2</text:span><text:span text:style-name="T231">.06</text:span><text:span text:style-name="T170">.2022 Version </text:span><text:span text:style-name="T186">1.</text:span><text:span text:style-name="T239">3.</text:span><text:span text:style-name="T242">1</text:span><text:span text:style-name="T244">6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4"/>
      <text:list xml:id="list111127363988567" text:continue-numbering="true" text:style-name="L2">
        <text:list-item>
          <text:p text:style-name="P247">Hintergrund der Spannungsanzeige ist grün, wenn die Vcersorgungsspannung über dem (einstellbaren) Limit liegt.</text:p>
        </text:list-item>
        <text:list-item>
          <text:p text:style-name="P247">Dazu wurde das neue Feld &lt;Voltage_Low_Limit&gt; eingeführt.</text:p>
          <text:list>
            <text:list-item>
              <text:p text:style-name="P248">Generic_FieldDescriptor.c</text:p>
            </text:list-item>
            <text:list-item>
              <text:p text:style-name="P248">Config_Lib.c</text:p>
            </text:list-item>
          </text:list>
        </text:list-item>
        <text:list-item>
          <text:p text:style-name="P250">OutputAVarioLine2Screen : <text:span text:style-name="T244">Die Feldhöhe in Pixel der 6 Vario-Felder wurde verg</text:span><text:span text:style-name="T245">r</text:span><text:span text:style-name="T244">ößert, so dass auch die Unterlängen dargestellt werden können. Dazu musste die Seite &lt;Vario-2&gt; im Detail überarbeitet werden (Position der Items).</text:span></text:p>
        </text:list-item>
        <text:list-item>
          <text:p text:style-name="P247">Graphics_Lib.c : Neue Funktion „PaintBallastStatus“</text:p>
        </text:list-item>
        <text:list-item>
          <text:p text:style-name="P248">BuildVarioPage.c und BuildWindPage.c : Einbau der Funktion „ <text:span text:style-name="T244">PaintBallastStatus“</text:span></text:p>
        </text:list-item>
      </text:list>
      <text:list xml:id="list782904716" text:style-name="L3">
        <text:list-item>
          <text:p text:style-name="P249">NV_Main.c : </text:p>
          <text:list>
            <text:list-item>
              <text:p text:style-name="P249">Narrativ weggelöscht, kommt in die Internals</text:p>
            </text:list-item>
            <text:list-item>
              <text:p text:style-name="P249">DATA_STRUCTURE_CHECK : Überarbeitet</text:p>
            </text:list-item>
          </text:list>
        </text:list-item>
        <text:list-item>
          <text:p text:style-name="P526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21"/>
      <text:p text:style-name="P91"><text:span text:style-name="T243">21</text:span><text:span text:style-name="T231">.06</text:span><text:span text:style-name="T170">.2022 Version </text:span><text:span text:style-name="T186">1.</text:span><text:span text:style-name="T239">3.</text:span><text:span text:style-name="T242">1</text:span><text:span text:style-name="T243">4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5"/>
      <text:list xml:id="list111127268586321" text:continue-list="list111127363988567" text:style-name="L2">
        <text:list-item>
          <text:p text:style-name="P251">Generic_Const.h : &lt;c_Sync_LogFile&gt; obsolet, entfernt</text:p>
        </text:list-item>
        <text:list-item>
          <text:p text:style-name="P251">Generic_FieldDescriptors.c : Korrektur bei Unit_Area, fehlendes Komma</text:p>
        </text:list-item>
        <text:list-item>
          <text:p text:style-name="P251">Graphics_Lib.c : <text:s text:c="2"/>unerklärliche Warning durch brute force attack beseitigt :</text:p>
          <text:list>
            <text:list-item>
              <text:p text:style-name="P251">l_currW_arrow_color <text:s text:c="4"/></text:p>
            </text:list-item>
            <text:list-item>
              <text:p text:style-name="P251"><text:soft-page-break/>l_gradW_arrow_color</text:p>
            </text:list-item>
          </text:list>
        </text:list-item>
      </text:list>
      <text:p text:style-name="P91"><text:span text:style-name="T84"><text:s text:c="14"/></text:span><text:span text:style-name="T87">würden möglicherweise benutzt ohne dass ein Wert gesetzt sei</text:span><text:span text:style-name="T84"><text:tab/></text:span></text:p>
      <text:list xml:id="list1146509498" text:style-name="L4">
        <text:list-item>
          <text:p text:style-name="P252">task_MMI : viele neue Log-Messages</text:p>
        </text:list-item>
        <text:list-item>
          <text:p text:style-name="P527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527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22"/>
      <text:p text:style-name="P91"><text:span text:style-name="T239">1</text:span><text:span text:style-name="T242">9</text:span><text:span text:style-name="T231">.06</text:span><text:span text:style-name="T170">.2022 Version </text:span><text:span text:style-name="T186">1.</text:span><text:span text:style-name="T239">3.</text:span><text:span text:style-name="T242">11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6"/>
      <text:list xml:id="list111127943765564" text:continue-list="list111127268586321" text:style-name="L2">
        <text:list-item>
          <text:p text:style-name="P253">Physics.c : Clou<text:span text:style-name="T243">d</text:span>base Rechnung in Stufen von 10 statt 20 m</text:p>
        </text:list-item>
        <text:list-item>
          <text:p text:style-name="P253">Generic_Const.h : </text:p>
          <text:list>
            <text:list-item>
              <text:p text:style-name="P253">Korrekturen an den high level navigation command codes</text:p>
            </text:list-item>
            <text:list-item>
              <text:p text:style-name="P253">Einführung Programm wait4flash</text:p>
            </text:list-item>
            <text:list-item>
              <text:p text:style-name="P253">c_WakeBackGround jetzt 200 ms statt 50 ms</text:p>
            </text:list-item>
          </text:list>
        </text:list-item>
        <text:list-item>
          <text:p text:style-name="P253">Generic_FieldDescrptor.h/.c :</text:p>
          <text:list>
            <text:list-item>
              <text:p text:style-name="P253">Erweiterung GraphicProgramNames → Logging Klartext nächstes/letztes Programm</text:p>
            </text:list-item>
          </text:list>
        </text:list-item>
        <text:list-item>
          <text:p text:style-name="P253">PrgNav_Lib.h/.c : Erweiterungen für Logging im Klartext :</text:p>
          <text:list>
            <text:list-item>
              <text:p text:style-name="P254">SignalProgramSwitch</text:p>
            </text:list-item>
            <text:list-item>
              <text:p text:style-name="P254">SignalFloatValueSwitch</text:p>
            </text:list-item>
            <text:list-item>
              <text:p text:style-name="P254">SignalIntValueSwitch </text:p>
            </text:list-item>
            <text:list-item>
              <text:p text:style-name="P550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253">SD_Card_lib.c : </text:p>
          <text:list>
            <text:list-item>
              <text:p text:style-name="P253">Umbau und Korrektur der Behandlung der Fats-Return-Codes zusammen mit den eigenen Return Codes</text:p>
            </text:list-item>
            <text:list-item>
              <text:p text:style-name="P550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253">Generic_FieldDescrptor.c :</text:p>
          <text:list>
            <text:list-item>
              <text:p text:style-name="P260">Einbau der textuellen Erklärungen für die Felder, für eine automatisierte Erzeugung des Handbuchinhalts</text:p>
            </text:list-item>
          </text:list>
        </text:list-item>
        <text:list-item>
          <text:p text:style-name="P260">LogNError_OutPut_Lib.c : kleinere unwesentliche Korrekturen, Eye Candies</text:p>
        </text:list-item>
        <text:list-item>
          <text:p text:style-name="P260">Einbau der Flash-Funktion für den BootLoader (BuildWait4FlashPage.h/.c)</text:p>
        </text:list-item>
        <text:list-item>
          <text:p text:style-name="P260">CAN_Data_Digester : Test-Hook TakeOff </text:p>
        </text:list-item>
        <text:list-item>
          <text:p text:style-name="P260">Plane_Lib.c : Log-Output eingefügt</text:p>
        </text:list-item>
        <text:list-item>
          <text:p text:style-name="P260">task_BackGround.c : </text:p>
          <text:list>
            <text:list-item>
              <text:p text:style-name="P260">Umbau CHEAT weiter nach vorne im Code</text:p>
            </text:list-item>
            <text:list-item>
              <text:p text:style-name="P260">verschiedene Log-Outputs eingefügt</text:p>
            </text:list-item>
            <text:list-item>
              <text:p text:style-name="P260">Erzwingen log-HeartBeat alle 10 Sekunden</text:p>
            </text:list-item>
          </text:list>
        </text:list-item>
        <text:list-item>
          <text:p text:style-name="P261">task_ImangeBuilder : verschiedene Log-Outputs eingefügt</text:p>
        </text:list-item>
        <text:list-item>
          <text:p text:style-name="P261">task_MMI : Erweiterung für BootLoader Flashing</text:p>
        </text:list-item>
        <text:list-item>
          <text:p text:style-name="P525"><text:span text:style-name="T86">Nach Logging-Tests größere Veränderungen an task_SD_Handler</text:span><text:span text:style-name="T84"><text:line-break/></text:span></text:p>
        </text:list-item>
      </text:list>
      <text:p text:style-name="P23"/>
      <text:p text:style-name="P79"><text:span text:style-name="T239">16</text:span><text:span text:style-name="T231">.06</text:span><text:span text:style-name="T170">.2022 Version </text:span><text:span text:style-name="T186">1.</text:span><text:span text:style-name="T239">3.3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85"/>
      <text:list xml:id="list2909828795" text:style-name="L5">
        <text:list-item>
          <text:p text:style-name="P262">Mit Version 1.3.0 Genereller Umbau auf Bootable-BootLoader</text:p>
          <text:list>
            <text:list-item>
              <text:p text:style-name="P262">Applikation hat jetzt eine versteckte Funktion, um von der uSD eine Datei “BL.hex“ in den untren Adressraum zu laden (noch nicht ausgiebig getestet)</text:p>
            </text:list-item>
            <text:list-item>
              <text:p text:style-name="P262">Änderungen/Neuerungen an :</text:p>
              <text:list>
                <text:list-item>
                  <text:p text:style-name="P262"><text:soft-page-break/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63">task_IO_FrontEnd.c : cCmdButton3Pushed</text:p>
                </text:list-item>
              </text:list>
            </text:list-item>
          </text:list>
        </text:list-item>
        <text:list-item>
          <text:p text:style-name="P262">Generic_CAN:Ids.h : </text:p>
          <text:list>
            <text:list-item>
              <text:p text:style-name="P262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262"><text:s text:c="3"/>NEU : <text:s/>c_CID_KSB_IAS_Offset <text:s text:c="6"/>= 0x117, <text:s text:c="3"/>//!&lt; int16_t as float km/h * 10</text:p>
              <text:list>
                <text:list-item>
                  <text:p text:style-name="P263">task_CAN_Bus_Receiver entsprechend geändert</text:p>
                </text:list-item>
              </text:list>
            </text:list-item>
          </text:list>
        </text:list-item>
        <text:list-item>
          <text:p text:style-name="P264">SD_Card_Lib.c/.h : </text:p>
          <text:list>
            <text:list-item>
              <text:p text:style-name="P255"><text:s text:c="2"/><text:span text:style-name="T240">Calling Sequence :<text:line-break/></text:span>int16_t <text:s text:c="2"/>SD_Card_File_Read <text:s text:c="4"/>……. uint32_t * bytesread ); <text:s/>… <text:span text:style-name="T240">war » </text:span>uint<text:span text:style-name="T240">16</text:span>_t * bytesread</text:p>
            </text:list-item>
            <text:list-item>
              <text:p text:style-name="P264">Code korrigiert</text:p>
            </text:list-item>
            <text:list-item>
              <text:p text:style-name="P264">überall (const char * zurückgenommen in (char *<text:tab/><text:tab/><text:tab/>!!!!!!!!!!</text:p>
            </text:list-item>
          </text:list>
        </text:list-item>
        <text:list-item>
          <text:p text:style-name="P263">MyCRC.h/.c : wieder eingeführt</text:p>
        </text:list-item>
        <text:list-item>
          <text:p text:style-name="P263">task_G_Meter : minG und maxG jetzt rückstellbar : Button 4</text:p>
        </text:list-item>
        <text:list-item>
          <text:p text:style-name="P263">task_MMI : versteckte Funktion : cCmdButton3Pushed → BootLoader-Reload from uSD</text:p>
        </text:list-item>
        <text:list-item>
          <text:p text:style-name="P263">Plane_Lib.c : Beim Neuladen eines Types wird PilotMass = 75.0 kg erzwungen.</text:p>
        </text:list-item>
        <text:list-item>
          <text:p text:style-name="P263">CAN_Data_Digester : Implementierung von Klausens Idee eines alternativen Verhaltens beim Geradeausflug im Steigen : Im Steigen immer Vario-Ton (ungetestet)</text:p>
          <text:list>
            <text:list-item>
              <text:p text:style-name="P255"><text:span text:style-name="T241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24"/>
      <text:p text:style-name="P85"><text:span text:style-name="T231">0</text:span><text:span text:style-name="T236">9</text:span><text:span text:style-name="T231">.06</text:span><text:span text:style-name="T170">.2022 Version </text:span><text:span text:style-name="T186">1.</text:span><text:span text:style-name="T196">2.</text:span><text:span text:style-name="T231">5</text:span><text:span text:style-name="T236">9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2"/>
      <text:list xml:id="list111127305578840" text:continue-numbering="true" text:style-name="L5">
        <text:list-item>
          <text:p text:style-name="P265">ConfigData. : neue Felder</text:p>
          <text:list>
            <text:list-item>
              <text:p text:style-name="P265">MaxLoD<text:tab/><text:tab/>beste Gleitzahl unter Referenzpolare</text:p>
            </text:list-item>
            <text:list-item>
              <text:p text:style-name="P266"><text:span text:style-name="T235">OAS</text:span><text:span text:style-name="T236">4</text:span><text:span text:style-name="T235">MaxLoD<text:tab/></text:span><text:span text:style-name="T236">Geschwindigkeit für die beste Gleitzahl unter Referenzpolare</text:span></text:p>
            </text:list-item>
          </text:list>
        </text:list-item>
        <text:list-item>
          <text:p text:style-name="P266"><text:span text:style-name="T235">Graphic_Lib.c : Calling Sequence für &lt;PaintScaleBackground&gt; und &lt;PaintScaleStepsAndEnumeration&gt; vereinfacht ←-------- </text:span><text:span text:style-name="T236">zurückgenommen, war fehlerhaft. Der Parameter ist notwendig um die Skala zu verdrehen für G-Meter</text:span></text:p>
        </text:list-item>
        <text:list-item>
          <text:p text:style-name="P265">Plane_Lib.c : Erzeugen der Werte für die Felder</text:p>
          <text:list>
            <text:list-item>
              <text:p text:style-name="P266"><text:span text:style-name="T235">g_FrontEndData.MaxLoD <text:s text:c="3"/></text:span><text:span text:style-name="T236">und</text:span></text:p>
            </text:list-item>
            <text:list-item>
              <text:p text:style-name="P256">g_FrontEndData.OAS4MaxLoD<text:line-break/></text:p>
            </text:list-item>
          </text:list>
        </text:list-item>
      </text:list>
      <text:p text:style-name="P25"/>
      <text:p text:style-name="P92"><text:span text:style-name="T237">11</text:span><text:span text:style-name="T231">.06</text:span><text:span text:style-name="T170">.2022 Version </text:span><text:span text:style-name="T186">1.</text:span><text:span text:style-name="T196">2.</text:span><text:span text:style-name="T237">62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3"/>
      <text:list xml:id="list111128349646557" text:continue-numbering="true" text:style-name="L5">
        <text:list-item>
          <text:p text:style-name="P257"><text:span text:style-name="T237">Generic_CAN_Ids.h : Einführung CAN-Paket <text:s/>&lt;</text:span>c_CID_KSB_IAS_Offset&gt;</text:p>
          <text:list>
            <text:list-item>
              <text:p text:style-name="P257"><text:span text:style-name="T237">in der Folge auch Anpassungen in PRGNav_Lib.c, G</text:span><text:span text:style-name="T238">e</text:span><text:span text:style-name="T237">neric_Const.h, Generic_Types.h, </text:span><text:span text:style-name="T238">task_CAN_Bus_Receiver.c </text:span></text:p>
            </text:list-item>
            <text:list-item>
              <text:p text:style-name="P268">in der Folge auch Veränderungen an anderen CAN_Ids</text:p>
            </text:list-item>
          </text:list>
        </text:list-item>
        <text:list-item>
          <text:p text:style-name="P268">Änderungen an der Reihenfolge der Programme, Wegfall von Programmen, Zusammenfassung von <text:soft-page-break/>Programmen - </text:p>
          <text:list>
            <text:list-item>
              <text:p text:style-name="P257">c_Extended_Setup, <text:span text:style-name="T237">c</text:span>_Vario_Page_SetUp, c_HTI_Page_SetUp <text:s text:c="7"/><text:span text:style-name="T237">wurden zu <text:line-break/></text:span>c_Audio_Features <text:s/><text:span text:style-name="T237">und <text:s/></text:span>c_Functional_Features</text:p>
            </text:list-item>
            <text:list-item>
              <text:p text:style-name="P268">Änderungen in Generic_FieldDescriptors.c</text:p>
            </text:list-item>
          </text:list>
        </text:list-item>
        <text:list-item>
          <text:p text:style-name="P269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258"><text:span text:style-name="T238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26"/>
      <text:p text:style-name="P93"><text:span text:style-name="T231">0</text:span><text:span text:style-name="T234">8</text:span><text:span text:style-name="T231">.06</text:span><text:span text:style-name="T170">.2022 Version </text:span><text:span text:style-name="T186">1.</text:span><text:span text:style-name="T196">2.</text:span><text:span text:style-name="T231">5</text:span><text:span text:style-name="T234">4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4"/>
      <text:list xml:id="list111127382563354" text:continue-numbering="true" text:style-name="L5">
        <text:list-item>
          <text:p text:style-name="P270">g_ConfigData.Test_Mode ersetzt durch g_TestMode im Common, ist auch in der Programmdarstellung weggefallen, <text:span text:style-name="T235">Konsequenzen : viele Programmanpassungen</text:span></text:p>
        </text:list-item>
        <text:list-item>
          <text:p text:style-name="P270">Aus zwei Programmen &lt;c_PolarCurve_Check_1/2&gt; <text:s/>wurde ein Program <text:s/>&lt;c_PolarCurve_Check&gt;</text:p>
        </text:list-item>
        <text:list-item>
          <text:p text:style-name="P270">Felder wurden kombiniert </text:p>
        </text:list-item>
        <text:list-item>
          <text:p text:style-name="P270">&lt;MaxTakeOffWeight&gt; durchgängig umbenannt in &lt;MaxTOffWeight&gt;</text:p>
        </text:list-item>
        <text:list-item>
          <text:p text:style-name="P270">Generic_FieldDescriptors.c : </text:p>
          <text:list>
            <text:list-item>
              <text:p text:style-name="P270">neue Numerierung (ist schon wieder überholt)</text:p>
            </text:list-item>
            <text:list-item>
              <text:p text:style-name="P270">&lt;c_Unit_Area&gt; eingeführt</text:p>
            </text:list-item>
            <text:list-item>
              <text:p text:style-name="P270">Umorganisation der Programme &lt;c_PolarCurve_Check...&gt;</text:p>
            </text:list-item>
            <text:list-item>
              <text:p text:style-name="P270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59">NavPrg_Lib.c : </text:p>
          <text:list>
            <text:list-item>
              <text:p text:style-name="P259">Automatisches Einschalten &lt;TestMode&gt;im Programm &lt;c_PolarCurve_Check&gt;</text:p>
            </text:list-item>
            <text:list-item>
              <text:p text:style-name="P259">Ballast-Begrenzung → Überschreitung führt zu Alarm-Signal, Wert bleibt auf Maximum stehen</text:p>
            </text:list-item>
          </text:list>
        </text:list-item>
        <text:list-item>
          <text:p text:style-name="P259">Graphic_Lib.c : Calling Sequence für &lt;PaintScaleBackground&gt; und &lt;PaintScaleStepsAndEnumeration&gt; vereinfacht</text:p>
        </text:list-item>
        <text:list-item>
          <text:p text:style-name="P259">Fehlerbeseitigung in Config_Lib.c : Fehler hat verhindert, dass die Vario-Felder im SC-Modus verändert werden konnten</text:p>
          <text:p text:style-name="P259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67">task_CAN_Receiver.c : Sequenz bei &lt;<text:span text:style-name="T235">CAN_Id_Airspeed&gt; </text:span>für TestMode angepasst/Fehler beseitigt</text:p>
        </text:list-item>
        <text:list-item>
          <text:p text:style-name="P267"><text:span text:style-name="T235">task_ImageBuilder.</text:span>c : Scale-Adjustment Hysterese, war fehlerhaft<text:span text:style-name="T235"><text:line-break/></text:span></text:p>
        </text:list-item>
      </text:list>
      <text:p text:style-name="P27"/>
      <text:p text:style-name="P94"><text:span text:style-name="T231">0</text:span><text:span text:style-name="T232">2</text:span><text:span text:style-name="T231">.06</text:span><text:span text:style-name="T170">.2022 Version </text:span><text:span text:style-name="T186">1.</text:span><text:span text:style-name="T196">2.</text:span><text:span text:style-name="T231">5</text:span><text:span text:style-name="T232">2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5"/>
      <text:list xml:id="list111128855120565" text:continue-numbering="true" text:style-name="L5">
        <text:list-item>
          <text:p text:style-name="P271"><text:span text:style-name="T232">cGrav… constants moved to General_Const.h → </text:span><text:span text:style-name="T233">warning avoided</text:span></text:p>
        </text:list-item>
        <text:list-item>
          <text:p text:style-name="P273">Physics.h/.c : Calc_DewPoint aus Calc_Ceiling herausfaktoriert</text:p>
        </text:list-item>
        <text:list-item>
          <text:p text:style-name="P273">New field &lt;c_DPT&gt; für DewPoint/Taupunkt</text:p>
          <text:list>
            <text:list-item>
              <text:p text:style-name="P273">Generic_FieldDescriptors.c </text:p>
            </text:list-item>
            <text:list-item>
              <text:p text:style-name="P273">Generic_Const.h</text:p>
            </text:list-item>
            <text:list-item>
              <text:p text:style-name="P273">Generic_Types.h</text:p>
            </text:list-item>
            <text:list-item>
              <text:p text:style-name="P273">CAN_Data_Digester.c</text:p>
            </text:list-item>
          </text:list>
        </text:list-item>
        <text:list-item>
          <text:p text:style-name="P273">PrgNav_Lib.c : Fehlende „const“ Klauseln eingefügt</text:p>
        </text:list-item>
        <text:list-item>
          <text:p text:style-name="P273"><text:soft-page-break/>Config_Lib.c :</text:p>
          <text:list>
            <text:list-item>
              <text:p text:style-name="P273">alle Volume initial auf 1 gesetzt</text:p>
            </text:list-item>
            <text:list-item>
              <text:p text:style-name="P273">Default Feldanzeige in Vario-2 geändert</text:p>
            </text:list-item>
          </text:list>
          <text:p text:style-name="P274"/>
        </text:list-item>
      </text:list>
      <text:p text:style-name="P28"/>
      <text:p text:style-name="P95"><text:span text:style-name="T231">01.06</text:span><text:span text:style-name="T170">.2022 Version </text:span><text:span text:style-name="T186">1.</text:span><text:span text:style-name="T196">2.</text:span><text:span text:style-name="T231">51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6"/>
      <text:list xml:id="list111127914242213" text:continue-numbering="true" text:style-name="L5">
        <text:list-item>
          <text:p text:style-name="P272">Portable_Utils.c/h : </text:p>
          <text:list>
            <text:list-item>
              <text:p text:style-name="P272">Korrektur im Aufruf von &lt;DateTimeReConvert&gt;</text:p>
            </text:list-item>
            <text:list-item>
              <text:p text:style-name="P272">Korrektur an &lt;Portable_IntraDay_TimeDiff&gt; : int16:t → uint16_t</text:p>
            </text:list-item>
          </text:list>
        </text:list-item>
        <text:list-item>
          <text:p text:style-name="P272">Physics.c : Korrekturen an &lt;Calc_Ceiling&gt;</text:p>
        </text:list-item>
        <text:list-item>
          <text:p text:style-name="P276">Config_lib.c : Auswahl von Defaultfeldern in Vario_1 und -2 geändert</text:p>
        </text:list-item>
      </text:list>
      <text:p text:style-name="P38"/>
      <text:p text:style-name="P29"/>
      <text:p text:style-name="P96"><text:span text:style-name="T230">23</text:span><text:span text:style-name="T224">.05</text:span><text:span text:style-name="T170">.2022 Version </text:span><text:span text:style-name="T186">1.</text:span><text:span text:style-name="T196">2.</text:span><text:span text:style-name="T227">4</text:span><text:span text:style-name="T230">8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7"/>
      <text:list xml:id="list111127394614230" text:continue-numbering="true" text:style-name="L5">
        <text:list-item>
          <text:p text:style-name="P277">Scale Adjustment nur alle 5 sec</text:p>
        </text:list-item>
        <text:list-item>
          <text:p text:style-name="P278">const char * <text:s/>--statt-- <text:s/>char *</text:p>
        </text:list-item>
        <text:list-item>
          <text:p text:style-name="P278">Beseitigung von vielen kleinen Warnings</text:p>
        </text:list-item>
      </text:list>
      <text:p text:style-name="P39"/>
      <text:p text:style-name="P30"/>
      <text:p text:style-name="P97"><text:span text:style-name="T226">1</text:span><text:span text:style-name="T228">7</text:span><text:span text:style-name="T224">.05</text:span><text:span text:style-name="T170">.2022 Version </text:span><text:span text:style-name="T186">1.</text:span><text:span text:style-name="T196">2.</text:span><text:span text:style-name="T227">4</text:span><text:span text:style-name="T228">5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8"/>
      <text:list xml:id="list111128625117708" text:continue-numbering="true" text:style-name="L5">
        <text:list-item>
          <text:p text:style-name="P275">c_DALR </text:p>
          <text:list>
            <text:list-item>
              <text:p text:style-name="P275">in General_Const.h gesetzt</text:p>
            </text:list-item>
            <text:list-item>
              <text:p text:style-name="P275">in Physics.c verwendet</text:p>
            </text:list-item>
            <text:list-item>
              <text:p text:style-name="P279">in CAN_Dtat_Digester.c</text:p>
            </text:list-item>
            <text:list-item>
              <text:p text:style-name="P279">in Config_Lib.c</text:p>
            </text:list-item>
          </text:list>
        </text:list-item>
        <text:list-item>
          <text:p text:style-name="P275">Feld <text:span text:style-name="T225">&lt;</text:span><text:span text:style-name="T226">TempCoefficient&gt; </text:span>obsolete</text:p>
          <text:list>
            <text:list-item>
              <text:p text:style-name="P275">Generic_Common...h </text:p>
            </text:list-item>
            <text:list-item>
              <text:p text:style-name="P275"><text:span text:style-name="T229">G</text:span>ene<text:span text:style-name="T229">ric_Const.h</text:span></text:p>
            </text:list-item>
            <text:list-item>
              <text:p text:style-name="P279">Generic_Types.h</text:p>
            </text:list-item>
            <text:list-item>
              <text:p text:style-name="P279">Generic_FieldDescriptors.c</text:p>
            </text:list-item>
          </text:list>
        </text:list-item>
        <text:list-item>
          <text:p text:style-name="P279">Version Management</text:p>
          <text:list>
            <text:list-item>
              <text:p text:style-name="P279">task:CAN_Bus_Receiver.c : Empfang SVersion</text:p>
            </text:list-item>
          </text:list>
        </text:list-item>
      </text:list>
      <text:p text:style-name="P37"/>
      <text:p text:style-name="P31"/>
      <text:p text:style-name="P98"><text:span text:style-name="T226">1</text:span><text:span text:style-name="T227">4</text:span><text:span text:style-name="T224">.05</text:span><text:span text:style-name="T170">.2022 Version </text:span><text:span text:style-name="T186">1.</text:span><text:span text:style-name="T196">2.</text:span><text:span text:style-name="T227">42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99"/>
      <text:list xml:id="list111127270156967" text:continue-numbering="true" text:style-name="L5">
        <text:list-item>
          <text:p text:style-name="P280"><text:span text:style-name="T226">Änderung </text:span><text:span text:style-name="T227">an Routinue Physics/Calc_Ceiling : TempCoeff jetzt als Parameterzahl</text:span></text:p>
        </text:list-item>
        <text:list-item>
          <text:p text:style-name="P280"><text:span text:style-name="T226">am Feld </text:span>: &lt;RelHumidity_Offset&gt; »»»» &lt;<text:span text:style-name="T226">TempCoefficient&gt;</text:span></text:p>
          <text:list>
            <text:list-item>
              <text:p text:style-name="P280">Generic_Const.h</text:p>
            </text:list-item>
            <text:list-item>
              <text:p text:style-name="P280">Generic_Types.h</text:p>
            </text:list-item>
            <text:list-item>
              <text:p text:style-name="P280">Generic_FieldDescriptors.c</text:p>
            </text:list-item>
            <text:list-item>
              <text:p text:style-name="P280">CAN_Data_Digester.c</text:p>
            </text:list-item>
          </text:list>
        </text:list-item>
        <text:list-item>
          <text:p text:style-name="P283">Text_String BLVersioin eliminiert : Gehört in BL</text:p>
        </text:list-item>
        <text:list-item>
          <text:p text:style-name="P283">task_AudioController.c : </text:p>
          <text:list>
            <text:list-item>
              <text:p text:style-name="P283">Wenn onGround »» Volume =0</text:p>
            </text:list-item>
            <text:list-item>
              <text:p text:style-name="P283">&lt;g_CANBus_AudioDataXfer_established&gt; statt &lt;g_CANBus_SensorDataXfer_established&gt;</text:p>
            </text:list-item>
          </text:list>
        </text:list-item>
      </text:list>
      <text:p text:style-name="P32"><text:soft-page-break/></text:p>
      <text:p text:style-name="P35"/>
      <text:p text:style-name="P99"><text:span text:style-name="T226">12</text:span><text:span text:style-name="T224">.05</text:span><text:span text:style-name="T170">.2022 Version </text:span><text:span text:style-name="T186">1.</text:span><text:span text:style-name="T196">2.</text:span><text:span text:style-name="T223">3</text:span><text:span text:style-name="T226">9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00"/>
      <text:list xml:id="list111128090135013" text:continue-numbering="true" text:style-name="L5">
        <text:list-item>
          <text:p text:style-name="P281"><text:span text:style-name="T226">Änderung am Feld </text:span>: &lt;RelHumidity_Offset&gt; »»»» &lt;<text:span text:style-name="T226">TempCoefficient&gt;</text:span></text:p>
          <text:list>
            <text:list-item>
              <text:p text:style-name="P281">Generic_Const.h</text:p>
            </text:list-item>
            <text:list-item>
              <text:p text:style-name="P281">Generic_Types.h</text:p>
            </text:list-item>
            <text:list-item>
              <text:p text:style-name="P281">Generic_FieldDescriptors.c</text:p>
            </text:list-item>
            <text:list-item>
              <text:p text:style-name="P281">CAN_Data_Digester.c</text:p>
            </text:list-item>
          </text:list>
        </text:list-item>
        <text:list-item>
          <text:p text:style-name="P284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84">task_CAN_Bus_Receiver.c : &lt;Sensor_Version_TXT&gt; und &lt;BootLoader_Version_TXT&gt; neu eingeführt und auf 0x00000000 gesetzt</text:p>
        </text:list-item>
      </text:list>
      <text:p text:style-name="P33"/>
      <text:p text:style-name="P21"/>
      <text:p text:style-name="P100"><text:span text:style-name="T224">0</text:span><text:span text:style-name="T225">7</text:span><text:span text:style-name="T224">.05</text:span><text:span text:style-name="T170">.2022 Version </text:span><text:span text:style-name="T186">1.</text:span><text:span text:style-name="T196">2.</text:span><text:span text:style-name="T223">3</text:span><text:span text:style-name="T225">5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01"/>
      <text:list xml:id="list111127378527418" text:continue-numbering="true" text:style-name="L5">
        <text:list-item>
          <text:p text:style-name="P282">Einführung neues Feld : &lt;RelHumidity_Offset&gt;</text:p>
          <text:list>
            <text:list-item>
              <text:p text:style-name="P282">Generic_Const.h</text:p>
            </text:list-item>
            <text:list-item>
              <text:p text:style-name="P282">Generic_Types.h</text:p>
            </text:list-item>
            <text:list-item>
              <text:p text:style-name="P282">Generic_FieldDescriptors.c</text:p>
            </text:list-item>
            <text:list-item>
              <text:p text:style-name="P282">CAN_Data_Digester.c</text:p>
            </text:list-item>
          </text:list>
        </text:list-item>
      </text:list>
      <text:p text:style-name="P34"/>
      <text:p text:style-name="P36"/>
      <text:p text:style-name="P101"><text:span text:style-name="T224">06.05</text:span><text:span text:style-name="T170">.2022 Version </text:span><text:span text:style-name="T186">1.</text:span><text:span text:style-name="T196">2.</text:span><text:span text:style-name="T223">3</text:span><text:span text:style-name="T224">4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02"/>
      <text:list xml:id="list111127616291061" text:continue-numbering="true" text:style-name="L5">
        <text:list-item>
          <text:p text:style-name="P285">Korrekturen an &lt;Physics.c – Calc_Ceiling&gt;</text:p>
          <text:list>
            <text:list-item>
              <text:p text:style-name="P285">Ergebnis nicht befriedigend</text:p>
            </text:list-item>
          </text:list>
        </text:list-item>
        <text:list-item>
          <text:p text:style-name="P285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85">Generic_Const.h</text:p>
            </text:list-item>
            <text:list-item>
              <text:p text:style-name="P285">Graphics_Lib.c</text:p>
            </text:list-item>
            <text:list-item>
              <text:p text:style-name="P285">CAN_Data_Digester.c</text:p>
            </text:list-item>
          </text:list>
        </text:list-item>
        <text:list-item>
          <text:p text:style-name="P285">Graphics_Lib.c : Ausgabe „no GPS data“ wenn GPS keinen Fix hat</text:p>
        </text:list-item>
        <text:list-item>
          <text:p text:style-name="P285">task_ImageBuilder.c : Rearrangement in den Pop Up Windows</text:p>
          <text:p text:style-name="P286"/>
        </text:list-item>
      </text:list>
      <text:p text:style-name="P40"/>
      <text:p text:style-name="P103"><text:span text:style-name="T223">28</text:span><text:span text:style-name="T201">.04</text:span><text:span text:style-name="T170">.2022 Version </text:span><text:span text:style-name="T186">1.</text:span><text:span text:style-name="T196">2.</text:span><text:span text:style-name="T223">31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03"/>
      <text:list xml:id="list111127901259956" text:continue-numbering="true" text:style-name="L5">
        <text:list-item>
          <text:p text:style-name="P290">Routine &lt;RotateFlatCoordinates&gt; : <text:line-break/>&lt;portable_round_2wards_zero&gt; stattt &lt;portable_round_2_n_decmls&gt;</text:p>
        </text:list-item>
        <text:list-item>
          <text:p text:style-name="P290">Neues Feld &lt;c_UtilityBoardConnected&gt;, konfigurierbar</text:p>
        </text:list-item>
        <text:list-item>
          <text:p text:style-name="P290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90">FieldDescriptors.c : </text:p>
          <text:list>
            <text:list-item>
              <text:p text:style-name="P290">Reihenfolge der Programme geändert</text:p>
            </text:list-item>
            <text:list-item>
              <text:p text:style-name="P290">neues Feld &lt;UtilityBoardConnected&gt;</text:p>
            </text:list-item>
            <text:list-item>
              <text:p text:style-name="P290">Feld &lt;SlipAngle&gt; ergänzt, hat gefehlt !!</text:p>
            </text:list-item>
          </text:list>
        </text:list-item>
        <text:list-item>
          <text:p text:style-name="P291">CAN_Data_Digester : <text:span text:style-name="T223">&lt;g_SensorSystemStatusChangeCounter&gt; </text:span>von 200 auf 50</text:p>
        </text:list-item>
        <text:list-item>
          <text:p text:style-name="P291"><text:soft-page-break/>Config_Lib.c : &lt;g_ConfigData.UtilityBoardConnected&gt;</text:p>
          <text:p text:style-name="P287"/>
        </text:list-item>
      </text:list>
      <text:p text:style-name="P41"/>
      <text:p text:style-name="P103"><text:span text:style-name="T208">1</text:span><text:span text:style-name="T222">9</text:span><text:span text:style-name="T201">.04</text:span><text:span text:style-name="T170">.2022 Version </text:span><text:span text:style-name="T186">1.</text:span><text:span text:style-name="T196">2.</text:span><text:span text:style-name="T211">2</text:span><text:span text:style-name="T222">7</text:span><text:span text:style-name="T198"> : flugfähig / </text:span><text:span text:style-name="T222">relocated - loadable with </text:span><text:span text:style-name="T211">booter load</text:span><text:span text:style-name="T222">er</text:span></text:p>
      <text:p text:style-name="P104"/>
      <text:list xml:id="list111128410668400" text:continue-numbering="true" text:style-name="L5">
        <text:list-item>
          <text:p text:style-name="P292">Neues Programm : </text:p>
          <text:list>
            <text:list-item>
              <text:p text:style-name="P292">c_Sensor_Check : Zeigt an, welche Sensoren aktiv sind</text:p>
            </text:list-item>
            <text:list-item>
              <text:p text:style-name="P293">Definitionen dazu in Generic_CAN_Bus_Ids.h</text:p>
            </text:list-item>
          </text:list>
        </text:list-item>
        <text:list-item>
          <text:p text:style-name="P551"><text:span text:style-name="T83">R</text:span><text:span text:style-name="T75">eorganisation der Normal-Mode-Programme</text:span></text:p>
        </text:list-item>
        <text:list-item>
          <text:p text:style-name="P552"><text:span text:style-name="T75">Einführung von &lt;</text:span><text:span text:style-name="T212">g_SD_RunUp_Complete</text:span><text:span text:style-name="T213">&gt;, zur Synchronisierung mit dem Mount der uSD-Karte</text:span></text:p>
        </text:list-item>
        <text:list-item>
          <text:p text:style-name="P619">Definition eines neuen FeldTyps : c_Sensor_Bits</text:p>
        </text:list-item>
        <text:list-item>
          <text:p text:style-name="P619">Einführung des Feld BL_Version</text:p>
        </text:list-item>
        <text:list-item>
          <text:p text:style-name="P619">PrgNav_Lib.c : idx_field_descr Reorganisation</text:p>
        </text:list-item>
        <text:list-item>
          <text:p text:style-name="P619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42"/>
      <text:p text:style-name="P42"/>
      <text:p text:style-name="P104"><text:span text:style-name="T208">1</text:span><text:span text:style-name="T209">3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9">9</text:span><text:span text:style-name="T198"> : flugfähig</text:span></text:p>
      <text:p text:style-name="P105"/>
      <text:list xml:id="list111128009772475" text:continue-numbering="true" text:style-name="L5">
        <text:list-item>
          <text:p text:style-name="P288">Fehler in task_BackGround.c : Speicherung im EEProm erfolgte alle 15 sec, die Prüfung auf Änderungen an g_ConfigData war fehlerhaft, immer positiv</text:p>
        </text:list-item>
        <text:list-item>
          <text:p text:style-name="P288">Erweiterung von &lt;portable_strcmp&gt; : Zeigt jetzt an bei welchem Byte im String der erste Unterschied gefunden wurde</text:p>
        </text:list-item>
        <text:list-item>
          <text:p text:style-name="P288">Generic_Common : </text:p>
          <text:list>
            <text:list-item>
              <text:p text:style-name="P288">jetzt unterschiedliche Erkennung von Bus Xfer [Sensor, Audio]</text:p>
            </text:list-item>
            <text:list-item>
              <text:p text:style-name="P288">Erkennungs SensorActiveStatusChange</text:p>
            </text:list-item>
          </text:list>
        </text:list-item>
        <text:list-item>
          <text:p text:style-name="P288">Generic_Const : &lt;c_deferred_action_interval&gt; jetzt 30 Sekunden</text:p>
        </text:list-item>
        <text:list-item>
          <text:p text:style-name="P289">Graphics_Lib : </text:p>
          <text:list>
            <text:list-item>
              <text:p text:style-name="P289">Neue Funktion &lt;SensorConfigChangeWindow&gt;</text:p>
            </text:list-item>
            <text:list-item>
              <text:p text:style-name="P289">Neue Funktion &lt;AudioOfflineWindow&gt;</text:p>
            </text:list-item>
          </text:list>
        </text:list-item>
        <text:list-item>
          <text:p text:style-name="P288">Alle Graphik-Seiten : Felder in den oberen Ecken jetzt alle Pitch 26</text:p>
        </text:list-item>
        <text:list-item>
          <text:p text:style-name="P288">CAN_Data_Digester : </text:p>
          <text:list>
            <text:list-item>
              <text:p text:style-name="P288">ClimbInGlide Bedingungen verschärft : Sensor_CR &gt; -1.0</text:p>
            </text:list-item>
            <text:list-item>
              <text:p text:style-name="P288">Beobachtung &lt;SensorSystemState&gt;</text:p>
            </text:list-item>
          </text:list>
        </text:list-item>
        <text:list-item>
          <text:p text:style-name="P288">task_CAN_Bus_Receiver : <text:span text:style-name="T210">Beobachtung &lt;g_CANBus_SensorDataXfer_Counter&gt; und &lt;g_CANBus_AudioDataXfer_Counter&gt;</text:span></text:p>
        </text:list-item>
        <text:list-item>
          <text:p text:style-name="P289"><text:span text:style-name="T210">task_ImageHandler : Neu <text:s/></text:span>&lt;AudioOfflineWindow&gt; und &lt;SensorConfigChangeWindow&gt;</text:p>
        </text:list-item>
      </text:list>
      <text:p text:style-name="P43"/>
      <text:p text:style-name="P45"/>
      <text:p text:style-name="P106"><text:span text:style-name="T208">12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8">8</text:span><text:span text:style-name="T198"> : flugfähig</text:span></text:p>
      <text:p text:style-name="P106"/>
      <text:list xml:id="list111129093325026" text:continue-numbering="true" text:style-name="L5">
        <text:list-item>
          <text:p text:style-name="P294">Stillschalten von Alarmen eingeführt, Totzeit einstellbar &lt;Danger_Delay&gt;</text:p>
        </text:list-item>
        <text:list-item>
          <text:p text:style-name="P294">Buzzer umgestellt auf TIM2-PWM</text:p>
        </text:list-item>
      </text:list>
      <text:p text:style-name="P44"/>
      <text:p text:style-name="P46"/>
      <text:p text:style-name="P106"><text:span text:style-name="T205">09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4">5</text:span><text:span text:style-name="T198"> : flugfähig</text:span></text:p>
      <text:p text:style-name="P107"/>
      <text:list xml:id="list111129176982583" text:continue-numbering="true" text:style-name="L5">
        <text:list-item>
          <text:p text:style-name="P295">SS zu Audio auf Wunsch von Klaus um ein Byte erweitert : int8_t OASError</text:p>
        </text:list-item>
        <text:list-item>
          <text:p text:style-name="P296">Ton in Sollfahrt über Rampen manipulierbar</text:p>
          <text:p text:style-name="P297"><text:soft-page-break/></text:p>
        </text:list-item>
      </text:list>
      <text:p text:style-name="P47"/>
      <text:p text:style-name="P107"><text:span text:style-name="T205">0</text:span><text:span text:style-name="T203">5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3">4</text:span><text:span text:style-name="T198"> : flugfähig</text:span></text:p>
      <text:p text:style-name="P108"/>
      <text:list xml:id="list111127355931783" text:continue-numbering="true" text:style-name="L5">
        <text:list-item>
          <text:p text:style-name="P302">Box_Lib.c : Kleinere Änderungen DisplayinABox</text:p>
        </text:list-item>
        <text:list-item>
          <text:p text:style-name="P302">Generic_FieldDescriptors.c : </text:p>
          <text:list>
            <text:list-item>
              <text:p text:style-name="P302">Neues Feld : Ramp-Width</text:p>
            </text:list-item>
          </text:list>
        </text:list-item>
        <text:list-item>
          <text:p text:style-name="P302">Alle Graphik-Site : Überarbeitung für Pitch von FL aund Altitude</text:p>
        </text:list-item>
        <text:list-item>
          <text:p text:style-name="P302">Graphics_Lib.c : Ausgabe von Altitude und FL mit neuem Parameter</text:p>
        </text:list-item>
        <text:list-item>
          <text:p text:style-name="P303">CAN_Data_Digester : Umschaltung In und aus Climb in Glide beruhigt</text:p>
        </text:list-item>
        <text:list-item>
          <text:p text:style-name="P303">Config_Lib : Ramp_Width neu</text:p>
          <text:p text:style-name="P298"/>
        </text:list-item>
      </text:list>
      <text:p text:style-name="P48"/>
      <text:p text:style-name="P108"><text:span text:style-name="T201">01.04</text:span><text:span text:style-name="T170">.2022 Version </text:span><text:span text:style-name="T186">1.</text:span><text:span text:style-name="T196">2.</text:span><text:span text:style-name="T201">10</text:span><text:span text:style-name="T198"> : flugfähig</text:span></text:p>
      <text:p text:style-name="P109"/>
      <text:list xml:id="list111127642699430" text:continue-numbering="true" text:style-name="L5">
        <text:list-item>
          <text:p text:style-name="P304">Menue Polare_Curve_Check split in 2 Menues : <text:s/>Polare_Curve_Check _1 / _2</text:p>
        </text:list-item>
        <text:list-item>
          <text:p text:style-name="P304">Variables : c_Test … obsolete / deleted</text:p>
        </text:list-item>
        <text:list-item>
          <text:p text:style-name="P304">Variable c_MaxLod obsolete / deleted</text:p>
        </text:list-item>
        <text:list-item>
          <text:p text:style-name="P304">Generic_FieldDescriptors.c : Renumbering</text:p>
        </text:list-item>
        <text:list-item>
          <text:p text:style-name="P304">task_CAN_Bus_<text:span text:style-name="T202">R</text:span>eceiver : Test_Mode eingebracht</text:p>
        </text:list-item>
        <text:list-item>
          <text:p text:style-name="P305">task_ImageBuilder : <text:span text:style-name="T201">Test_Mode eingebracht</text:span></text:p>
          <text:p text:style-name="P299"/>
        </text:list-item>
      </text:list>
      <text:p text:style-name="P49"/>
      <text:p text:style-name="P109"><text:span text:style-name="T199">30</text:span><text:span text:style-name="T196">.03</text:span><text:span text:style-name="T170">.2022 Version </text:span><text:span text:style-name="T186">1.</text:span><text:span text:style-name="T196">2.</text:span><text:span text:style-name="T200">8</text:span><text:span text:style-name="T198"> : flugfähig</text:span></text:p>
      <text:p text:style-name="P110"/>
      <text:list xml:id="list111127368597194" text:continue-numbering="true" text:style-name="L5">
        <text:list-item>
          <text:p text:style-name="P306">Generic_CAN_Ids.h : Überarbeitung, so dass die Ids die Quelle des CAN-Pakets bezeichnen</text:p>
        </text:list-item>
        <text:list-item>
          <text:p text:style-name="P306">Generic_Const.h : Sensor Parameter Anpassungen</text:p>
        </text:list-item>
        <text:list-item>
          <text:p text:style-name="P306">Box_Lib.c : Kommentare ergänzt</text:p>
        </text:list-item>
        <text:list-item>
          <text:p text:style-name="P306">PrgNav_Lib.c : Kommentare ergänzt</text:p>
        </text:list-item>
        <text:list-item>
          <text:p text:style-name="P307">CAN_Data_Digester.c : Behandlöung der Safety_Margin korrigiert</text:p>
        </text:list-item>
        <text:list-item>
          <text:p text:style-name="P307">task_CAN_Bus_Receiver.c : Fehler in der Sensor Kommunikation beseitigt</text:p>
          <text:p text:style-name="P300"/>
        </text:list-item>
      </text:list>
      <text:p text:style-name="P50"/>
      <text:p text:style-name="P110"><text:span text:style-name="T198">23</text:span><text:span text:style-name="T196">.03</text:span><text:span text:style-name="T170">.2022 Version </text:span><text:span text:style-name="T186">1.</text:span><text:span text:style-name="T196">2.</text:span><text:span text:style-name="T198">6 : flugfähig</text:span></text:p>
      <text:p text:style-name="P105"/>
      <text:list xml:id="list111128850111623" text:continue-numbering="true" text:style-name="L5">
        <text:list-item>
          <text:p text:style-name="P301">Kommunikation mit dem Sensor fertiggestellt, </text:p>
          <text:list>
            <text:list-item>
              <text:p text:style-name="P301">mit Emulation auf Audio-Board getestet.</text:p>
            </text:list-item>
            <text:list-item>
              <text:p text:style-name="P301">wartet bezüglich Kommunikation auf Test mit neuer Sensor-SW</text:p>
            </text:list-item>
            <text:list-item>
              <text:p text:style-name="P308">PrgNav_Lib.c <text:span text:style-name="T198">überarbeitet</text:span></text:p>
            </text:list-item>
            <text:list-item>
              <text:p text:style-name="P311">Generic_CAN_Ids.h : <text:span text:style-name="T198">Umarbeitung um Datenströme nach Verursacher zu unterscheiden</text:span></text:p>
            </text:list-item>
            <text:list-item>
              <text:p text:style-name="P311">task_CAN_Bus_Receiver.<text:span text:style-name="T198">c und task_CAN_Bus_Sender.c angepasst</text:span></text:p>
            </text:list-item>
          </text:list>
        </text:list-item>
        <text:list-item>
          <text:p text:style-name="P301">Physics.c : &lt;PressureAltitude_at&gt; Rundung am Ende eingefügt</text:p>
        </text:list-item>
        <text:list-item>
          <text:p text:style-name="P311">c_Local_CR_Average <text:span text:style-name="T198">obsolet, gelöscht / zieht sich durch viele Quelltexte</text:span></text:p>
        </text:list-item>
        <text:list-item>
          <text:p text:style-name="P301">BuildHorizonPage.c : Abbruch bei special case 4 umschifft, eigentlich keine saubere Lösung</text:p>
          <text:p text:style-name="P301"/>
        </text:list-item>
      </text:list>
      <text:p text:style-name="P45"/>
      <text:p text:style-name="P105"><text:span text:style-name="T196">05.03</text:span><text:span text:style-name="T170">.2022 Version </text:span><text:span text:style-name="T186">1.</text:span><text:span text:style-name="T196">2.1</text:span></text:p>
      <text:p text:style-name="P111"/>
      <text:list xml:id="list111127428375719" text:continue-numbering="true" text:style-name="L5">
        <text:list-item>
          <text:p text:style-name="P309"><text:span text:style-name="T197">Versionssprung : </text:span><text:span text:style-name="T196">Flugfähig</text:span></text:p>
        </text:list-item>
        <text:list-item>
          <text:p text:style-name="P312"><text:soft-page-break/>Generic_CAN_Ids.h : </text:p>
          <text:list>
            <text:list-item>
              <text:p text:style-name="P312">Namensänderungen der Ids</text:p>
            </text:list-item>
            <text:list-item>
              <text:p text:style-name="P312">Einführung &lt;c_CAN_Id_DecInclination&gt;</text:p>
            </text:list-item>
          </text:list>
        </text:list-item>
        <text:list-item>
          <text:p text:style-name="P312">Generic_Const.h, Generic_Types.h : </text:p>
          <text:list>
            <text:list-item>
              <text:p text:style-name="P312">Einführung &lt;c_DecI&gt;, <text:s/>&lt;c_IncI&gt;</text:p>
            </text:list-item>
          </text:list>
        </text:list-item>
        <text:list-item>
          <text:p text:style-name="P312">Generic_FieldDescriptors.h : </text:p>
          <text:list>
            <text:list-item>
              <text:p text:style-name="P312">Renumerierung</text:p>
            </text:list-item>
            <text:list-item>
              <text:p text:style-name="P312">neue Felder : &lt;c_DecI&gt;, <text:s/>&lt;c_IncI&gt;</text:p>
            </text:list-item>
          </text:list>
        </text:list-item>
        <text:list-item>
          <text:p text:style-name="P312">PrgNav_Lib.c : Überarbeitung der Routinen im Zusammenhang mit dem Datenaustausch mit dem Sensor</text:p>
        </text:list-item>
        <text:list-item>
          <text:p text:style-name="P312">BuildHorizonPage.c : Stop durch ASSERT bei l_case == 4 beseitigt</text:p>
        </text:list-item>
        <text:list-item>
          <text:p text:style-name="P313">CAN_Data_Digester.c : &lt;SensorOutQItem.selector&gt; umgesetzt nach &lt;SensorOutQItem.value1&gt;</text:p>
        </text:list-item>
        <text:list-item>
          <text:p text:style-name="P313">Plane_Lib,c : Routine &lt;CurrentFlapsPosition&gt; überarbeitet</text:p>
        </text:list-item>
        <text:list-item>
          <text:p text:style-name="P313">task_AudioController.c : kleine Änderungen am neuen Algo (ohne Test)</text:p>
        </text:list-item>
        <text:list-item>
          <text:p text:style-name="P313">task_CAN_Bus_Receiver : Anpassungen an Namensänderungen der CAN_Ids</text:p>
        </text:list-item>
        <text:list-item>
          <text:p text:style-name="P313">task_CAN_Bus_Sensor <text:s/>: &lt;SensorOutQItem.selector&gt; umgesetzt nach &lt;SensorOutQItem.value1&gt;</text:p>
        </text:list-item>
      </text:list>
      <text:p text:style-name="P51"/>
      <text:p text:style-name="P51"/>
      <text:p text:style-name="P111"><text:span text:style-name="T191">2</text:span><text:span text:style-name="T195">7</text:span><text:span text:style-name="T186">.02</text:span><text:span text:style-name="T170">.2022 Version </text:span><text:span text:style-name="T186">1.1.</text:span><text:span text:style-name="T191">2</text:span><text:span text:style-name="T195">6</text:span></text:p>
      <text:p text:style-name="P112"/>
      <text:list xml:id="list111129250796578" text:continue-numbering="true" text:style-name="L5">
        <text:list-item>
          <text:p text:style-name="P310">Generic_CAN_Ids.h : Änderungen für Sensor-Lage-Winkel</text:p>
        </text:list-item>
        <text:list-item>
          <text:p text:style-name="P310">PrgNav_Lib.c : Änderungen für Übertragung der Sensor-Lage-Winkel</text:p>
        </text:list-item>
        <text:list-item>
          <text:p text:style-name="P310">task_CAN_Bus_Sender.c : Änderungen für Übertragung der Sensor-Lage-Winkel</text:p>
        </text:list-item>
        <text:list-item>
          <text:p text:style-name="P310">task_AudioController.c : Der Neue SF Algo ist jetzt zuschaltbar, aber noch totgelegt.</text:p>
        </text:list-item>
      </text:list>
      <text:p text:style-name="P52"/>
      <text:p text:style-name="P52"/>
      <text:p text:style-name="P112"><text:span text:style-name="T191">2</text:span><text:span text:style-name="T192">5</text:span><text:span text:style-name="T186">.02</text:span><text:span text:style-name="T170">.2022 Version </text:span><text:span text:style-name="T186">1.1.</text:span><text:span text:style-name="T191">2</text:span><text:span text:style-name="T192">4</text:span></text:p>
      <text:p text:style-name="P113"/>
      <text:list xml:id="list111128008836073" text:continue-numbering="true" text:style-name="L5">
        <text:list-item>
          <text:p text:style-name="P314">Neue Felder (teilweise im Zusammenhang mit dem Test_Mode) :</text:p>
          <text:list>
            <text:list-item>
              <text:p text:style-name="P314">MC_Inverted<text:tab/><text:tab/>Rückwärts Errechnung des MCWertes für gegebene Fahrt</text:p>
            </text:list-item>
            <text:list-item>
              <text:p text:style-name="P314">FLOnGraphic<text:tab/>Schalter für FL auf den Graphik-Seiten</text:p>
            </text:list-item>
            <text:list-item>
              <text:p text:style-name="P314">Test_Mode<text:tab/><text:tab/>Schalter für Test_Mode<text:tab/>0/1</text:p>
            </text:list-item>
            <text:list-item>
              <text:p text:style-name="P314">Test_SR<text:tab/><text:tab/>testweise Einstellmöglichkeit des Sinkens</text:p>
            </text:list-item>
            <text:list-item>
              <text:p text:style-name="P314">Test_Pressure<text:tab/>testweise Einstellmöglichkeit für den Druck</text:p>
            </text:list-item>
            <text:list-item>
              <text:p text:style-name="P314">Test_IAS<text:tab/><text:tab/>testweise Einstellmöglichkeit für IAS</text:p>
            </text:list-item>
            <text:list-item>
              <text:p text:style-name="P314">Q_Density<text:tab/><text:tab/>Variable für den q-Faktor wegen Dichte-Änderungen</text:p>
            </text:list-item>
            <text:list-item>
              <text:p text:style-name="P314">Q_WingLoad<text:tab/>Variable für den q-Faktor wegen Gewichtsänderungen </text:p>
            </text:list-item>
            <text:list-item>
              <text:p text:style-name="P314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315">Generic_<text:span text:style-name="T192">FieldDescriptor.c :</text:span></text:p>
          <text:list>
            <text:list-item>
              <text:p text:style-name="P314">Änderungen an Programmen</text:p>
            </text:list-item>
            <text:list-item>
              <text:p text:style-name="P314">neue Felder (s.o.) vor allem für PolarCurve_Check</text:p>
            </text:list-item>
          </text:list>
        </text:list-item>
        <text:list-item>
          <text:p text:style-name="P317">IO_FrontEnd : größeren Stack (von Klaus)</text:p>
        </text:list-item>
        <text:list-item>
          <text:p text:style-name="P317">Graphics_Lib.c : neue Routine &lt;PaintHorizonFL_Indicator_LU&gt;</text:p>
        </text:list-item>
        <text:list-item>
          <text:p text:style-name="P318">alle Graphik-Programme : Anordnung der Eckenfelder <text:span text:style-name="T193">nochmal </text:span>verändert</text:p>
        </text:list-item>
        <text:list-item>
          <text:p text:style-name="P317">CAN_Data_Digester : </text:p>
          <text:list>
            <text:list-item>
              <text:p text:style-name="P317">Einbau Safetymargin</text:p>
            </text:list-item>
            <text:list-item>
              <text:p text:style-name="P317">Änderungen bei „Opt Air Speed and Error“</text:p>
            </text:list-item>
            <text:list-item>
              <text:p text:style-name="P317">Änderungen bei „Wind Calculations“</text:p>
            </text:list-item>
            <text:list-item>
              <text:p text:style-name="P317"><text:soft-page-break/>Einbau Test_Mode</text:p>
            </text:list-item>
          </text:list>
        </text:list-item>
        <text:list-item>
          <text:p text:style-name="P317">Plane_Lib.c : </text:p>
          <text:list>
            <text:list-item>
              <text:p text:style-name="P317">BugsParabel neu gebaut, Scheitelpunktform</text:p>
            </text:list-item>
            <text:list-item>
              <text:p text:style-name="P553">Q-Faktor in zwei Hälften geschnitten : Density / WingLoad</text:p>
            </text:list-item>
            <text:list-item>
              <text:p text:style-name="P553">&lt;<text:span text:style-name="T194">Gradient_At&gt; korrigiert TAS für l_TAS</text:span></text:p>
            </text:list-item>
            <text:list-item>
              <text:p text:style-name="P553">&lt;Opt_CAS_For&gt; <text:span text:style-name="T194">überarbeitet / Transposition TAS – CAS korrigiert</text:span></text:p>
            </text:list-item>
            <text:list-item>
              <text:p text:style-name="P553">&lt;OptFlapsSetting_For&gt; <text:span text:style-name="T194">korrigiert / Nullstelle ActualWingLoad</text:span></text:p>
            </text:list-item>
          </text:list>
        </text:list-item>
        <text:list-item>
          <text:p text:style-name="P554">In vielen Programmen : Ausbau der Kommentare</text:p>
        </text:list-item>
        <text:list-item>
          <text:p text:style-name="P554">task_CAN_Bus_Receiver : Einbau Test_Mode</text:p>
        </text:list-item>
      </text:list>
      <text:p text:style-name="P114"/>
      <text:p text:style-name="P114"><text:span text:style-name="T191">22</text:span><text:span text:style-name="T186">.02</text:span><text:span text:style-name="T170">.2022 Version </text:span><text:span text:style-name="T186">1.1.</text:span><text:span text:style-name="T191">21</text:span></text:p>
      <text:p text:style-name="P114"/>
      <text:list xml:id="list111128580829872" text:continue-numbering="true" text:style-name="L5">
        <text:list-item>
          <text:p text:style-name="P316">portable_Utils.h/c : neue Routine &lt;HexVersion2String&gt;</text:p>
        </text:list-item>
        <text:list-item>
          <text:p text:style-name="P316">Generic_CAN_Ids.h : </text:p>
          <text:list>
            <text:list-item>
              <text:p text:style-name="P320">c_CAN_Id_A2F_HeartBeat <text:s text:c="7"/>= 0x400, <text:s text:c="3"/>//!&lt; uint32_t Version as txt6</text:p>
            </text:list-item>
          </text:list>
        </text:list-item>
        <text:list-item>
          <text:p text:style-name="P316">Generic_FieldDescriptions.c : neue Felder</text:p>
          <text:list>
            <text:list-item>
              <text:p text:style-name="P316">Show_CurrWindArrw</text:p>
            </text:list-item>
            <text:list-item>
              <text:p text:style-name="P316">BuzzerActive</text:p>
            </text:list-item>
            <text:list-item>
              <text:p text:style-name="P316">AVersion</text:p>
            </text:list-item>
            <text:list-item>
              <text:p text:style-name="P316">Sversion</text:p>
            </text:list-item>
          </text:list>
        </text:list-item>
        <text:list-item>
          <text:p text:style-name="P316">Generic_FieldDescriptions.c : Änderungen an Program &lt;c_Plane_Status&gt;</text:p>
        </text:list-item>
        <text:list-item>
          <text:p text:style-name="P316">LogNError_OutPut_Lib.c : BuzzerActive eingebaut</text:p>
        </text:list-item>
        <text:list-item>
          <text:p text:style-name="P316">PrgNav_Lib.c : Behandlung des Feldtyps &lt;VERSION&gt; verändert</text:p>
        </text:list-item>
        <text:list-item>
          <text:p text:style-name="P319">alle Graphik-Programme : Anordnung der Eckenfelder verändert</text:p>
        </text:list-item>
        <text:list-item>
          <text:p text:style-name="P319">CAN_Bus_Data_Digester : Begrenzung des OASError auf +- 50</text:p>
        </text:list-item>
        <text:list-item>
          <text:p text:style-name="P319">CAN_Bus_Data_Digester : Identifikation F-Schlepp</text:p>
        </text:list-item>
        <text:list-item>
          <text:p text:style-name="P319">g_ConfigData : ASG32 neu</text:p>
        </text:list-item>
        <text:list-item>
          <text:p text:style-name="P319">Graphics_Lib.c : Verwendung von&lt;Show_CurrWindArrw&gt; bei den Pfeilen</text:p>
        </text:list-item>
        <text:list-item>
          <text:p text:style-name="P319">Plane_Lib.c : Umstellung CAS auf TAS</text:p>
        </text:list-item>
        <text:list-item>
          <text:p text:style-name="P319">task_CAN_Bus_Receiver.c : Übernahme Versionsdaten von Audio (noch nicht von Sensor)</text:p>
        </text:list-item>
        <text:list-item>
          <text:p text:style-name="P319">task_CAN_B<text:span text:style-name="T193">us_</text:span>Sens<text:span text:style-name="T193">o</text:span>r.c : Unterdrückung der Signale, wenn Lautstärke = 0 oder Signal = Mutex-Anbindung</text:p>
        </text:list-item>
        <text:list-item>
          <text:p text:style-name="P319">task_CAN_Bis:Senser.c : HeartBeatCouter auf 1000</text:p>
        </text:list-item>
        <text:list-item>
          <text:p text:style-name="P319">task_Mmi : Übeerflüssige Fehlermeldung entfernt</text:p>
        </text:list-item>
      </text:list>
      <text:p text:style-name="P115"/>
      <text:p text:style-name="P115"/>
      <text:p text:style-name="P114"><text:span text:style-name="T186">0</text:span><text:span text:style-name="T189">8</text:span><text:span text:style-name="T186">.02</text:span><text:span text:style-name="T170">.2022 Version </text:span><text:span text:style-name="T186">1.1.</text:span><text:span text:style-name="T189">12</text:span></text:p>
      <text:p text:style-name="P122"/>
      <text:list xml:id="list111127626061837" text:continue-numbering="true" text:style-name="L5">
        <text:list-item>
          <text:p text:style-name="P322">Einführung <text:span text:style-name="T189">Errechnung CloudBase</text:span></text:p>
        </text:list-item>
        <text:list-item>
          <text:p text:style-name="P321">Einführung </text:p>
          <text:list>
            <text:list-item>
              <text:list>
                <text:list-item>
                  <text:p text:style-name="P323"><text:span text:style-name="T189">g_DarkThemeOn </text:span><text:span text:style-name="T190">= </text:span><text:span text:style-name="T189">g_ConfigData.DarkThemeOn </text:span></text:p>
                </text:list-item>
                <text:list-item>
                  <text:p text:style-name="P325">g_NormalMode <text:s/>= g_ConfigData.NormalMode;</text:p>
                </text:list-item>
                <text:list-item>
                  <text:p text:style-name="P325">g_LoggingOn <text:s text:c="2"/>= g_ConfigData.LoggingOn;</text:p>
                </text:list-item>
              </text:list>
            </text:list-item>
            <text:list-item>
              <text:p text:style-name="P321">wg Kompatibilität mit BootLoader</text:p>
            </text:list-item>
            <text:list-item>
              <text:p text:style-name="P321"><text:s/>betrifft viele Routinen</text:p>
            </text:list-item>
          </text:list>
        </text:list-item>
        <text:list-item>
          <text:p text:style-name="P325">task_MMI aus Generic zurückgeholt</text:p>
        </text:list-item>
        <text:list-item>
          <text:p text:style-name="P325">Einführung Feld Q_Factor</text:p>
        </text:list-item>
      </text:list>
      <text:p text:style-name="P116"/>
      <text:p text:style-name="P116"><text:soft-page-break/></text:p>
      <text:p text:style-name="P123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8">7</text:span></text:p>
      <text:p text:style-name="P123"/>
      <text:list xml:id="list111128361978687" text:continue-numbering="true" text:style-name="L5">
        <text:list-item>
          <text:p text:style-name="P324">Einführung FreezingIndicator</text:p>
        </text:list-item>
        <text:list-item>
          <text:p text:style-name="P324">Umbau der Climb/Glide Modi auf FlaspAboveNeutral</text:p>
          <text:list>
            <text:list-item>
              <text:p text:style-name="P324">CAN_Data_Digester</text:p>
            </text:list-item>
          </text:list>
        </text:list-item>
        <text:list-item>
          <text:p text:style-name="P324">PitchOffset deleted</text:p>
        </text:list-item>
        <text:list-item>
          <text:p text:style-name="P324">Neue Preferences in Config_Lib.c</text:p>
        </text:list-item>
        <text:list-item>
          <text:p text:style-name="P326">Reste von HighWaterMark gelöscht</text:p>
        </text:list-item>
      </text:list>
      <text:p text:style-name="P123"/>
      <text:p text:style-name="P123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7">4</text:span></text:p>
      <text:p text:style-name="P124"/>
      <text:list xml:id="list111128841666652" text:continue-numbering="true" text:style-name="L5">
        <text:list-item>
          <text:p text:style-name="P327">Physics.c/.h : Neue Routine &lt;Calc_Ceiling&gt;</text:p>
        </text:list-item>
        <text:list-item>
          <text:p text:style-name="P327">Generic_CAN_Ids : Anpassungen an Sensor Communications</text:p>
        </text:list-item>
        <text:list-item>
          <text:p text:style-name="P327">Generic_Field_Descriptor.c : Neue Felder :</text:p>
          <text:list>
            <text:list-item>
              <text:p text:style-name="P327"><text:s text:c="10"/>c_CloudBase,</text:p>
            </text:list-item>
            <text:list-item>
              <text:p text:style-name="P327"><text:s text:c="10"/>c_Tau_FastWind_Glide,</text:p>
            </text:list-item>
            <text:list-item>
              <text:p text:style-name="P327"><text:s text:c="10"/>c_Loc_Tau_FastWind_Glide,</text:p>
            </text:list-item>
            <text:list-item>
              <text:p text:style-name="P327"><text:s text:c="10"/>c_Tau_SlowWind_Glide,</text:p>
            </text:list-item>
            <text:list-item>
              <text:p text:style-name="P327"><text:s text:c="10"/>c_Loc_Tau_SlowWind_Glide,</text:p>
            </text:list-item>
            <text:list-item>
              <text:p text:style-name="P327"><text:s text:c="10"/>c_Tau_FastWind_Climb,</text:p>
            </text:list-item>
            <text:list-item>
              <text:p text:style-name="P327"><text:s text:c="10"/>c_Loc_Tau_FastWind_Climb,</text:p>
            </text:list-item>
            <text:list-item>
              <text:p text:style-name="P327"><text:s text:c="10"/>c_Tau_SlowWind_Climb,</text:p>
            </text:list-item>
            <text:list-item>
              <text:p text:style-name="P327"><text:s text:c="10"/>c_Loc_Tau_SlowWind_Climb,</text:p>
            </text:list-item>
            <text:list-item>
              <text:p text:style-name="P327"><text:s text:c="10"/>c_CG_Hysteresis,</text:p>
            </text:list-item>
            <text:list-item>
              <text:p text:style-name="P327"><text:s text:c="10"/>c_Loc_CG_Hysteresis,</text:p>
            </text:list-item>
            <text:list-item>
              <text:p text:style-name="P327"><text:s text:c="10"/>c_SetUp_Yaw,</text:p>
            </text:list-item>
            <text:list-item>
              <text:p text:style-name="P327"><text:s text:c="10"/>c_SetUp_Roll,</text:p>
            </text:list-item>
            <text:list-item>
              <text:p text:style-name="P327"><text:s text:c="10"/>c_SetUp_Nick,</text:p>
            </text:list-item>
          </text:list>
        </text:list-item>
        <text:list-item>
          <text:p text:style-name="P327">Generic_Field_Descriptor.c : alte Felder gelöscht</text:p>
          <text:list>
            <text:list-item>
              <text:p text:style-name="P327"><text:s text:c="10"/>c_Tau_Sensor_Vario,</text:p>
            </text:list-item>
            <text:list-item>
              <text:p text:style-name="P327"><text:s text:c="10"/>c_Tau_Sensor_Glide,</text:p>
            </text:list-item>
            <text:list-item>
              <text:p text:style-name="P327"><text:s text:c="10"/>c_Tau_Sensor_Switch,</text:p>
            </text:list-item>
            <text:list-item>
              <text:p text:style-name="P327"><text:s text:c="10"/>c_Sensor_Yaw_Correction,</text:p>
            </text:list-item>
          </text:list>
        </text:list-item>
        <text:list-item>
          <text:p text:style-name="P327">Generic_Types.h : SensorOutQ Layout verändert</text:p>
        </text:list-item>
        <text:list-item>
          <text:p text:style-name="P327">PrgNav_Lib.c : Anpassungen an Sensor Communications : </text:p>
          <text:list>
            <text:list-item>
              <text:p text:style-name="P327">SendSensorSetupData</text:p>
            </text:list-item>
            <text:list-item>
              <text:p text:style-name="P327">GetSensorSetupData</text:p>
            </text:list-item>
          </text:list>
          <text:p text:style-name="P327">werden beim Beginn und beim Verlassen des Programms &lt;c_Sensor_SetUp&gt; aufgerufen</text:p>
        </text:list-item>
        <text:list-item>
          <text:p text:style-name="P327">CAN_Data_Digester.c : Einbau &lt;Calc_Ceiling&gt;</text:p>
        </text:list-item>
        <text:list-item>
          <text:p text:style-name="P328">CAN_Bus_Receiver : neue CAN-Pakete :</text:p>
          <text:list>
            <text:list-item>
              <text:p text:style-name="P328">c_CAN_Id_TimeConstants</text:p>
            </text:list-item>
            <text:list-item>
              <text:p text:style-name="P328">c_CAN_Id_Switch_Hysteresis</text:p>
            </text:list-item>
          </text:list>
        </text:list-item>
        <text:list-item>
          <text:p text:style-name="P328">CAN_Bus_Sender : Anpassung an geändertes SensorOutQ-LayOut </text:p>
        </text:list-item>
      </text:list>
      <text:p text:style-name="P117"/>
      <text:p text:style-name="P124"/>
      <text:p text:style-name="P124"><text:span text:style-name="T186">05.02</text:span><text:span text:style-name="T170">.2022 Version </text:span><text:span text:style-name="T186">1.1.1</text:span></text:p>
      <text:p text:style-name="P124"/>
      <text:list xml:id="list111128544438535" text:continue-numbering="true" text:style-name="L5">
        <text:list-item>
          <text:p text:style-name="P329">BME680 integriert</text:p>
        </text:list-item>
        <text:list-item>
          <text:p text:style-name="P330"><text:soft-page-break/>Asterisk für Frostanzeige, Ausgabefeld für Temperatur und Feuchte</text:p>
        </text:list-item>
        <text:list-item>
          <text:p text:style-name="P330">Ausgabe der Klappenpositionsanzeige über Text</text:p>
        </text:list-item>
        <text:list-item>
          <text:p text:style-name="P330">HighWaterMarks deleted</text:p>
        </text:list-item>
      </text:list>
      <text:p text:style-name="P118"/>
      <text:p text:style-name="P118"/>
      <text:p text:style-name="P118"/>
      <text:p text:style-name="P124"/>
      <text:p text:style-name="P125"><text:span text:style-name="T184">27</text:span><text:span text:style-name="T170">.01.2022 Version 0.6.</text:span><text:span text:style-name="T176">1</text:span><text:span text:style-name="T184">8</text:span></text:p>
      <text:p text:style-name="P125"/>
      <text:list xml:id="list111129153274649" text:continue-numbering="true" text:style-name="L5">
        <text:list-item>
          <text:p text:style-name="P331">Graphics_Lib.c : BigArrows über system_configuration.h einzeln unterdrückbar gemacht, zu Testzwecken</text:p>
        </text:list-item>
        <text:list-item>
          <text:p text:style-name="P331">Generic_CAN_Ids.h : Änderung an den CAN_Ids für „to Sensor“, Vorbereitung für BME680 am Audio</text:p>
        </text:list-item>
        <text:list-item>
          <text:p text:style-name="P331">Generic_Common(_Org).h : Reorganisation</text:p>
        </text:list-item>
        <text:list-item>
          <text:p text:style-name="P333">Generic_Types.h : Zwei neue Qs : CAN_Bus_Send Q und CAN-Bus_Receive Q, Vorbereitung für BME680 am Audio</text:p>
        </text:list-item>
        <text:list-item>
          <text:p text:style-name="P334"><text:span text:style-name="T184">Genereller Umbau auf g_DarkTheme als globale Variable, Vorber</text:span><text:span text:style-name="T185">e</text:span><text:span text:style-name="T184">itung für Konformität mit BootLoader</text:span></text:p>
          <text:list>
            <text:list-item>
              <text:p text:style-name="P332">Box_Lib.c</text:p>
            </text:list-item>
            <text:list-item>
              <text:p text:style-name="P337">BuildGMeterPage.c</text:p>
            </text:list-item>
            <text:list-item>
              <text:p text:style-name="P337">BuildHorizonPage.c</text:p>
            </text:list-item>
            <text:list-item>
              <text:p text:style-name="P337">BuildLogBookPage.c</text:p>
            </text:list-item>
            <text:list-item>
              <text:p text:style-name="P337">BuildRebootPage.c</text:p>
            </text:list-item>
            <text:list-item>
              <text:p text:style-name="P337">BuildTurnIndicatorPage.c</text:p>
            </text:list-item>
            <text:list-item>
              <text:p text:style-name="P337">Graphics_Lib.c</text:p>
            </text:list-item>
            <text:list-item>
              <text:p text:style-name="P337">task_BackGround : Übernahme der ConfigVariablen in GlobalCommon</text:p>
            </text:list-item>
            <text:list-item>
              <text:p text:style-name="P337">task_ImageBuilder.c </text:p>
            </text:list-item>
          </text:list>
        </text:list-item>
        <text:list-item>
          <text:p text:style-name="P337">Buzzer : Ton verlängert</text:p>
        </text:list-item>
        <text:list-item>
          <text:p text:style-name="P335"><text:span text:style-name="T185">CAN-Bus_Digester.c : Wind Berechnung umgebaut</text:span><text:span text:style-name="T184"><text:line-break/></text:span></text:p>
        </text:list-item>
      </text:list>
      <text:p text:style-name="P126"/>
      <text:p text:style-name="P126"><text:span text:style-name="T176">1</text:span><text:span text:style-name="T177">8</text:span><text:span text:style-name="T170">.01.2022 Version 0.6.</text:span><text:span text:style-name="T176">1</text:span><text:span text:style-name="T182">6</text:span></text:p>
      <text:p text:style-name="P126"/>
      <text:list xml:id="list111127451939686" text:continue-numbering="true" text:style-name="L5">
        <text:list-item>
          <text:p text:style-name="P336">ffconf.h : </text:p>
          <text:list>
            <text:list-item>
              <text:p text:style-name="P338"><text:span text:style-name="T177">_</text:span><text:span text:style-name="T178">USE_LFN = 1</text:span></text:p>
            </text:list-item>
            <text:list-item>
              <text:p text:style-name="P336">_FS_EXFAT = 1</text:p>
            </text:list-item>
            <text:list-item>
              <text:p text:style-name="P336">_FS_RENTRANT = 0</text:p>
            </text:list-item>
          </text:list>
        </text:list-item>
        <text:list-item>
          <text:p text:style-name="P389"><text:span text:style-name="T180">G</text:span><text:span text:style-name="T179">eneric_Types.h / Generic_Const.h : </text:span></text:p>
          <text:list>
            <text:list-item>
              <text:p text:style-name="P338"><text:span text:style-name="T177">Generic_Common.h : </text:span>g_CurrEEPromData <text:span text:style-name="T177">verschoben hinter SDFatsFS</text:span></text:p>
            </text:list-item>
          </text:list>
        </text:list-item>
        <text:list-item>
          <text:p text:style-name="P340">Generic_Const.h + Generic_Types.h : c_OutPutOfPlaneData <text:span text:style-name="T181">obsolete, deleted</text:span></text:p>
        </text:list-item>
        <text:list-item>
          <text:p text:style-name="P344">Generic_Field_Descriptor.c : </text:p>
          <text:list>
            <text:list-item>
              <text:p text:style-name="P344">Wind_Tau <text:span text:style-name="T183">set to </text:span>300 </text:p>
            </text:list-item>
            <text:list-item>
              <text:p text:style-name="P341"><text:span text:style-name="T181">Field </text:span>OutPutOfPlaneData <text:span text:style-name="T181">obsolete, deleted</text:span></text:p>
            </text:list-item>
          </text:list>
        </text:list-item>
        <text:list-item>
          <text:p text:style-name="P344">SD_Card_Lib.c : Error corrected : </text:p>
          <text:list>
            <text:list-item>
              <text:p text:style-name="P344">Line 523 „ASSERT ( g_LogFile_Is_Opened == 1 );“ deleted</text:p>
            </text:list-item>
          </text:list>
        </text:list-item>
        <text:list-item>
          <text:p text:style-name="P344">Plane_Lib.c : Cleaning : <text:line-break/>Routines Calculate_Current_WingLoad, Calculate_Q, Shift_Coefficients <text:span text:style-name="T183">e</text:span>mulgated to Adapt_Coefficients</text:p>
        </text:list-item>
        <text:list-item>
          <text:p text:style-name="P344">CAN_Data_Digester ReWork :</text:p>
          <text:list>
            <text:list-item>
              <text:p text:style-name="P344">Calculation of Mean_Wind (except when <text:span text:style-name="T183">( in </text:span>Glide and TurnRate &gt; limit) <text:span text:style-name="T183">)</text:span></text:p>
            </text:list-item>
            <text:list-item>
              <text:p text:style-name="P344"><text:soft-page-break/><text:s/>3 ways to show wind</text:p>
              <text:list>
                <text:list-item>
                  <text:p text:style-name="P344">pure Klaus</text:p>
                </text:list-item>
                <text:list-item>
                  <text:p text:style-name="P345">my way with integration of mean only in glide except when TurnRate &gt; limit</text:p>
                </text:list-item>
                <text:list-item>
                  <text:p text:style-name="P345">my way with integration in glide except when TurnRate &gt; limit and <text:span text:style-name="T183">in </text:span>climb</text:p>
                </text:list-item>
              </text:list>
            </text:list-item>
          </text:list>
        </text:list-item>
        <text:list-item>
          <text:p text:style-name="P346">Config_Lib.c : various settings changed</text:p>
          <text:list>
            <text:list-item>
              <text:p text:style-name="P340">Umbenennungen „Gradient“ + „Glide“ in „Mean“</text:p>
            </text:list-item>
          </text:list>
        </text:list-item>
        <text:list-item>
          <text:p text:style-name="P340">Einbau „Wind_Selektor“ (experimentell) anstelle von „Wind_Avrge_Source“</text:p>
        </text:list-item>
        <text:list-item>
          <text:p text:style-name="P555"><text:span text:style-name="T81">P</text:span><text:span text:style-name="T75">lane_lib.c : Introduction of bugs deterioration by quadratic function</text:span></text:p>
        </text:list-item>
        <text:list-item>
          <text:p text:style-name="P346">task_BackGround :</text:p>
          <text:list>
            <text:list-item>
              <text:p text:style-name="P346">Log data generation to force the error with SD_card → so far to no avail</text:p>
            </text:list-item>
            <text:list-item>
              <text:p text:style-name="P346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346">task_SD_Handler.c : in c_Perform_logging sequence , open file of not yet open</text:p>
        </text:list-item>
      </text:list>
      <text:p text:style-name="P54"/>
      <text:p text:style-name="P53"/>
      <text:p text:style-name="P53"/>
      <text:p text:style-name="P126"><text:span text:style-name="T176">1</text:span><text:span text:style-name="T177">8</text:span><text:span text:style-name="T170">.01.2022 Version 0.6.</text:span><text:span text:style-name="T176">1</text:span><text:span text:style-name="T177">3</text:span></text:p>
      <text:p text:style-name="P126"/>
      <text:list xml:id="list111127973539343" text:continue-numbering="true" text:style-name="L5">
        <text:list-item>
          <text:p text:style-name="P528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342">Generic_Const.h + Generic_Types.h : </text:p>
          <text:list>
            <text:list-item>
              <text:p text:style-name="P342">Umbenennungen „Gradient“ + „Glide“ in „Mean“</text:p>
            </text:list-item>
            <text:list-item>
              <text:p text:style-name="P342">Einbau „Wind_Selektor“ (experimentell) anstelle von „Wind_Avrge_Source“</text:p>
            </text:list-item>
          </text:list>
        </text:list-item>
        <text:list-item>
          <text:p text:style-name="P342">Generic_Field_Descriptor.h : Erweiterung der Text-Serie und entsprechende Umbauten im Code</text:p>
        </text:list-item>
        <text:list-item>
          <text:p text:style-name="P343">Plane_Lib.c : </text:p>
          <text:list>
            <text:list-item>
              <text:p text:style-name="P343">Änderung Calling Sequence OptAS_For</text:p>
            </text:list-item>
            <text:list-item>
              <text:p text:style-name="P347">Umbau OptAS_For</text:p>
            </text:list-item>
          </text:list>
        </text:list-item>
        <text:list-item>
          <text:p text:style-name="P342">CAN_Data_Digester.c : Einbau der Wahl für die Windbehandlung :</text:p>
          <text:list>
            <text:list-item>
              <text:p text:style-name="P342">ala Klaus</text:p>
            </text:list-item>
            <text:list-item>
              <text:p text:style-name="P342">2 Derivate</text:p>
            </text:list-item>
          </text:list>
        </text:list-item>
        <text:list-item>
          <text:p text:style-name="P342">Config_Lib.c : Wegfall CurrentStatus in ForceConfig2NormalModeDefault</text:p>
        </text:list-item>
        <text:list-item>
          <text:p text:style-name="P347">Generell : Alle memset, memcpy, strcpy, etc auf portable … umgestellt</text:p>
        </text:list-item>
      </text:list>
      <text:p text:style-name="P127"/>
      <text:p text:style-name="P127"/>
      <text:p text:style-name="P127"/>
      <text:p text:style-name="P127"><text:span text:style-name="T176">16</text:span><text:span text:style-name="T170">.01.2022 Version 0.6.</text:span><text:span text:style-name="T176">10</text:span></text:p>
      <text:p text:style-name="P127"/>
      <text:list xml:id="list111127381050426" text:continue-numbering="true" text:style-name="L5">
        <text:list-item>
          <text:p text:style-name="P339">System_Configuration.h : Arie „Test_MacCready“ eingebaut</text:p>
        </text:list-item>
        <text:list-item>
          <text:p text:style-name="P339">Portable_Utils.c : DateTimeToString jetzt mit Selektor „alles, nur Datum, nur Zeit“</text:p>
        </text:list-item>
        <text:list-item>
          <text:p text:style-name="P339">ffconf.h : #define _FS_REENTRANT <text:s text:c="3"/>0 <text:s/>/* 0:Disable or 1:Enable */ <text:s/>// HMR 15.01.22</text:p>
        </text:list-item>
        <text:list-item>
          <text:p text:style-name="P339">ff.c : BPs Zeilen 3330 und 4180 : return FR_INVALID_OBJECT</text:p>
        </text:list-item>
        <text:list-item>
          <text:p text:style-name="P339">Box_Lib.c : Farbliche Anpassung der Texte für "SensorAvg" und "ClimbAvg"</text:p>
        </text:list-item>
        <text:list-item>
          <text:p text:style-name="P348">Generic_FieldDescriptors.c : </text:p>
          <text:list>
            <text:list-item>
              <text:p text:style-name="P348">Neue Texte</text:p>
              <text:list>
                <text:list-item>
                  <text:p text:style-name="P348">"Config Appl LogBook Data saved 2 EEProm";</text:p>
                </text:list-item>
                <text:list-item>
                  <text:p text:style-name="P348">"Dir-List Filled";</text:p>
                </text:list-item>
                <text:list-item>
                  <text:p text:style-name="P348">"Normal Expert Mode Exchanged";</text:p>
                </text:list-item>
              </text:list>
            </text:list-item>
            <text:list-item>
              <text:p text:style-name="P348">CmdCodeTranslator korrigiert/vervollständigt</text:p>
            </text:list-item>
            <text:list-item>
              <text:p text:style-name="P348">c_Color_Circle_AMM_Average : Farbe auf Magenta</text:p>
            </text:list-item>
          </text:list>
        </text:list-item>
        <text:list-item>
          <text:p text:style-name="P348">LogNError_OutPut_Lib.c : Queue_2_SDCard_Log überarbeitet</text:p>
        </text:list-item>
        <text:list-item>
          <text:p text:style-name="P348"><text:soft-page-break/>task_MMI.c : Logging output überarbeitet</text:p>
        </text:list-item>
        <text:list-item>
          <text:p text:style-name="P348">CAN_Data_Digester.c : </text:p>
          <text:list>
            <text:list-item>
              <text:p text:style-name="P348">Dämpfung OAS_Error jetzt hier</text:p>
            </text:list-item>
            <text:list-item>
              <text:p text:style-name="P348">Logging FlightStatus korrigiert</text:p>
            </text:list-item>
          </text:list>
        </text:list-item>
        <text:list-item>
          <text:p text:style-name="P349">Plane_Lib.c : MacCready-Rechnung stark überarbeitet</text:p>
        </text:list-item>
        <text:list-item>
          <text:p text:style-name="P349">Routine Sensor_Coefficients_Lib.c/.h neu</text:p>
        </text:list-item>
        <text:list-item>
          <text:p text:style-name="P349">task_BackGround.c ; </text:p>
          <text:list>
            <text:list-item>
              <text:p text:style-name="P349">Umstellungen in der Startsequenz</text:p>
            </text:list-item>
            <text:list-item>
              <text:p text:style-name="P349">Init-Plane obsolete</text:p>
            </text:list-item>
          </text:list>
        </text:list-item>
        <text:list-item>
          <text:p text:style-name="P349">task_CAN_Bus_Receiver.c : <text:span text:style-name="T176">Arie „Test_MacCready“ </text:span>viele Umbauten </text:p>
        </text:list-item>
        <text:list-item>
          <text:p text:style-name="P349">task_ImageBuilder.c : </text:p>
          <text:list>
            <text:list-item>
              <text:p text:style-name="P349">PopUpWindow neu</text:p>
            </text:list-item>
            <text:list-item>
              <text:p text:style-name="P349">g_FrontEndData.OAS_Error mit den Zeigern gedämpft</text:p>
            </text:list-item>
          </text:list>
        </text:list-item>
      </text:list>
      <text:p text:style-name="P55"/>
      <text:p text:style-name="P119"/>
      <text:p text:style-name="P128"><text:span text:style-name="T170">0</text:span><text:span text:style-name="T173">8</text:span><text:span text:style-name="T170">.01.2022 Version 0.6.</text:span><text:span text:style-name="T173">6</text:span></text:p>
      <text:p text:style-name="P128"/>
      <text:list xml:id="list111128282027186" text:continue-numbering="true" text:style-name="L5">
        <text:list-item>
          <text:p text:style-name="P350">Umbau der Polaren-Rechnung</text:p>
          <text:list>
            <text:list-item>
              <text:p text:style-name="P350">Adaption von Winnies Geistesblitz, das in RealZeit zu machen, statt wie bisher durch Voabrechnung und LookUp</text:p>
            </text:list-item>
            <text:list-item>
              <text:p text:style-name="P351">Es bleibt jedoch bei 4 Polaren / Winnie hat das akzeptiert und baut <text:span text:style-name="T174">s</text:span>ein Tool <text:span text:style-name="T174">um </text:span></text:p>
            </text:list-item>
            <text:list-item>
              <text:p text:style-name="P352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352">Generic_Common : Parabeln jetzt im großen COMMON, waren vorher im Plane Objekt</text:p>
        </text:list-item>
        <text:list-item>
          <text:p text:style-name="P352">Generic_Types.h : neu – der Parabel_Typ xParabel_t</text:p>
        </text:list-item>
        <text:list-item>
          <text:p text:style-name="P353">Generic_FieldDescriptors.c : Programm c_PolarCurve_Check Feld-Reihenfolge geändert</text:p>
        </text:list-item>
        <text:list-item>
          <text:p text:style-name="P353">BuildWindPage.h : textuelle Fehlerkorrekturen</text:p>
        </text:list-item>
        <text:list-item>
          <text:p text:style-name="P353">Graphics_Lib.h : PaintHorizonSpeedIndicator_LU eingefügt</text:p>
        </text:list-item>
        <text:list-item>
          <text:p text:style-name="P353">Plane_Lib.h/.c : größere Veränderungen siehe oben</text:p>
        </text:list-item>
        <text:list-item>
          <text:p text:style-name="P353">task_SD_Test_Integrated.h : fe<text:span text:style-name="T175">h</text:span>l<text:span text:style-name="T175">e</text:span>nde Includes ergänzt</text:p>
        </text:list-item>
        <text:list-item>
          <text:p text:style-name="P353">task_SD_Test_Integrated.c : <text:span text:style-name="T175">überflüssige Includes gelöscht</text:span></text:p>
        </text:list-item>
        <text:list-item>
          <text:p text:style-name="P353">CAN_Data_Digester.c : </text:p>
          <text:list>
            <text:list-item>
              <text:p text:style-name="P353">Anpassung an neue Polarenrechnerei</text:p>
            </text:list-item>
            <text:list-item>
              <text:p text:style-name="P353">GetCurrentPlanesWingArea und GetCurrentPlanesNakedWeight durch direkte Zugriffe ersetzt</text:p>
            </text:list-item>
          </text:list>
        </text:list-item>
        <text:list-item>
          <text:p text:style-name="P353">Config_Lib.c :</text:p>
          <text:list>
            <text:list-item>
              <text:p text:style-name="P353">ASG32 Polare verändert nach Winnies Vorgaben</text:p>
            </text:list-item>
            <text:list-item>
              <text:p text:style-name="P353">Initial-Berechnung der Referenz-Polaren eingefügt am Ende der Routinen</text:p>
            </text:list-item>
            <text:list-item>
              <text:p text:style-name="P353">verschiedene kleine Wert-Veränderungen ohne große Relevanz</text:p>
            </text:list-item>
          </text:list>
        </text:list-item>
        <text:list-item>
          <text:p text:style-name="P354">NV_Main.c : ResetConfig2MasterDefault (); verschoben</text:p>
        </text:list-item>
        <text:list-item>
          <text:p text:style-name="P354">task_BackGround,c : Init_Plane durch Adapt_Coefficiens ersetzt</text:p>
        </text:list-item>
        <text:list-item>
          <text:p text:style-name="P354">task_ImageBuilder an neue Polaren-Rechnung angepasst</text:p>
        </text:list-item>
      </text:list>
      <text:p text:style-name="P120"/>
      <text:p text:style-name="P129"/>
      <text:p text:style-name="P129"><text:span text:style-name="T170">0</text:span><text:span text:style-name="T171">5</text:span><text:span text:style-name="T170">.01.2022 Version 0.6.</text:span><text:span text:style-name="T171">5</text:span></text:p>
      <text:p text:style-name="P129"/>
      <text:list xml:id="list111128348738209" text:continue-numbering="true" text:style-name="L5">
        <text:list-item>
          <text:p text:style-name="P355">Über alles : str… in portable_str...</text:p>
        </text:list-item>
        <text:list-item>
          <text:p text:style-name="P357"><text:span text:style-name="T171">Generic_CAN_Ids</text:span> <text:s/><text:span text:style-name="T171">erweitert um Ids für den Datenverkehr FE zu Sensorik</text:span></text:p>
        </text:list-item>
        <text:list-item>
          <text:p text:style-name="P359">Umbau der Prozesse, so dass CAN_Data_Digester als Subroutine voon ImageBuilder läuft</text:p>
        </text:list-item>
        <text:list-item>
          <text:p text:style-name="P359">Neue Felder / obsolete Felder : Generic_Const / Generic_Types</text:p>
          <text:list>
            <text:list-item>
              <text:p text:style-name="P359"><text:soft-page-break/>c_Sensor_SetUp neu</text:p>
            </text:list-item>
            <text:list-item>
              <text:p text:style-name="P359">c_Mean_ClimbRate_Tau obsolet</text:p>
            </text:list-item>
            <text:list-item>
              <text:p text:style-name="P359">c_Audio_On_Interval obsolet</text:p>
            </text:list-item>
            <text:list-item>
              <text:p text:style-name="P359">c_Audio_Off_Interval obsolet</text:p>
            </text:list-item>
            <text:list-item>
              <text:p text:style-name="P359">c_Var_Show_LocalAvrge</text:p>
            </text:list-item>
            <text:list-item>
              <text:p text:style-name="P359">c_Tau_Sensor_Vario neu</text:p>
            </text:list-item>
            <text:list-item>
              <text:p text:style-name="P359">c_Tau_Sensor_Glide neu</text:p>
            </text:list-item>
            <text:list-item>
              <text:p text:style-name="P359">c_Tau_Sensor_Switch neu</text:p>
            </text:list-item>
            <text:list-item>
              <text:p text:style-name="P359">c_Sensor_Yaw_Correction neu</text:p>
            </text:list-item>
          </text:list>
        </text:list-item>
        <text:list-item>
          <text:p text:style-name="P355">Generic_FieldDescriptors.c :</text:p>
          <text:list>
            <text:list-item>
              <text:p text:style-name="P355">Adaptionen für die vorgenannten neuen und alten Felder</text:p>
            </text:list-item>
            <text:list-item>
              <text:p text:style-name="P355">Änderung von vielen Literalen in der Tabelle (alles deutsch !)</text:p>
            </text:list-item>
          </text:list>
        </text:list-item>
        <text:list-item>
          <text:p text:style-name="P355">LogNError_Output_Lib.c :</text:p>
          <text:list>
            <text:list-item>
              <text:p text:style-name="P355">Fehlerkorreektur</text:p>
            </text:list-item>
            <text:list-item>
              <text:p text:style-name="P355">Anpassung der Signalunterdrückungszeit</text:p>
            </text:list-item>
          </text:list>
        </text:list-item>
        <text:list-item>
          <text:p text:style-name="P355">PrgNav_Lib.c : </text:p>
          <text:list>
            <text:list-item>
              <text:p text:style-name="P355">Überarbeitung der Programmfortschaltung</text:p>
            </text:list-item>
            <text:list-item>
              <text:p text:style-name="P355">Vorbereitung für Sensor-Parameter-Übergabe</text:p>
            </text:list-item>
          </text:list>
        </text:list-item>
        <text:list-item>
          <text:p text:style-name="P355">task_MMI.c : Korrektur am Ende der Routine : ErrorOutput nur in Menue-Programmen</text:p>
        </text:list-item>
        <text:list-item>
          <text:p text:style-name="P355">CAN_Data_Digester. Statt task_CAN_Data_Digester</text:p>
        </text:list-item>
        <text:list-item>
          <text:p text:style-name="P360">task_BackGround : <text:span text:style-name="T172">Vorbereitung für Sensor-Parameter-Übergabe</text:span></text:p>
        </text:list-item>
        <text:list-item>
          <text:p text:style-name="P360">task_CAN_Bus_Receiver.c : </text:p>
          <text:list>
            <text:list-item>
              <text:p text:style-name="P356">Vorbereitung für Sensor-Parameter-Übergabe</text:p>
            </text:list-item>
            <text:list-item>
              <text:p text:style-name="P360">Synchronisation mit task_ImageBuilder</text:p>
            </text:list-item>
          </text:list>
        </text:list-item>
        <text:list-item>
          <text:p text:style-name="P360">task_CAN_Bus_Sender.c : <text:span text:style-name="T172">Vorbereitung für Sensor-Parameter-Übergabe</text:span></text:p>
        </text:list-item>
        <text:list-item>
          <text:p text:style-name="P360">task_ImageBuilder.c : </text:p>
          <text:list>
            <text:list-item>
              <text:p text:style-name="P360">Aufruf von <text:span text:style-name="T172">CAN_Data_Digester </text:span></text:p>
            </text:list-item>
            <text:list-item>
              <text:p text:style-name="P360">Synchronisation mit task_CAN_Bus_Receiver.c</text:p>
            </text:list-item>
          </text:list>
        </text:list-item>
      </text:list>
      <text:p text:style-name="P185"/>
      <text:p text:style-name="P185"/>
      <text:p text:style-name="P185">01.01.2022 Version 0.6.1</text:p>
      <text:p text:style-name="P130"/>
      <text:list xml:id="list111128409010611" text:continue-numbering="true" text:style-name="L5">
        <text:list-item>
          <text:p text:style-name="P361">Error correction in table for program control</text:p>
        </text:list-item>
        <text:list-item>
          <text:p text:style-name="P361">PrgNav_Lib.c : Error correction in rourines Next/Prev/Program</text:p>
        </text:list-item>
        <text:list-item>
          <text:p text:style-name="P361">Correction troughout many modules for color handling</text:p>
        </text:list-item>
        <text:list-item>
          <text:p text:style-name="P361">Correction troughout many modules : Inversion Normal Expert / Mode</text:p>
        </text:list-item>
        <text:list-item>
          <text:p text:style-name="P358"><text:span text:style-name="T170">New : PileWindow &amp; SensorOfflineWindow</text:span> </text:p>
        </text:list-item>
      </text:list>
      <text:p text:style-name="P121"/>
      <text:p text:style-name="P129"/>
      <text:p text:style-name="P129"><text:span text:style-name="T169">30</text:span><text:span text:style-name="T166">.12</text:span><text:span text:style-name="T28">.2021<text:tab/></text:span><text:span text:style-name="T4">Version </text:span>0.<text:span text:style-name="T100">5.</text:span><text:span text:style-name="T168">8</text:span><text:span text:style-name="T169">7</text:span></text:p>
      <text:p text:style-name="P129"/>
      <text:list xml:id="list111128806316949" text:continue-numbering="true" text:style-name="L5">
        <text:list-item>
          <text:p text:style-name="P357">Competition Mode handling changed in conjunction with Expert/Normal Mode handling</text:p>
        </text:list-item>
        <text:list-item>
          <text:p text:style-name="P357">Program switch adjusted to new requirements from mode changes</text:p>
        </text:list-item>
        <text:list-item>
          <text:p text:style-name="P357">Color theme handling now in real time (instead of compile time)</text:p>
        </text:list-item>
        <text:list-item>
          <text:p text:style-name="P556"><text:span text:style-name="T80">V</text:span><text:span text:style-name="T75">arious corrections on the way (eye candies, subtle tiny errors)</text:span></text:p>
        </text:list-item>
      </text:list>
      <text:p text:style-name="P56"/>
      <text:p text:style-name="P56"/>
      <text:p text:style-name="P131"><text:span text:style-name="T167">2</text:span><text:span text:style-name="T168">8</text:span><text:span text:style-name="T166">.12</text:span><text:span text:style-name="T28">.2021<text:tab/></text:span><text:span text:style-name="T4">Version </text:span>0.<text:span text:style-name="T100">5.</text:span><text:span text:style-name="T168">81</text:span></text:p>
      <text:p text:style-name="P132"/>
      <text:list xml:id="list111128817281883" text:continue-numbering="true" text:style-name="L5">
        <text:list-item>
          <text:p text:style-name="P362"><text:soft-page-break/>I2C.c : Dumping Q content if restart (Maxens idea to avoid I2C crash)</text:p>
        </text:list-item>
        <text:list-item>
          <text:p text:style-name="P365">Portable_Utils.c :</text:p>
          <text:list>
            <text:list-item>
              <text:p text:style-name="P529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529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65">ADC : Corrections in initialization, faulkty pin assignments</text:p>
        </text:list-item>
        <text:list-item>
          <text:p text:style-name="P366">Box_Lib.c : mod status and sel status separated, also in</text:p>
          <text:list>
            <text:list-item>
              <text:p text:style-name="P366">Generic_const.h</text:p>
            </text:list-item>
          </text:list>
        </text:list-item>
        <text:list-item>
          <text:p text:style-name="P366">Log file handling now in SD_Handler</text:p>
        </text:list-item>
        <text:list-item>
          <text:p text:style-name="P366">SD_Handler : SD function codes expanded</text:p>
        </text:list-item>
        <text:list-item>
          <text:p text:style-name="P366">SD_Card_Lib.c : </text:p>
          <text:list>
            <text:list-item>
              <text:p text:style-name="P366">New SD_CARD_File_Rename</text:p>
            </text:list-item>
            <text:list-item>
              <text:p text:style-name="P366">Chnages for Logfile Handling (mounted … )</text:p>
            </text:list-item>
          </text:list>
        </text:list-item>
        <text:list-item>
          <text:p text:style-name="P366">LogNError_OutPut_Lib.c : massive changes</text:p>
        </text:list-item>
        <text:list-item>
          <text:p text:style-name="P366">PrgNav_Lib.c : Changed due to separation of selectability and focus</text:p>
        </text:list-item>
        <text:list-item>
          <text:p text:style-name="P366">Buzzer <text:s text:c="2"/>re-activated</text:p>
        </text:list-item>
        <text:list-item>
          <text:p text:style-name="P557"><text:span text:style-name="T76">task_IO_FrontEnd : </text:span><text:span text:style-name="T75">Changes to make multi-signal commands possible (pushed turn etc)</text:span></text:p>
        </text:list-item>
        <text:list-item>
          <text:p text:style-name="P366">Task_MMI : refelcting above changes to FrontEnd</text:p>
        </text:list-item>
        <text:list-item>
          <text:p text:style-name="P367">Config_Lib.c : various changes, not very relevant,</text:p>
        </text:list-item>
        <text:list-item>
          <text:p text:style-name="P367">Graphics_Lib.c : Position of various little fields in Vario. Horizon, etc</text:p>
        </text:list-item>
        <text:list-item>
          <text:p text:style-name="P367">NV_Main : Cleansing code in data check routines</text:p>
        </text:list-item>
        <text:list-item>
          <text:p text:style-name="P367">Plane_Lib.c : Umstellungen im Logging</text:p>
        </text:list-item>
        <text:list-item>
          <text:p text:style-name="P367">task_BackGriund : </text:p>
          <text:list>
            <text:list-item>
              <text:p text:style-name="P367">Start sequence re-write</text:p>
            </text:list-item>
            <text:list-item>
              <text:p text:style-name="P367">massive changes to ADC calls – scale corrections</text:p>
            </text:list-item>
          </text:list>
        </text:list-item>
        <text:list-item>
          <text:p text:style-name="P368">task_CAN_Data_Digester : trigger for LogFile renaming</text:p>
        </text:list-item>
        <text:list-item>
          <text:p text:style-name="P368">task_ImageBuilder : changes to jump back mechanism</text:p>
        </text:list-item>
        <text:list-item>
          <text:p text:style-name="P368">task_SD_Handler : logging introduced</text:p>
          <text:p text:style-name="P362"/>
        </text:list-item>
      </text:list>
      <text:p text:style-name="P133"/>
      <text:p text:style-name="P133"><text:span text:style-name="T167">23</text:span><text:span text:style-name="T166">.12</text:span><text:span text:style-name="T28">.2021<text:tab/></text:span><text:span text:style-name="T4">Version </text:span>0.<text:span text:style-name="T100">5.</text:span><text:span text:style-name="T163">7</text:span><text:span text:style-name="T167">7</text:span></text:p>
      <text:p text:style-name="P133"/>
      <text:list xml:id="list111128858330935" text:continue-numbering="true" text:style-name="L5">
        <text:list-item>
          <text:p text:style-name="P530"><text:span text:style-name="T77">new </text:span><text:span text:style-name="T76">task_IO_FrontEnd, </text:span><text:span text:style-name="T77">fully integrated</text:span></text:p>
        </text:list-item>
        <text:list-item>
          <text:p text:style-name="P363">Portable_Utils.h/.c : Corrections in routines</text:p>
          <text:list>
            <text:list-item>
              <text:p text:style-name="P363">DateTimeReConvert</text:p>
            </text:list-item>
            <text:list-item>
              <text:p text:style-name="P363">Portable_IntraDay_TimeDiff</text:p>
            </text:list-item>
            <text:list-item>
              <text:p text:style-name="P364">(Counted_)PreFix_Char</text:p>
            </text:list-item>
          </text:list>
        </text:list-item>
        <text:list-item>
          <text:p text:style-name="P369">stm32f4xx_HAL_MSP.c : Corrections in ADC initialization</text:p>
        </text:list-item>
        <text:list-item>
          <text:p text:style-name="P369">PopUp Window when changing Vario/SC Volumes and MacCready setting</text:p>
        </text:list-item>
        <text:list-item>
          <text:p text:style-name="P369">Throughout : Obsolete Local_CR_Average deleted wherever neccessary</text:p>
        </text:list-item>
        <text:list-item>
          <text:p text:style-name="P369">LogBook : LandingTime in grey, when still in flight</text:p>
        </text:list-item>
        <text:list-item>
          <text:p text:style-name="P369">Graphics_LIB.c : PileWindow new</text:p>
        </text:list-item>
        <text:list-item>
          <text:p text:style-name="P369">task_BackGround : </text:p>
          <text:list>
            <text:list-item>
              <text:p text:style-name="P369">scale factor corrected (??)</text:p>
            </text:list-item>
            <text:list-item>
              <text:p text:style-name="P369">Button 5 <text:tab/>load factory data</text:p>
            </text:list-item>
            <text:list-item>
              <text:p text:style-name="P369">Button 4 <text:tab/>reset logbook</text:p>
            </text:list-item>
          </text:list>
        </text:list-item>
        <text:list-item>
          <text:p text:style-name="P531"><text:span text:style-name="T78">task_ImageBuilder : Adaption of more tasks to rejump schema from Menue pages</text:span><text:span text:style-name="T76"><text:line-break/></text:span></text:p>
        </text:list-item>
      </text:list>
      <text:p text:style-name="P57"/>
      <text:p text:style-name="P133"><text:span text:style-name="T166">18.12</text:span><text:span text:style-name="T28">.2021<text:tab/></text:span><text:span text:style-name="T4">Version </text:span>0.<text:span text:style-name="T100">5.</text:span><text:span text:style-name="T163">7</text:span><text:span text:style-name="T166">5</text:span></text:p>
      <text:p text:style-name="P134"><text:soft-page-break/></text:p>
      <text:list xml:id="list111127395792277" text:continue-numbering="true" text:style-name="L5">
        <text:list-item>
          <text:p text:style-name="P370">Introduction Encoder and Button driver based on pure „C“ </text:p>
          <text:list>
            <text:list-item>
              <text:p text:style-name="P370">new : RotaryEncoderTIM4/5</text:p>
            </text:list-item>
            <text:list-item>
              <text:p text:style-name="P370">obsolete and deleted : encoder_driver.h/cpp</text:p>
            </text:list-item>
            <text:list-item>
              <text:p text:style-name="P370">obsolete and deleted : button_driver.h/cpp, user_input.h/cpp</text:p>
            </text:list-item>
            <text:list-item>
              <text:p text:style-name="P370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70">Features are not yet used</text:p>
            </text:list-item>
          </text:list>
        </text:list-item>
        <text:list-item>
          <text:p text:style-name="P370">At least part of Klausens SD driver crash remedy integrated (under scrutiny)</text:p>
          <text:list>
            <text:list-item>
              <text:p text:style-name="P371">FreeRTOSConfig.h</text:p>
            </text:list-item>
            <text:list-item>
              <text:p text:style-name="P371">System_Configuration.h</text:p>
            </text:list-item>
            <text:list-item>
              <text:p text:style-name="P371">stm32f4xx_hal_qspi.c</text:p>
            </text:list-item>
            <text:list-item>
              <text:p text:style-name="P371">stm32f4xx_ll_fmc.c</text:p>
            </text:list-item>
          </text:list>
        </text:list-item>
        <text:list-item>
          <text:p text:style-name="P370">Newer version of RTOS integrated</text:p>
        </text:list-item>
        <text:list-item>
          <text:p text:style-name="P371">Portable_Utils.h/c : portable_strcut</text:p>
        </text:list-item>
        <text:list-item>
          <text:p text:style-name="P371">Major change : Introduction of task_SD_Handler, performing all uSD IO, <text:line-break/>management via dedicated Q</text:p>
        </text:list-item>
        <text:list-item>
          <text:p text:style-name="P371">task_IO_FrontEnde : total re-write</text:p>
        </text:list-item>
        <text:list-item>
          <text:p text:style-name="P372">evaluation of „g_ConfigData.LoggingOn“ now concentrated in „Perform_Log_OutPut“</text:p>
        </text:list-item>
        <text:list-item>
          <text:p text:style-name="P372">PrgNav_Lib.c : Handling of „<text:span text:style-name="T158">EXCLUDE_FUNCTIONS_NOT_ALLOWED_IN_COMPETITION“ </text:span>is now fitted seamlessly</text:p>
        </text:list-item>
        <text:list-item>
          <text:p text:style-name="P372">SD_Card_Lib.c reduced to pure code and streamlined, all mutex and delay stuff removed.</text:p>
        </text:list-item>
        <text:list-item>
          <text:p text:style-name="P372">Config_Lib.c now augmented to „ForceConfig2NormalModeDefault“, to be used in case Expert and Normal Mode are changed</text:p>
        </text:list-item>
        <text:list-item>
          <text:p text:style-name="P372">BuildLogBookPage.c reworked</text:p>
        </text:list-item>
        <text:list-item>
          <text:p text:style-name="P373">task_BackGround : </text:p>
          <text:list>
            <text:list-item>
              <text:p text:style-name="P373">scaling for ADC voltage reworked, still a problem</text:p>
            </text:list-item>
            <text:list-item>
              <text:p text:style-name="P373">start sequence reworked</text:p>
            </text:list-item>
          </text:list>
        </text:list-item>
      </text:list>
      <text:p text:style-name="P58"/>
      <text:p text:style-name="P58"/>
      <text:p text:style-name="P58"/>
      <text:p text:style-name="P135"><text:span text:style-name="T161">2</text:span><text:span text:style-name="T164">7</text:span><text:span text:style-name="T153">.11</text:span><text:span text:style-name="T28">.2021<text:tab/></text:span><text:span text:style-name="T4">Version </text:span>0.<text:span text:style-name="T100">5.</text:span><text:span text:style-name="T163">7</text:span><text:span text:style-name="T164">2</text:span></text:p>
      <text:p text:style-name="P135"/>
      <text:list xml:id="list111128557575609" text:continue-numbering="true" text:style-name="L5">
        <text:list-item>
          <text:p text:style-name="P374">Introduction : LogBook as graphics page</text:p>
          <text:list>
            <text:list-item>
              <text:p text:style-name="P374">I2C_Handler</text:p>
            </text:list-item>
            <text:list-item>
              <text:p text:style-name="P374">Gener<text:span text:style-name="T165">i</text:span>c_Const</text:p>
            </text:list-item>
            <text:list-item>
              <text:p text:style-name="P374">BuildLogBookPage</text:p>
            </text:list-item>
            <text:list-item>
              <text:p text:style-name="P375"><text:span text:style-name="T165">task_MMI</text:span><text:span text:style-name="T164"><text:tab/></text:span></text:p>
            </text:list-item>
            <text:list-item>
              <text:p text:style-name="P374">Generic_LogBookMgmnt.c</text:p>
            </text:list-item>
            <text:list-item>
              <text:p text:style-name="P377">task_ImageBuilder</text:p>
            </text:list-item>
            <text:list-item>
              <text:p text:style-name="P377">task_CAN_Bus_Digester</text:p>
            </text:list-item>
          </text:list>
        </text:list-item>
        <text:list-item>
          <text:p text:style-name="P375"/>
        </text:list-item>
      </text:list>
      <text:p text:style-name="P59"/>
      <text:p text:style-name="P135"><text:span text:style-name="T161">2</text:span><text:span text:style-name="T163">4</text:span><text:span text:style-name="T153">.11</text:span><text:span text:style-name="T28">.2021<text:tab/></text:span><text:span text:style-name="T4">Version </text:span>0.<text:span text:style-name="T100">5.</text:span><text:span text:style-name="T163">70</text:span></text:p>
      <text:p text:style-name="P136"/>
      <text:list xml:id="list111127265347761" text:continue-numbering="true" text:style-name="L5">
        <text:list-item>
          <text:p text:style-name="P376">Sink under dynamic wingload as base to calculate AMM</text:p>
        </text:list-item>
      </text:list>
      <text:p text:style-name="P60"/>
      <text:p text:style-name="P136"><text:span text:style-name="T161">23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1">9</text:span></text:p>
      <text:p text:style-name="P137"><text:soft-page-break/></text:p>
      <text:list xml:id="list111128869995991" text:continue-numbering="true" text:style-name="L5">
        <text:list-item>
          <text:p text:style-name="P378">system_configuration.h : Bright theme obsolete, delted</text:p>
        </text:list-item>
        <text:list-item>
          <text:p text:style-name="P378">Generic_Common : </text:p>
          <text:list>
            <text:list-item>
              <text:p text:style-name="P378">g_SpeedFault <text:s/>obsolete – g_DangerMode instead</text:p>
            </text:list-item>
            <text:list-item>
              <text:p text:style-name="P378">g_ExpertMode new</text:p>
            </text:list-item>
          </text:list>
        </text:list-item>
        <text:list-item>
          <text:p text:style-name="P378">Generic_Const.h et al : New arrangement of MenuePages to mirror sequence needed by QuickStart</text:p>
        </text:list-item>
        <text:list-item>
          <text:p text:style-name="P378">BoxLib.c : Correction in AdjustColorBySelectStatus : c_Color_Focus_None</text:p>
        </text:list-item>
        <text:list-item>
          <text:p text:style-name="P378">task_MMI.c : New usage method <text:s/><text:span text:style-name="T162">(Ideas by Winnie)</text:span></text:p>
          <text:list>
            <text:list-item>
              <text:p text:style-name="P378">increase / decrease program by button 4 /3</text:p>
            </text:list-item>
            <text:list-item>
              <text:p text:style-name="P378">increase / decrease MacCready on small encoder</text:p>
            </text:list-item>
            <text:list-item>
              <text:p text:style-name="P378">increase / decrease volume (climb/cruise resp) on big encoder</text:p>
            </text:list-item>
            <text:list-item>
              <text:p text:style-name="P378">local climb average obsolete and delete</text:p>
            </text:list-item>
            <text:list-item>
              <text:p text:style-name="P378">switching between sensor average and true average by single button 5</text:p>
            </text:list-item>
          </text:list>
        </text:list-item>
        <text:list-item>
          <text:p text:style-name="P379">TurnIndicator (Pinsel) thicker</text:p>
        </text:list-item>
        <text:list-item>
          <text:p text:style-name="P379">Cancel audible alarm for n seconds by hitting &lt;ESC&gt;</text:p>
        </text:list-item>
        <text:list-item>
          <text:p text:style-name="P379">task_CAN_Data_Digester.c : </text:p>
          <text:list>
            <text:list-item>
              <text:p text:style-name="P379">untested changes to AMM mechanism</text:p>
            </text:list-item>
            <text:list-item>
              <text:p text:style-name="P379">DangerMode handling, managment of audible alarms</text:p>
            </text:list-item>
          </text:list>
        </text:list-item>
        <text:list-item>
          <text:p text:style-name="P379">task_AudioController.c : Backtrack from declining Audio during take off</text:p>
        </text:list-item>
        <text:list-item>
          <text:p text:style-name="P379">turbulence handling (not final)</text:p>
        </text:list-item>
      </text:list>
      <text:p text:style-name="P61"/>
      <text:p text:style-name="P137"><text:span text:style-name="T158">1</text:span><text:span text:style-name="T160">4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0">5</text:span></text:p>
      <text:p text:style-name="P138"/>
      <text:list xml:id="list111129375758790" text:continue-numbering="true" text:style-name="L5">
        <text:list-item>
          <text:p text:style-name="P380">WindPage : Anzeige-Unterdrückung für „Wind calm“ und „N/A“</text:p>
        </text:list-item>
        <text:list-item>
          <text:p text:style-name="P380">Wind Patch obsolete, rausgenommen</text:p>
        </text:list-item>
        <text:list-item>
          <text:p text:style-name="P380">PaintVario als eigene Routine, die in BuildVarioPage und in BuildWindPage benutzt wird</text:p>
        </text:list-item>
        <text:list-item>
          <text:p text:style-name="P380">mehrere Umbauten in BuildGMeterPage : TAS und SD_Status</text:p>
        </text:list-item>
        <text:list-item>
          <text:p text:style-name="P380">PaintVarioPage zeichnet die WindPfeile nur im Flug</text:p>
        </text:list-item>
        <text:list-item>
          <text:p text:style-name="P380">PaintWindPage : jetzt mit FlightStatus und SD_Status, sowie TAS links unten, TAS Feld im Zentrum ist weg</text:p>
        </text:list-item>
      </text:list>
      <text:p text:style-name="P62"/>
      <text:p text:style-name="P138"><text:span text:style-name="T158">1</text:span><text:span text:style-name="T159">2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59">4</text:span></text:p>
      <text:p text:style-name="P139"/>
      <text:list xml:id="list111127579211948" text:continue-numbering="true" text:style-name="L5">
        <text:list-item>
          <text:p text:style-name="P381">NV_Main : Initial page now c_Wind</text:p>
        </text:list-item>
        <text:list-item>
          <text:p text:style-name="P381">PrgNav_Lib.c : <text:s/>Fix for c_FT_TimeOfDay</text:p>
        </text:list-item>
        <text:list-item>
          <text:p text:style-name="P381">c_TakeOff_Time, c_Landing_Time, c_Flight_Duration <text:s/>now ordinary fieds</text:p>
        </text:list-item>
        <text:list-item>
          <text:p text:style-name="P381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81">Fix for CurrentFlapsPosition</text:p>
        </text:list-item>
        <text:list-item>
          <text:p text:style-name="P381">Rearrangement of code in task_CAN_Data_Digester : flaps data input handling now in front and independent of sensor data arrival</text:p>
          <text:p text:style-name="P382"/>
        </text:list-item>
      </text:list>
      <text:p text:style-name="P139"><text:span text:style-name="T158">10</text:span><text:span text:style-name="T153">.11</text:span><text:span text:style-name="T28">.2021<text:tab/></text:span><text:span text:style-name="T4">Version </text:span>0.<text:span text:style-name="T100">5.</text:span><text:span text:style-name="T158">62</text:span></text:p>
      <text:p text:style-name="P140"/>
      <text:list xml:id="list111128860685938" text:continue-numbering="true" text:style-name="L5">
        <text:list-item>
          <text:p text:style-name="P383">Generic_Const.h :</text:p>
          <text:list>
            <text:list-item>
              <text:p text:style-name="P384">c_Color_SpeedAlert_1 <text:s text:c="11"/>COLOR_DARK_YELLOW</text:p>
            </text:list-item>
            <text:list-item>
              <text:p text:style-name="P383">Inverted Row and Pattern der FlapsLEDs</text:p>
            </text:list-item>
          </text:list>
        </text:list-item>
        <text:list-item>
          <text:p text:style-name="P383">Generic_FieldDescriptors.c .</text:p>
          <text:list>
            <text:list-item>
              <text:p text:style-name="P383">c_NoOfFlapsPositions</text:p>
            </text:list-item>
            <text:list-item>
              <text:p text:style-name="P383"><text:soft-page-break/>c_FlapsLEDPattInverted</text:p>
            </text:list-item>
            <text:list-item>
              <text:p text:style-name="P383">c_FlapsLEDRowInverted</text:p>
            </text:list-item>
            <text:list-item>
              <text:p text:style-name="P383">c_SR_HiPass_Tau</text:p>
            </text:list-item>
          </text:list>
        </text:list-item>
        <text:list-item>
          <text:p text:style-name="P383">Generic_Type.h : SR_HiPass_Tau</text:p>
        </text:list-item>
        <text:list-item>
          <text:p text:style-name="P383">BuildGMeter.c : Alignments of PaintGForceData</text:p>
        </text:list-item>
        <text:list-item>
          <text:p text:style-name="P383">PaintGForceData changed</text:p>
        </text:list-item>
        <text:list-item>
          <text:p text:style-name="P383">task_CAN_Bus_Receiver : New Turbulence based on SR, not NettoAcceleration</text:p>
        </text:list-item>
        <text:list-item>
          <text:p text:style-name="P383">task_CAN_Bus_Sender : </text:p>
          <text:list>
            <text:list-item>
              <text:p text:style-name="P383">Changes for Row and Pattern Inversion</text:p>
            </text:list-item>
            <text:list-item>
              <text:p text:style-name="P383">FlapsData now sent every 5 msecs</text:p>
            </text:list-item>
          </text:list>
          <text:p text:style-name="P383"/>
        </text:list-item>
      </text:list>
      <text:p text:style-name="P140"/>
      <text:p text:style-name="P141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7">6</text:span></text:p>
      <text:p text:style-name="P141"/>
      <text:list xml:id="list111129036791348" text:continue-numbering="true" text:style-name="L5">
        <text:list-item>
          <text:p text:style-name="P385">Wegfall c_GPS_ClimbRate_Tau</text:p>
        </text:list-item>
        <text:list-item>
          <text:p text:style-name="P385">Aufrüstung PaintGForceData : Turbulenz, TAS</text:p>
        </text:list-item>
        <text:list-item>
          <text:p text:style-name="P385">Korrektur an Klausen Wind Patch</text:p>
        </text:list-item>
      </text:list>
      <text:p text:style-name="P141"/>
      <text:p text:style-name="P141"/>
      <text:p text:style-name="P142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6">4</text:span></text:p>
      <text:p text:style-name="P142"/>
      <text:list xml:id="list111127757470444" text:continue-numbering="true" text:style-name="L5">
        <text:list-item>
          <text:p text:style-name="P386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142"/>
      <text:p text:style-name="P142"/>
      <text:p text:style-name="P142"><text:span text:style-name="T153">07.11</text:span><text:span text:style-name="T28">.2021<text:tab/></text:span><text:span text:style-name="T4">Version </text:span>0.<text:span text:style-name="T100">5.</text:span><text:span text:style-name="T153">53 </text:span><text:span text:style-name="T155">Update</text:span></text:p>
      <text:p text:style-name="P143"/>
      <text:list xml:id="list111128238396036" text:continue-numbering="true" text:style-name="L5">
        <text:list-item>
          <text:p text:style-name="P387">Klausens 1. Verbesserung am BA-Display-Treiber</text:p>
        </text:list-item>
        <text:list-item>
          <text:p text:style-name="P387">Einführung Farbschema dunkel versus hell, nur über Präprozessor Anweisung</text:p>
        </text:list-item>
        <text:list-item>
          <text:p text:style-name="P390">Portable_Util<text:span text:style-name="T155">s</text:span>.c : RotateFlatCoordinates portable_round_2wards_zero umgestellt auf portable_round_2_n_decmls <text:span text:style-name="T155">für </text:span><text:s/>bessere Ergebnisse bei der Graphik von kleinen Strichen</text:p>
        </text:list-item>
        <text:list-item>
          <text:p text:style-name="P390">G-Meter Einführung : </text:p>
          <text:list>
            <text:list-item>
              <text:p text:style-name="P390">Common-<text:span text:style-name="T154">s</text:span></text:p>
            </text:list-item>
            <text:list-item>
              <text:p text:style-name="P390">Generic_Const.h</text:p>
            </text:list-item>
            <text:list-item>
              <text:p text:style-name="P391">task_MMI.c</text:p>
            </text:list-item>
            <text:list-item>
              <text:p text:style-name="P391">task_CAN_Bus_Receiver.c</text:p>
            </text:list-item>
          </text:list>
        </text:list-item>
        <text:list-item>
          <text:p text:style-name="P390">Umbau des fzt-Formats : </text:p>
          <text:list>
            <text:list-item>
              <text:p text:style-name="P390">Überlange Zeile beseitigt</text:p>
            </text:list-item>
            <text:list-item>
              <text:p text:style-name="P390">c_No_Of_Items_PlaneType_File = 14</text:p>
            </text:list-item>
            <text:list-item>
              <text:p text:style-name="P391">Plane_lib.c</text:p>
            </text:list-item>
          </text:list>
        </text:list-item>
        <text:list-item>
          <text:p text:style-name="P390">Farb-Management :</text:p>
          <text:list>
            <text:list-item>
              <text:p text:style-name="P390">Generic_Const.h</text:p>
            </text:list-item>
            <text:list-item>
              <text:p text:style-name="P390">Box_Lib.c</text:p>
            </text:list-item>
            <text:list-item>
              <text:p text:style-name="P391">BuildHorizonPage.c</text:p>
            </text:list-item>
            <text:list-item>
              <text:p text:style-name="P391">Graphics_Lib.c</text:p>
            </text:list-item>
            <text:list-item>
              <text:p text:style-name="P391">BuildRebootPage.c</text:p>
            </text:list-item>
            <text:list-item>
              <text:p text:style-name="P391">BuildTurnIndicatorPage.c</text:p>
            </text:list-item>
            <text:list-item>
              <text:p text:style-name="P391">BuildVarioPage.cBuildWindPage.c</text:p>
            </text:list-item>
          </text:list>
        </text:list-item>
        <text:list-item>
          <text:p text:style-name="P390"><text:soft-page-break/>SD_Card_Lib.c : Umbauten für <text:s/>USE_SD_MUTEX, SD_CARD_DELAY <text:s/>!! <text:span text:style-name="T154">Aber ZZ keine der Optionen im Spiel !!!!!!!!</text:span></text:p>
        </text:list-item>
        <text:list-item>
          <text:p text:style-name="P391">Veränderungen a<text:span text:style-name="T155">n</text:span> task_SD_Integrated.c, <text:span text:style-name="T155">um den Test realitätsnaher zu gestalten</text:span></text:p>
        </text:list-item>
      </text:list>
      <text:p text:style-name="P143"/>
      <text:p text:style-name="P143"><text:span text:style-name="T149">1</text:span><text:span text:style-name="T152">6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2">7</text:span></text:p>
      <text:p text:style-name="P144"/>
      <text:list xml:id="list111128043170601" text:continue-numbering="true" text:style-name="L5">
        <text:list-item>
          <text:p text:style-name="P388">Einführung WindPage zusätzlich zu VarioPage</text:p>
        </text:list-item>
        <text:list-item>
          <text:p text:style-name="P392">Generic_CAN_Ids.H für FrontEdnd to Sensor : Synchronisation der Mulation</text:p>
        </text:list-item>
        <text:list-item>
          <text:p text:style-name="P392">Generic_Const.h : </text:p>
          <text:list>
            <text:list-item>
              <text:p text:style-name="P392">Konstanten for WindPage</text:p>
            </text:list-item>
            <text:list-item>
              <text:p text:style-name="P393">Reihenfolge der Programme umgestellt</text:p>
            </text:list-item>
          </text:list>
        </text:list-item>
        <text:list-item>
          <text:p text:style-name="P394">task_Backgriund : </text:p>
          <text:list>
            <text:list-item>
              <text:p text:style-name="P394">Umstellungen der Versatzstücke in der Startphase</text:p>
            </text:list-item>
            <text:list-item>
              <text:p text:style-name="P394">Einbau Logging in der Startphase</text:p>
            </text:list-item>
          </text:list>
        </text:list-item>
        <text:list-item>
          <text:p text:style-name="P394">task_CAN_Bus_Sender : Queue und Sendung für Sensor</text:p>
        </text:list-item>
        <text:list-item>
          <text:p text:style-name="P394">task_CAN_Data_Digester : <text:s/>Einbau Logging </text:p>
        </text:list-item>
        <text:list-item>
          <text:p text:style-name="P394">task:ImageBuilder : Adjust_Scale als Routine isoliert</text:p>
        </text:list-item>
      </text:list>
      <text:p text:style-name="P145"/>
      <text:p text:style-name="P145"><text:span text:style-name="T149">1</text:span><text:span text:style-name="T151">2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1">4</text:span></text:p>
      <text:p text:style-name="P145"/>
      <text:list xml:id="list111128218411076" text:continue-numbering="true" text:style-name="L5">
        <text:list-item>
          <text:p text:style-name="P395">Log-Outputs ausgeweitet, dazu verschiedene Texten in Generic_FieldDescriptors.h/.c eingebaut</text:p>
        </text:list-item>
        <text:list-item>
          <text:p text:style-name="P395">SD_Card_Lib : Wait States über eine Compile Time Variable ein/ausschaltbar</text:p>
        </text:list-item>
        <text:list-item>
          <text:p text:style-name="P395">task_MMI : Logging für neue Commands (unvollständig)</text:p>
        </text:list-item>
        <text:list-item>
          <text:p text:style-name="P395">Plane_lib : Output und Loggings umgebaut</text:p>
        </text:list-item>
        <text:list-item>
          <text:p text:style-name="P395">task_BackGround : Logging timestamp jede Sekunden</text:p>
        </text:list-item>
        <text:list-item>
          <text:p text:style-name="P395">task_CAN_Data_Digester : Logging für FlightStatusChange und ClimbStatusChange</text:p>
        </text:list-item>
        <text:list-item>
          <text:p text:style-name="P395">task_ImageBuilder : Logging für Änderung der Max Skala</text:p>
          <text:p text:style-name="P395"/>
        </text:list-item>
      </text:list>
      <text:p text:style-name="P63"/>
      <text:p text:style-name="P146"><text:span text:style-name="T149">11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49">3</text:span></text:p>
      <text:p text:style-name="P146"/>
      <text:list xml:id="list111127856286237" text:continue-numbering="true" text:style-name="L5">
        <text:list-item>
          <text:p text:style-name="P396">Einbauten für PWM Display-Helligkeitssteuerung, <text:span text:style-name="T147">erfolgreich</text:span></text:p>
          <text:list>
            <text:list-item>
              <text:p text:style-name="P399">Generic_CAN_Ids.h <text:span text:style-name="T149">Umsortierung, so dass die langen Signale am Anfang der Liste stehen</text:span></text:p>
            </text:list-item>
            <text:list-item>
              <text:p text:style-name="P401">LogNError_OutPut_Lib.c</text:p>
              <text:list>
                <text:list-item>
                  <text:p text:style-name="P401">Vermeidung von doppelten Signalen per &lt;SignalLastEvocation[cmaxSigId];&gt;</text:p>
                </text:list-item>
                <text:list-item>
                  <text:p text:style-name="P401">Umbau PushSignal</text:p>
                </text:list-item>
                <text:list-item>
                  <text:p text:style-name="P401">Verlagerung von Output_to_SDCard_Log nach task-BackGround</text:p>
                </text:list-item>
              </text:list>
            </text:list-item>
          </text:list>
        </text:list-item>
        <text:list-item>
          <text:p text:style-name="P401">Generic_FieldDescriptors : Neues Feld &lt;c_Signal_Volume&gt;</text:p>
        </text:list-item>
        <text:list-item>
          <text:p text:style-name="P401">Generic_Types : Umorganisation des ConfigData Commons wegen des neuen Feldes</text:p>
        </text:list-item>
        <text:list-item>
          <text:p text:style-name="P401">Änderungen in PrgNav_Lib zur Vermeidung von doppelten Signalen</text:p>
        </text:list-item>
        <text:list-item>
          <text:p text:style-name="P401">SD_Card_Lib : wied<text:span text:style-name="T150">e</text:span>r waits eingebaut</text:p>
        </text:list-item>
      </text:list>
      <text:p text:style-name="P64"/>
      <text:p text:style-name="P146"/>
      <text:p text:style-name="P147"><text:span text:style-name="T147">09.10</text:span><text:span text:style-name="T28">.2021<text:tab/></text:span><text:span text:style-name="T4">Version </text:span>0.<text:span text:style-name="T100">5.</text:span><text:span text:style-name="T147">41</text:span></text:p>
      <text:p text:style-name="P147"/>
      <text:list xml:id="list111129167296758" text:continue-numbering="true" text:style-name="L5">
        <text:list-item>
          <text:p text:style-name="P397">Einbauten für PWM Display-Helligkeitssteuerung, <text:span text:style-name="T147">erfolgreich</text:span></text:p>
          <text:list>
            <text:list-item>
              <text:p text:style-name="P400">PW_SetValue neu</text:p>
            </text:list-item>
            <text:list-item>
              <text:p text:style-name="P400">Generic_CAN_Ids.h : </text:p>
              <text:list>
                <text:list-item>
                  <text:p text:style-name="P400">c_CAN_Id_Wind : Definition überarbeitet</text:p>
                </text:list-item>
                <text:list-item>
                  <text:p text:style-name="P400"><text:soft-page-break/>c_CAN_Id_Flaps_Status : LEDDutyCycle</text:p>
                </text:list-item>
              </text:list>
            </text:list-item>
            <text:list-item>
              <text:p text:style-name="P400">Beide COMMON...h</text:p>
              <text:list>
                <text:list-item>
                  <text:p text:style-name="P400">g_LCD_BackGround_DutyCycle</text:p>
                </text:list-item>
              </text:list>
            </text:list-item>
          </text:list>
        </text:list-item>
        <text:list-item>
          <text:p text:style-name="P400">SD_Card_Lib : c_Wait_4_Last_Disk_IO_2_Finish</text:p>
        </text:list-item>
        <text:list-item>
          <text:p text:style-name="P402">PaintFlapsSetting : <text:span text:style-name="T147">Now color-coded</text:span></text:p>
        </text:list-item>
        <text:list-item>
          <text:p text:style-name="P402">task_BackGround : <text:span text:style-name="T147">now includes Brightness Control of LCD</text:span></text:p>
        </text:list-item>
        <text:list-item>
          <text:p text:style-name="P402">task_CAN_Bus_Sender : <text:span text:style-name="T148">adapted to send </text:span><text:span text:style-name="T147">LEDDutyCycle </text:span><text:span text:style-name="T148">to Audio</text:span></text:p>
        </text:list-item>
        <text:list-item>
          <text:p text:style-name="P404">task_CAN_Data_Digester : elaborated comments</text:p>
        </text:list-item>
      </text:list>
      <text:p text:style-name="P65"/>
      <text:p text:style-name="P65"/>
      <text:p text:style-name="P147"><text:span text:style-name="T142">2</text:span><text:span text:style-name="T144">6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4">8</text:span></text:p>
      <text:p text:style-name="P148"/>
      <text:list xml:id="list111127594201755" text:continue-numbering="true" text:style-name="L5">
        <text:list-item>
          <text:p text:style-name="P398">Einbauten für PWM Display-Helligkeitssteuerung, bisher nicht erfolgreich</text:p>
        </text:list-item>
        <text:list-item>
          <text:p text:style-name="P405">System_Configuration.h : W<text:span text:style-name="T145">e</text:span>gfall Horsts_Preferences</text:p>
        </text:list-item>
        <text:list-item>
          <text:p text:style-name="P405">Wegfall aller Referenzen auf Chevron</text:p>
        </text:list-item>
        <text:list-item>
          <text:p text:style-name="P403">Umbauten in task_BackGround im ADC Part</text:p>
        </text:list-item>
        <text:list-item>
          <text:p text:style-name="P403"><text:span text:style-name="T145">einige</text:span> Taus jetzt bis auf 0.0 steuerbar</text:p>
        </text:list-item>
        <text:list-item>
          <text:p text:style-name="P403"/>
        </text:list-item>
      </text:list>
      <text:p text:style-name="P66"/>
      <text:p text:style-name="P66"/>
      <text:p text:style-name="P149"><text:span text:style-name="T142">2</text:span><text:span text:style-name="T143">3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3">3</text:span></text:p>
      <text:p text:style-name="P149"/>
      <text:list xml:id="list111127466040056" text:continue-numbering="true" text:style-name="L5">
        <text:list-item>
          <text:p text:style-name="P406">ADC_Lib.c : Verbesserungen, aber noch nicht befriedigen<text:span text:style-name="T145">d</text:span>, schnellere<text:span text:style-name="T145">s</text:span> Stabili<text:span text:style-name="T145">si</text:span>eren des Messwertes</text:p>
        </text:list-item>
        <text:list-item>
          <text:p text:style-name="P407">Portable_Utils.c : Korrekturen an &lt;portable_ftoa&gt;</text:p>
        </text:list-item>
        <text:list-item>
          <text:p text:style-name="P408">Generic_Const.h :</text:p>
          <text:list>
            <text:list-item>
              <text:p text:style-name="P408">Wegfall &lt;SmoothPointer&gt;</text:p>
            </text:list-item>
            <text:list-item>
              <text:p text:style-name="P408">Neu &lt;c_CurrentFlapsSetting&gt;</text:p>
            </text:list-item>
          </text:list>
        </text:list-item>
        <text:list-item>
          <text:p text:style-name="P408">Generic_Types.h</text:p>
          <text:list>
            <text:list-item>
              <text:p text:style-name="P408">&lt;cMin/MaxAirSpeed&gt; verändert</text:p>
            </text:list-item>
            <text:list-item>
              <text:p text:style-name="P409">OAS_Error jetzt float</text:p>
            </text:list-item>
          </text:list>
        </text:list-item>
        <text:list-item>
          <text:p text:style-name="P409">Generic_FieldDescriptors.c : </text:p>
          <text:list>
            <text:list-item>
              <text:p text:style-name="P409">Verschiedene Programm-Umorganisationen</text:p>
            </text:list-item>
            <text:list-item>
              <text:p text:style-name="P410">Generell : TAUs jetzt float mit Möglichkeit den Wert auf Null zusetzen. Dann ist das Tau = 1.0 und es findet keine Dämpfung statt</text:p>
            </text:list-item>
            <text:list-item>
              <text:p text:style-name="P410">Wegfall : &lt;SmootPointer&gt;</text:p>
            </text:list-item>
            <text:list-item>
              <text:p text:style-name="P411">SD_Card_Lib.c : Wilde Delays , sehr unbefriedigend</text:p>
            </text:list-item>
          </text:list>
        </text:list-item>
        <text:list-item>
          <text:p text:style-name="P412">BuildVarioPage.c : </text:p>
          <text:list>
            <text:list-item>
              <text:p text:style-name="P412">Neu &lt;PaintSpeedComm<text:span text:style-name="T146">an</text:span>dBar&gt;</text:p>
            </text:list-item>
            <text:list-item>
              <text:p text:style-name="P413">Wegfall : Anzeiger der Dreiecke für Klappenfehler</text:p>
            </text:list-item>
          </text:list>
        </text:list-item>
      </text:list>
      <text:p text:style-name="P67"/>
      <text:p text:style-name="P67"/>
      <text:p text:style-name="P67"/>
      <text:p text:style-name="P149"><text:span text:style-name="T142">20</text:span><text:span text:style-name="T125">.09</text:span><text:span text:style-name="T28">.2021<text:tab/></text:span><text:span text:style-name="T4">Version </text:span>0.<text:span text:style-name="T100">5.</text:span><text:span text:style-name="T142">31</text:span></text:p>
      <text:p text:style-name="P150"/>
      <text:list xml:id="list111128347717824" text:continue-numbering="true" text:style-name="L5">
        <text:list-item>
          <text:p text:style-name="P558"><text:span text:style-name="T72">I</text:span><text:span text:style-name="T56">O_Exp_Lib.c : Wegfall IOExp_Init und IOExp_DeInit</text:span></text:p>
        </text:list-item>
        <text:list-item>
          <text:p text:style-name="P414">Portable_Utils.c : neue Routine &lt;InvertBitsInAByte&gt;</text:p>
        </text:list-item>
        <text:list-item>
          <text:p text:style-name="P415">Generic_CAN_Ids : Einführung &lt;c_CAN_Id_Flaps_Status&gt;, Übermittlung der Steuerdaten für die LED-Leiste</text:p>
        </text:list-item>
        <text:list-item>
          <text:p text:style-name="P416">Generic_Common : neu &lt;g_FlapsFlashControl&gt;</text:p>
        </text:list-item>
        <text:list-item>
          <text:p text:style-name="P417"><text:soft-page-break/>Generic_Const.h : </text:p>
          <text:list>
            <text:list-item>
              <text:p text:style-name="P417">Einführung der Kontrollbits für die LED-Leiste</text:p>
            </text:list-item>
            <text:list-item>
              <text:p text:style-name="P418">Einführung Signal_Mute</text:p>
            </text:list-item>
          </text:list>
        </text:list-item>
        <text:list-item>
          <text:p text:style-name="P419">Wegfall PushAlarm</text:p>
        </text:list-item>
        <text:list-item>
          <text:p text:style-name="P420">Generic_Field_Descriptors.c : Neues Feld &lt;c_Signal_Mute&gt;</text:p>
        </text:list-item>
        <text:list-item>
          <text:p text:style-name="P421">Prg_Nav_Lib.c : </text:p>
          <text:list>
            <text:list-item>
              <text:p text:style-name="P421">&lt;DateTimeToString&gt; ersetzt Code-Strecke</text:p>
            </text:list-item>
            <text:list-item>
              <text:p text:style-name="P422">Kommentierung für Verständnis</text:p>
            </text:list-item>
          </text:list>
        </text:list-item>
        <text:list-item>
          <text:p text:style-name="P423">Graphics_Lib.c : </text:p>
          <text:list>
            <text:list-item>
              <text:p text:style-name="P423">&lt;PaintVoltage&gt; neu</text:p>
            </text:list-item>
            <text:list-item>
              <text:p text:style-name="P559"><text:span text:style-name="T56">&lt;PaintHorizonSpeedIndicator&gt; </text:span><text:span text:style-name="T73">erweitert für Warnfarben</text:span></text:p>
            </text:list-item>
          </text:list>
        </text:list-item>
        <text:list-item>
          <text:p text:style-name="P424">BuildVarioPage.c : Veränderung/Vereinfachung nach Verlagerung der KlappenLEDLeiste ins Audio</text:p>
        </text:list-item>
        <text:list-item>
          <text:p text:style-name="P425">Config_Lib.c :</text:p>
          <text:list>
            <text:list-item>
              <text:p text:style-name="P425">Wegfall &lt;VMC&gt;, &lt;VMO&gt;, &lt;VNE&gt;</text:p>
            </text:list-item>
            <text:list-item>
              <text:p text:style-name="P560"><text:span text:style-name="T71">A</text:span><text:span text:style-name="T56">SG32 statt DG800</text:span></text:p>
            </text:list-item>
          </text:list>
        </text:list-item>
        <text:list-item>
          <text:p text:style-name="P426">NV_Main erweiter für Test der Config-Common-Größe auf 4 Byte Alignement</text:p>
        </text:list-item>
        <text:list-item>
          <text:p text:style-name="P427">Plane_Lib.c : Korrektur an &lt;OptFlapsSettingFor&gt;</text:p>
        </text:list-item>
        <text:list-item>
          <text:p text:style-name="P428">task_CAN_Bus_Sender.c : sendet jetzt autonom die neuesten Flaps-Setting-Daten ans Audio</text:p>
        </text:list-item>
        <text:list-item>
          <text:p text:style-name="P429">task_CAN_Data_Digester.c : Steuerung der Flaps-LED-Parameter</text:p>
        </text:list-item>
      </text:list>
      <text:p text:style-name="P68"/>
      <text:p text:style-name="P150"><text:span text:style-name="T129">11</text:span><text:span text:style-name="T125">.09</text:span><text:span text:style-name="T28">.2021<text:tab/></text:span><text:span text:style-name="T4">Version </text:span>0.<text:span text:style-name="T100">5.</text:span><text:span text:style-name="T129">24</text:span></text:p>
      <text:p text:style-name="P151"/>
      <text:p text:style-name="P152"><text:span text:style-name="T141">Diese Version sollte so stabil sein, dass sie in die Flugzeuge kann !!</text:span><text:span text:style-name="T100"><text:line-break/></text:span></text:p>
      <text:list xml:id="list111127412873433" text:continue-numbering="true" text:style-name="L5">
        <text:list-item>
          <text:p text:style-name="P430">ffconf.h : <text:tab/><text:line-break/><text:tab/><text:span text:style-name="T130">#define _FS_LOCK <text:s text:c="3"/>0 <text:s text:c="4"/>/* 0:Disable or &gt;=1:Enable */</text:span><text:line-break/>auf 0 gesetzt, war 2 <text:s/><text:span text:style-name="T132">(Klaus)</text:span></text:p>
        </text:list-item>
        <text:list-item>
          <text:p text:style-name="P431">heap_tlsf.c : Anpassung Heap (Klaus)</text:p>
        </text:list-item>
        <text:list-item>
          <text:p text:style-name="P432">emergency.c : <text:line-break/><text:span text:style-name="T131"> <text:tab/></text:span><text:span text:style-name="T130">// 0x01 : Instruction access error (restricted code access)</text:span><text:line-break/>(Klaus)</text:p>
        </text:list-item>
        <text:list-item>
          <text:p text:style-name="P433">Generic_Common … : Ausdünnungen : RadioQId + Time_Reception_Mutex + g_deferred_actio_timer</text:p>
        </text:list-item>
        <text:list-item>
          <text:p text:style-name="P434">Generic_Types.h : </text:p>
          <text:list>
            <text:list-item>
              <text:p text:style-name="P434">Anpassungen in den Qs</text:p>
            </text:list-item>
            <text:list-item>
              <text:p text:style-name="P434">Sensor_WD et al : jetzt float, war uint32_t</text:p>
            </text:list-item>
          </text:list>
        </text:list-item>
        <text:list-item>
          <text:p text:style-name="P434">Einführung G-Meter min/max</text:p>
        </text:list-item>
        <text:list-item>
          <text:p text:style-name="P434">Log_OutPut_Lib.h/<text:span text:style-name="T133">c : Neue Routine &lt;Queue_2_SDCard_Log&gt;</text:span></text:p>
        </text:list-item>
        <text:list-item>
          <text:p text:style-name="P434"><text:span text:style-name="T134">Generic_</text:span>FieldDescriptors.c :</text:p>
          <text:list>
            <text:list-item>
              <text:p text:style-name="P435">neue Einheit : „g“</text:p>
            </text:list-item>
            <text:list-item>
              <text:p text:style-name="P435">Wind Data Page : neue Felder</text:p>
            </text:list-item>
            <text:list-item>
              <text:p text:style-name="P436">neues Feld &lt;MinG&gt;</text:p>
            </text:list-item>
          </text:list>
        </text:list-item>
        <text:list-item>
          <text:p text:style-name="P437"><text:span text:style-name="T135">t</text:span>ask_IO_FrontEnd.<text:span text:style-name="T135">c : Event Logging</text:span></text:p>
        </text:list-item>
        <text:list-item>
          <text:p text:style-name="P437">task_MMI.c : <text:span text:style-name="T135">Event Logging</text:span></text:p>
        </text:list-item>
        <text:list-item>
          <text:p text:style-name="P437">BuildVarioPage.c : <text:span text:style-name="T136">Steuerung der Chevrons und Klappen-Dreiecke umgebaut</text:span></text:p>
        </text:list-item>
        <text:list-item>
          <text:p text:style-name="P438">Plane_Lib.c : </text:p>
          <text:list>
            <text:list-item>
              <text:p text:style-name="P439">Defaults zur Klappenmimik nach dem Laden</text:p>
            </text:list-item>
            <text:list-item>
              <text:p text:style-name="P439">Korrektur bei OptFlapsSettingFor</text:p>
            </text:list-item>
          </text:list>
        </text:list-item>
        <text:list-item>
          <text:p text:style-name="P439">task_AudioController.c : <text:span text:style-name="T137">Korrektur für AudioClimbModeInCruise</text:span></text:p>
        </text:list-item>
        <text:list-item>
          <text:p text:style-name="P439">task_BackGround.c : <text:span text:style-name="T138">Umbau zum Server für Log_OutPut</text:span></text:p>
        </text:list-item>
        <text:list-item>
          <text:p text:style-name="P439"><text:soft-page-break/>task_CAN_Bus_Receiver.c : <text:span text:style-name="T139">Große Umbauten zur Testunterstützung, muss im Release unwirksam sein</text:span></text:p>
        </text:list-item>
        <text:list-item>
          <text:p text:style-name="P439">task_CAN_Bus_Sender.c : <text:span text:style-name="T140">Korrektur ClimbMode</text:span></text:p>
        </text:list-item>
        <text:list-item>
          <text:p text:style-name="P439">task_CAN_Data_Digester.c : </text:p>
          <text:list>
            <text:list-item>
              <text:p text:style-name="P440">G-Meter</text:p>
            </text:list-item>
            <text:list-item>
              <text:p text:style-name="P441">Bedingung für FlightStatusCounter--; → Landungserkennung geändert !!!!</text:p>
            </text:list-item>
            <text:list-item>
              <text:p text:style-name="P442">Größere Umbauten und Korrekturen an der Windrechnung wegen Umstellung von uint32_t auf float</text:p>
            </text:list-item>
          </text:list>
        </text:list-item>
      </text:list>
      <text:p text:style-name="P69"/>
      <text:p text:style-name="P69"><text:s/></text:p>
      <text:p text:style-name="P153"><text:span text:style-name="T125">0</text:span><text:span text:style-name="T126">6</text:span><text:span text:style-name="T125">.09</text:span><text:span text:style-name="T28">.2021<text:tab/></text:span><text:span text:style-name="T4">Version </text:span>0.<text:span text:style-name="T100">5.</text:span><text:span text:style-name="T122">1</text:span><text:span text:style-name="T126">7</text:span><text:span text:style-name="T100"><text:line-break/></text:span></text:p>
      <text:list xml:id="list111127881297586" text:continue-numbering="true" text:style-name="L5">
        <text:list-item>
          <text:p text:style-name="P443">main.h : Anpassung Prios</text:p>
        </text:list-item>
        <text:list-item>
          <text:p text:style-name="P443">FatFs_API\src\fats_platform.c : Einbau von Zeitstufen, um beim Einlegen einer usd-Karte FlipFlopSituationen zu vermeiden.</text:p>
        </text:list-item>
        <text:list-item>
          <text:p text:style-name="P444">Generic_Conts.h, Generic_Types, Generic_Field_Descriptors.c : <text:line-break/>Einführung von zwei neuen Feldern : RMSTurbulence und MaxG</text:p>
        </text:list-item>
        <text:list-item>
          <text:p text:style-name="P445">Config_Lib : ForceSDSave, Turbulence_Tau, FlapsLL, FlapsUL verändert</text:p>
        </text:list-item>
        <text:list-item>
          <text:p text:style-name="P446">Plane_Lib.c : Force behavior as fixed wind plane without flaps, <text:span text:style-name="T127">war vorher in task_BackGround .c</text:span></text:p>
        </text:list-item>
        <text:list-item>
          <text:p text:style-name="P447">task_CAN_Bus_Receiver</text:p>
          <text:list>
            <text:list-item>
              <text:p text:style-name="P447">Fehlerbeseitigung : Ausbau des vTaskDelay aus dem Test</text:p>
            </text:list-item>
            <text:list-item>
              <text:p text:style-name="P447">g_CanBusDataXfer_wSensor_established <text:s/>- <text:span text:style-name="T128">jetzt nur noch nach im Empfang <text:s/>der Euler-Winkel</text:span></text:p>
            </text:list-item>
            <text:list-item>
              <text:p text:style-name="P448">Dämpfung bei AmPressure und AmbDensity eingebaut</text:p>
            </text:list-item>
            <text:list-item>
              <text:p text:style-name="P448">Einbau RMSTurbiulence und MaxG (experimentell)</text:p>
            </text:list-item>
            <text:list-item>
              <text:p text:style-name="P449">Schleppzeiger für g_ConfigData.FlapsLL und g_ConfigData.FlapsUL</text:p>
            </text:list-item>
          </text:list>
        </text:list-item>
        <text:list-item>
          <text:p text:style-name="P449">task_CAN_Data_Digester.c : FlapsSpread</text:p>
        </text:list-item>
        <text:list-item>
          <text:p text:style-name="P450">task_ImageBuilder von Flaps-Gedöns befreit</text:p>
        </text:list-item>
      </text:list>
      <text:p text:style-name="P70"/>
      <text:p text:style-name="P70"/>
      <text:p text:style-name="P153"><text:span text:style-name="T125">03.09</text:span><text:span text:style-name="T28">.2021<text:tab/></text:span><text:span text:style-name="T4">Version </text:span>0.<text:span text:style-name="T100">5.</text:span><text:span text:style-name="T122">1</text:span><text:span text:style-name="T125">6</text:span><text:span text:style-name="T100"><text:line-break/></text:span></text:p>
      <text:list xml:id="list111129085705961" text:continue-numbering="true" text:style-name="L5">
        <text:list-item>
          <text:p text:style-name="P532"><text:span text:style-name="T70">Messung von AmbientLight und Versorgungsspannung</text:span><text:span text:style-name="T69"><text:line-break/><text:line-break/></text:span></text:p>
        </text:list-item>
      </text:list>
      <text:p text:style-name="P154"><text:span text:style-name="T124">31</text:span><text:span text:style-name="T28">.08.2021<text:tab/></text:span><text:span text:style-name="T4">Version </text:span>0.<text:span text:style-name="T100">5.</text:span><text:span text:style-name="T122">1</text:span><text:span text:style-name="T124">4</text:span><text:span text:style-name="T100"><text:line-break/></text:span></text:p>
      <text:list xml:id="list111127496377401" text:continue-numbering="true" text:style-name="L5">
        <text:list-item>
          <text:p text:style-name="P451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451">Generic_Signature.c : Länge von 5 auf 4 korrigiert<text:line-break/><text:line-break/></text:p>
        </text:list-item>
      </text:list>
      <text:p text:style-name="P155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</text:span><text:span text:style-name="T123">3</text:span><text:span text:style-name="T100"><text:line-break/></text:span></text:p>
      <text:list xml:id="list111128263471144" text:continue-numbering="true" text:style-name="L5">
        <text:list-item>
          <text:p text:style-name="P533"><text:span text:style-name="T66">c_No_Of_Items_PlaneType_File </text:span><text:span text:style-name="T67">jetzt wieder nur ein Wert<text:line-break/></text:span><text:span text:style-name="T68">auch in Plane_Lib</text:span></text:p>
        </text:list-item>
        <text:list-item>
          <text:p text:style-name="P452">Vario_Zeiger_Tau wieder eingeführt</text:p>
        </text:list-item>
        <text:list-item>
          <text:p text:style-name="P453">passiv (aus BL): Veränderungen in Flash_F4xx_Lib.c</text:p>
        </text:list-item>
      </text:list>
      <text:p text:style-name="P156"/>
      <text:p text:style-name="P71"/>
      <text:p text:style-name="P155"><text:soft-page-break/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0</text:span><text:span text:style-name="T100"><text:line-break/></text:span></text:p>
      <text:list xml:id="list461734010" text:style-name="L6">
        <text:list-item>
          <text:p text:style-name="P561"><text:span text:style-name="T57">E</text:span><text:span text:style-name="T56">inbau Totband in Flaps Sensorik</text:span></text:p>
        </text:list-item>
        <text:list-item>
          <text:p text:style-name="P454">Generic_Consts: c_FlapsSpread eingeführt</text:p>
        </text:list-item>
        <text:list-item>
          <text:p text:style-name="P454">Generic_Types : g_ConfigData.FlapsLL und -UL eingeführt</text:p>
        </text:list-item>
        <text:list-item>
          <text:p text:style-name="P562"><text:span text:style-name="T56">Generic_FieldDescriptor : neues Feld <text:s/></text:span><text:span text:style-name="T64">c_FlapsSpread</text:span></text:p>
        </text:list-item>
        <text:list-item>
          <text:p text:style-name="P562"><text:span text:style-name="T64">C</text:span><text:span text:style-name="T56">onfig_LIB : g_ConfigData.FlapsLL/UL</text:span></text:p>
        </text:list-item>
        <text:list-item>
          <text:p text:style-name="P563"><text:span text:style-name="T65">Plane</text:span><text:span text:style-name="T56">_LIB : g_ConfigData.FlapsLL/UL</text:span></text:p>
        </text:list-item>
        <text:list-item>
          <text:p text:style-name="P455">task_ImageBuilder : Sonderbehandlung für Programm c_Flaps_Control</text:p>
        </text:list-item>
      </text:list>
      <text:p text:style-name="P72"/>
      <text:p text:style-name="P72"/>
      <text:p text:style-name="P157"><text:span text:style-name="T58">2</text:span><text:span text:style-name="T57">5</text:span><text:span text:style-name="T59">.08.2021<text:tab/></text:span><text:span text:style-name="T60">Version </text:span><text:span text:style-name="T57">0.</text:span><text:span text:style-name="T61">5.</text:span><text:span text:style-name="T62">9</text:span><text:span text:style-name="T61"><text:line-break/></text:span></text:p>
      <text:list xml:id="list111128401406242" text:continue-numbering="true" text:style-name="L6">
        <text:list-item>
          <text:p text:style-name="P534"><text:span text:style-name="T57">c_Vario_Zeiger_Tau </text:span><text:span text:style-name="T63">obsolete, deleted</text:span></text:p>
        </text:list-item>
        <text:list-item>
          <text:p text:style-name="P456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564"><text:span text:style-name="T63">G</text:span><text:span text:style-name="T56">eneric_FieldDescriptors.c : viele optische Korrekturen an den Anzeige -Texten</text:span></text:p>
        </text:list-item>
        <text:list-item>
          <text:p text:style-name="P457">Überarbeitung/Straffung von PrgNav_Lib im Kontext ChangeValue</text:p>
        </text:list-item>
        <text:list-item>
          <text:p text:style-name="P458">NV_Main : Straffung der Struktur Checks</text:p>
        </text:list-item>
        <text:list-item>
          <text:p text:style-name="P458">Plane_LIB : kann jetzt zwei Formate verarbeiten (temporär)</text:p>
        </text:list-item>
        <text:list-item>
          <text:p text:style-name="P459">Alle bisherigen fzt-s überarbeitet aufs neue Format gehoben</text:p>
        </text:list-item>
      </text:list>
      <text:p text:style-name="P72"/>
      <text:p text:style-name="P157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0">8</text:span><text:span text:style-name="T100"><text:line-break/></text:span></text:p>
      <text:list xml:id="list111129301993498" text:continue-numbering="true" text:style-name="L6">
        <text:list-item>
          <text:p text:style-name="P460">Beim SystemStart Taste oben gedrückt halten führt zum Rücksetzen auf MasterDefaultCinfigData.</text:p>
        </text:list-item>
        <text:list-item>
          <text:p text:style-name="P620"><text:span text:style-name="T40">F</text:span><text:span text:style-name="T38">arbgebung für Alarmzustände überarbeitet</text:span></text:p>
          <text:list>
            <text:list-item>
              <text:p text:style-name="P460">VarioFarben</text:p>
              <text:list>
                <text:list-item>
                  <text:p text:style-name="P621"><text:span text:style-name="T38">Gelb<text:tab/>: </text:span><text:span text:style-name="T41">Überschreitung VRA</text:span></text:p>
                </text:list-item>
                <text:list-item>
                  <text:p text:style-name="P622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621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461">Umbau auf neue Notierung der Wölbklappenstellungen</text:p>
          <text:list>
            <text:list-item>
              <text:p text:style-name="P625">Convention : </text:p>
              <text:list>
                <text:list-item>
                  <text:p text:style-name="P621"><text:span text:style-name="T118">Flaps <text:s text:c="2"/>0% <text:s/>corresponds to max Flaps Setting </text:span><text:span text:style-name="T119">aka</text:span><text:span text:style-name="T118"> Landing Position</text:span></text:p>
                </text:list-item>
                <text:list-item>
                  <text:p text:style-name="P621"><text:span text:style-name="T118">Flap2 100% <text:s/>corresponds to </text:span><text:span text:style-name="T119">min</text:span><text:span text:style-name="T118"> Flaps Setting </text:span><text:span text:style-name="T119">aka</text:span><text:span text:style-name="T118"> High Speed</text:span></text:p>
                </text:list-item>
              </text:list>
            </text:list-item>
          </text:list>
        </text:list-item>
        <text:list-item>
          <text:p text:style-name="P461">Anpassung der Routinen in Plane_Lib</text:p>
        </text:list-item>
        <text:list-item>
          <text:p text:style-name="P462">Neue Routinen in Portable_Utils :</text:p>
          <text:list>
            <text:list-item>
              <text:p text:style-name="P462"><text:s text:c="2"/>uint32_t <text:s/>MakeLOCFromUTCTinme <text:s text:c="6"/>( uint32_t GPS_date_time, int8_t <text:s/>UTC_Offset );</text:p>
            </text:list-item>
            <text:list-item>
              <text:p text:style-name="P462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63">Reduktion auf 3 SpeedAlert s</text:p>
        </text:list-item>
        <text:list-item>
          <text:p text:style-name="P463">VarioPage : Positionierung der Items über den Feldern neu justiert</text:p>
        </text:list-item>
        <text:list-item>
          <text:p text:style-name="P464">LogNError_OutPut_lib : </text:p>
          <text:list>
            <text:list-item>
              <text:p text:style-name="P464">neue Routine PushAlarm</text:p>
            </text:list-item>
            <text:list-item>
              <text:p text:style-name="P466">Start_Log_Output erwitert : Jetzt mit Datum und Zeit-Ausgabe</text:p>
            </text:list-item>
            <text:list-item>
              <text:p text:style-name="P466">Output_2_SDCard_Log ebenfalls um Zeit-Ausgabe erwitert (ms)</text:p>
            </text:list-item>
          </text:list>
        </text:list-item>
        <text:list-item>
          <text:p text:style-name="P465">Fehlerkorrektur in SD_Card_lib : SD_Card_File_Delete</text:p>
        </text:list-item>
        <text:list-item>
          <text:p text:style-name="P467">Umbau PrgNav_Lib : Nutzung de neuen ZeitString-Routinen</text:p>
        </text:list-item>
        <text:list-item>
          <text:p text:style-name="P467">Explanation Sonderfälle : Fehlerausgabe auskommentiert</text:p>
        </text:list-item>
        <text:list-item>
          <text:p text:style-name="P468">task_MMI : Vereinfachung durch ChanceValue Routine</text:p>
        </text:list-item>
        <text:list-item>
          <text:p text:style-name="P469"><text:soft-page-break/>BuildVarioPage : <text:span text:style-name="T121">R</text:span>eduction au<text:span text:style-name="T121">f</text:span> 3 SpeedAlerts</text:p>
        </text:list-item>
        <text:list-item>
          <text:p text:style-name="P470">Config_Lib : MasterDefaults für DG800b/18m verbessert</text:p>
        </text:list-item>
        <text:list-item>
          <text:p text:style-name="P471">Plane_Lib : </text:p>
          <text:list>
            <text:list-item>
              <text:p text:style-name="P471">Korrekturen <text:span text:style-name="T121">in der String-Behandlung</text:span></text:p>
            </text:list-item>
            <text:list-item>
              <text:p text:style-name="P471"><text:span text:style-name="T121">J</text:span>etzt Flugzeugtyp-Bezeichnungen mit Sonderzeichen erlaubt</text:p>
            </text:list-item>
            <text:list-item>
              <text:p text:style-name="P472">Routine CurrentFlapsPosition an das neue fzt-Format angepasst </text:p>
            </text:list-item>
          </text:list>
        </text:list-item>
        <text:list-item>
          <text:p text:style-name="P472">Erweiterung task_BackGround für User-Interaction für Start mit Master-Default Werten</text:p>
        </text:list-item>
        <text:list-item>
          <text:p text:style-name="P473">task_CAN-Data_Digester : Reduktion auf 3 SpeedAlerts</text:p>
        </text:list-item>
      </text:list>
      <text:p text:style-name="P158"/>
      <text:p text:style-name="P163"/>
      <text:p text:style-name="P158"><text:span text:style-name="T101">2</text:span><text:span text:style-name="T114">3</text:span><text:span text:style-name="T28">.08.2021<text:tab/></text:span><text:span text:style-name="T4">Version </text:span>0.<text:span text:style-name="T100">5.</text:span><text:span text:style-name="T114">7</text:span><text:span text:style-name="T100"><text:line-break/></text:span></text:p>
      <text:list xml:id="list111128023210089" text:continue-numbering="true" text:style-name="L6">
        <text:list-item>
          <text:p text:style-name="P474">System ist jetzt fest gegen uSD Wechsel</text:p>
          <text:list>
            <text:list-item>
              <text:p text:style-name="P474">uSD kann im laufenden Betrieb eingeführt werden und arbeitet ok</text:p>
            </text:list-item>
            <text:list-item>
              <text:p text:style-name="P474">Wenn die uSD im lauufenden Betrieb entfernt wird, erfolgt ein Neustart</text:p>
            </text:list-item>
          </text:list>
        </text:list-item>
        <text:list-item>
          <text:p text:style-name="P474">Wenn keine uSD im Slot ist, erscheint auf der Vario-Seite in der oberen rechten Ecke ein Hinweis</text:p>
        </text:list-item>
        <text:list-item>
          <text:p text:style-name="P475">SD_Card_Lib : Routine &lt;SD_Link_and_Mount&gt; erweietert zu &lt;SD_Test_Link_and_Mount&gt;</text:p>
          <text:list>
            <text:list-item>
              <text:p text:style-name="P475">alle entsprechenden Referenzen angepasst</text:p>
            </text:list-item>
          </text:list>
        </text:list-item>
        <text:list-item>
          <text:p text:style-name="P535"><text:span text:style-name="T52">SD_Card_Lib : </text:span><text:span text:style-name="T53">Neue </text:span><text:span text:style-name="T52">Routine <text:s/>&lt;SD_Card_Drop_File_Dir_List&gt;</text:span></text:p>
        </text:list-item>
        <text:list-item>
          <text:p text:style-name="P565"><text:span text:style-name="T42">BuildVarioPage : Paint_SD_Status </text:span><text:span text:style-name="T54">(residiert in Graphics_Lib.c)</text:span></text:p>
        </text:list-item>
      </text:list>
      <text:p text:style-name="P73"/>
      <text:p text:style-name="P73"/>
      <text:p text:style-name="P164"><text:span text:style-name="T101">2</text:span><text:span text:style-name="T115">2</text:span><text:span text:style-name="T28">.08.2021<text:tab/></text:span><text:span text:style-name="T4">Version </text:span>0.<text:span text:style-name="T100">5.</text:span><text:span text:style-name="T115">6</text:span><text:span text:style-name="T100"><text:line-break/></text:span></text:p>
      <text:list xml:id="list111128404802013" text:continue-numbering="true" text:style-name="L6">
        <text:list-item>
          <text:p text:style-name="P476">I2C Handler : Variable &lt;g_I2C_Init_count&gt; obsolete und entfernt</text:p>
          <text:list>
            <text:list-item>
              <text:p text:style-name="P477">auch in NV_Main</text:p>
            </text:list-item>
          </text:list>
        </text:list-item>
        <text:list-item>
          <text:p text:style-name="P478">Variable &lt;g_deferred_action_counter&gt; <text:span text:style-name="T116">obsolete und entfernt</text:span></text:p>
          <text:list>
            <text:list-item>
              <text:p text:style-name="P477">auch in task_BackGround</text:p>
            </text:list-item>
          </text:list>
        </text:list-item>
        <text:list-item>
          <text:p text:style-name="P478">task_Buzzer : HighWaterMark eingeführt</text:p>
        </text:list-item>
        <text:list-item>
          <text:p text:style-name="P479">task_IO_FrontEnd : StackSize von 128 auf 64 reduziert</text:p>
        </text:list-item>
        <text:list-item>
          <text:p text:style-name="P480">task_CAN_Bus_Sender : HighWaterMark eingeführt</text:p>
        </text:list-item>
      </text:list>
      <text:p text:style-name="P163"/>
      <text:p text:style-name="P163"><text:span text:style-name="T101">2</text:span><text:span text:style-name="T111">2</text:span><text:span text:style-name="T28">.08.2021<text:tab/></text:span><text:span text:style-name="T4">Version </text:span>0.<text:span text:style-name="T100">5.</text:span><text:span text:style-name="T111">5</text:span><text:span text:style-name="T100"><text:line-break/></text:span></text:p>
      <text:list xml:id="list111127765945601" text:continue-numbering="true" text:style-name="L6">
        <text:list-item>
          <text:p text:style-name="P481"><text:span text:style-name="T111">Logging läuft (</text:span><text:span text:style-name="T112">nur oberflächlich getestet, noch ohne Instrumentierung des Codes</text:span><text:span text:style-name="T111">)</text:span></text:p>
        </text:list-item>
        <text:list-item>
          <text:p text:style-name="P483">Ausgabe der Flugzeugpolare ok</text:p>
        </text:list-item>
        <text:list-item>
          <text:p text:style-name="P484">alle Referenzen auf &lt;DBGLogger&gt; gelöscht</text:p>
        </text:list-item>
        <text:list-item>
          <text:p text:style-name="P484">alle Referenzen auf &lt;SDCLogger&gt; auf &lt;Logger&gt; <text:s/>umgebaut</text:p>
        </text:list-item>
        <text:list-item>
          <text:p text:style-name="P485">alle COMMON-Variablen bezügl &lt;Plane_Lib&gt; nach eben dort versch oben</text:p>
        </text:list-item>
        <text:list-item>
          <text:p text:style-name="P485">Generic_FieldDescriptor um die Text-Konstanen für &lt;Plane_Lib&gt; angereichert</text:p>
        </text:list-item>
        <text:list-item>
          <text:p text:style-name="P486">generell : &lt;MaxGlideRatio&gt; in &lt;MaxLoD&gt; umbenannt</text:p>
        </text:list-item>
        <text:list-item>
          <text:p text:style-name="P487">LogNError_OutPut um die Ropurinen &lt;Start_Log_OutPut&gt; und &lt;Perform_Log_OutPut&gt; erweitert</text:p>
        </text:list-item>
        <text:list-item>
          <text:p text:style-name="P487">SD_Card_Lib um delete-Funktion erweiert</text:p>
        </text:list-item>
        <text:list-item>
          <text:p text:style-name="P488">task_Buzzer : Stack auf 256 reduziert</text:p>
        </text:list-item>
        <text:list-item>
          <text:p text:style-name="P489">Config_Lib / Flugzeugparameter um MaxTakeOffWeight und MaxBallast erweitert</text:p>
        </text:list-item>
        <text:list-item>
          <text:p text:style-name="P490">Plane_lib : Einbau der Ausgabe-Routinen, auch um <text:span text:style-name="T113">MaxTakeOffWeight und MaxBallast erweitert</text:span></text:p>
          <text:p text:style-name="P491"/>
        </text:list-item>
      </text:list>
      <text:p text:style-name="P165"/>
      <text:p text:style-name="P165"><text:span text:style-name="T101">20</text:span><text:span text:style-name="T28">.08.2021<text:tab/></text:span><text:span text:style-name="T4">Version </text:span>0.<text:span text:style-name="T100">5.</text:span><text:span text:style-name="T103">4</text:span><text:span text:style-name="T100"><text:line-break/></text:span><text:soft-page-break/></text:p>
      <text:list xml:id="list111128148043394" text:continue-numbering="true" text:style-name="L6">
        <text:list-item>
          <text:p text:style-name="P482">TurbulenceValue ist jetzt eine Variable in g_SensorData</text:p>
        </text:list-item>
        <text:list-item>
          <text:p text:style-name="P492"><text:span text:style-name="T104">Turbulence</text:span><text:span text:style-name="T105">Li</text:span><text:span text:style-name="T104">mit ist jetzt eine Variable in g_ConfigData</text:span></text:p>
        </text:list-item>
        <text:list-item>
          <text:p text:style-name="P493"><text:span text:style-name="T105">Dafür zwei neue Felder in Generic_FieldDescriptor.c, <text:line-break/></text:span><text:span text:style-name="T106">entsprechende Änderungen auch in Generic_Types.h</text:span></text:p>
        </text:list-item>
        <text:list-item>
          <text:p text:style-name="P494"><text:span text:style-name="T106">Noch einmal Änderungen an der Programm-Struktur </text:span><text:span text:style-name="T107">(Experts_Setup, Experimental)</text:span></text:p>
        </text:list-item>
        <text:list-item>
          <text:p text:style-name="P500">GPS_UTC_Offset jetzt int8_t</text:p>
        </text:list-item>
        <text:list-item>
          <text:p text:style-name="P501">Buzzer wieder aktiviert</text:p>
        </text:list-item>
        <text:list-item>
          <text:p text:style-name="P495"><text:span text:style-name="T108">Fix in task_MMI : fehle</text:span><text:span text:style-name="T109">n</text:span><text:span text:style-name="T108">de Zeile &lt;l_Command = cCmdNothing;&gt; </text:span><text:span text:style-name="T109">im Bereich &lt;c_TurnIndicator&gt;<text:line-break/>ASSERT am Ende der Loop beseitigt</text:span></text:p>
        </text:list-item>
        <text:list-item>
          <text:p text:style-name="P502">Config_Lib.c : Einbau Turbulence-Variablen</text:p>
        </text:list-item>
        <text:list-item>
          <text:p text:style-name="P503">task_BackGround : Verhinderung unsinniger Programmsituationen, wenn keine uSD gesteckt ist oder wenn ein Flugzeugtyp ohne Klappen benutzt wird.</text:p>
        </text:list-item>
        <text:list-item>
          <text:p text:style-name="P504">task_CAN_Bus_Receiver : Turbulence</text:p>
        </text:list-item>
        <text:list-item>
          <text:p text:style-name="P504">task_CAN_Data_Digester : Turbulence</text:p>
        </text:list-item>
        <text:list-item>
          <text:p text:style-name="P496"><text:span text:style-name="T110">task_ImageBuilder : SweepLight vereinfacht</text:span><text:line-break/></text:p>
        </text:list-item>
      </text:list>
      <text:p text:style-name="P166"><text:span text:style-name="T101">20</text:span><text:span text:style-name="T28">.08.2021<text:tab/></text:span><text:span text:style-name="T4">Version </text:span>0.<text:span text:style-name="T100">5.</text:span><text:span text:style-name="T101">2</text:span><text:span text:style-name="T100"><text:line-break/></text:span></text:p>
      <text:list xml:id="list111128275330023" text:continue-numbering="true" text:style-name="L6">
        <text:list-item>
          <text:p text:style-name="P505">Überarbeitung Menue-Schema</text:p>
        </text:list-item>
        <text:list-item>
          <text:p text:style-name="P506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507">Überarbeitung der Nenue-Seite &lt;Polar-Curve-Check&gt;</text:p>
        </text:list-item>
        <text:list-item>
          <text:p text:style-name="P497"><text:span text:style-name="T102">Einbau Turbulenz-Überwachung (experimentell)</text:span><text:line-break/></text:p>
        </text:list-item>
      </text:list>
      <text:p text:style-name="P167"><text:span text:style-name="T91">1</text:span><text:span text:style-name="T99">9</text:span><text:span text:style-name="T28">.08.2021<text:tab/></text:span><text:span text:style-name="T4">Version </text:span>0.<text:span text:style-name="T100">5.1<text:line-break/></text:span></text:p>
      <text:list xml:id="list111129381598270" text:continue-numbering="true" text:style-name="L6">
        <text:list-item>
          <text:p text:style-name="P498">General-Umbau der Eingabe-Mimik mit dem Ziel, die Folgen einer Wertveränderung in Realzeit zu sehen, anstatt, wie vorher, immer auf das Abspeichern warten zu müssen.</text:p>
        </text:list-item>
        <text:list-item>
          <text:p text:style-name="P498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99">Beide Paradigmen führen zum gleichen Ergebnis, aber das neue Paradigma ist wesentlich benutzer-freundlich.</text:p>
        </text:list-item>
        <text:list-item>
          <text:p text:style-name="P508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536"><text:span text:style-name="T49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0">wird damit nahezu obsolete.</text:span></text:p>
        </text:list-item>
        <text:list-item>
          <text:p text:style-name="P509">PrgNav_Lib.c wurde aufgebohrt : </text:p>
          <text:list>
            <text:list-item>
              <text:p text:style-name="P509">Unset_Selected und Set_Selected ersetzen Select und DeSelecht</text:p>
            </text:list-item>
            <text:list-item>
              <text:p text:style-name="P509">ChangeValue ist jetzt die zentrale und einzige Rourine zum Ändern von Werten</text:p>
            </text:list-item>
            <text:list-item>
              <text:p text:style-name="P510">Save_Old_Value und Restore_Old_Value sind neu (siehe Paradigmenwechsel).</text:p>
            </text:list-item>
          </text:list>
        </text:list-item>
        <text:list-item>
          <text:p text:style-name="P511">task_Buzzer ist weider da</text:p>
        </text:list-item>
        <text:list-item>
          <text:p text:style-name="P511"><text:soft-page-break/>Umbau der Programmstruktur (noch tentativ)</text:p>
        </text:list-item>
        <text:list-item>
          <text:p text:style-name="P512">task_MMI : Paradigmenwechsel</text:p>
        </text:list-item>
        <text:list-item>
          <text:p text:style-name="P537"><text:span text:style-name="T51">NV_Main : neue Struktur-Tests</text:span><text:span text:style-name="T46"><text:line-break/></text:span></text:p>
        </text:list-item>
      </text:list>
      <text:p text:style-name="P167"><text:span text:style-name="T91">1</text:span><text:span text:style-name="T99">9</text:span><text:span text:style-name="T28">.08.2021<text:tab/></text:span><text:span text:style-name="T4">Version </text:span>0.4.<text:span text:style-name="T97">4</text:span><text:span text:style-name="T99">2</text:span></text:p>
      <text:p text:style-name="P159"/>
      <text:list xml:id="list111127856735988" text:continue-numbering="true" text:style-name="L6">
        <text:list-item>
          <text:p text:style-name="P538"><text:span text:style-name="T47">Letzte abgeschlossenen Version vor General-Umbau der Eingabe-Mechanismen </text:span><text:span text:style-name="T48">mit Ziel </text:span><text:span text:style-name="T47">: </text:span></text:p>
          <text:list>
            <text:list-item>
              <text:p text:style-name="P513">Wirksamkeit nach DeSelect wird ersetzt durch Wirksamkeit während der Eingabe</text:p>
            </text:list-item>
            <text:list-item>
              <text:p text:style-name="P514">Alter Wert wird beim Select gespeichert und bei Escape wieder eingespielt.<text:line-break/></text:p>
            </text:list-item>
          </text:list>
        </text:list-item>
      </text:list>
      <text:p text:style-name="P168"><text:span text:style-name="T91">1</text:span><text:span text:style-name="T97">6</text:span><text:span text:style-name="T28">.08.2021<text:tab/></text:span><text:span text:style-name="T4">Version </text:span>0.4.<text:span text:style-name="T97">4</text:span><text:span text:style-name="T98">1</text:span></text:p>
      <text:p text:style-name="P159"/>
      <text:list xml:id="list111127720424324" text:continue-numbering="true" text:style-name="L6">
        <text:list-item>
          <text:p text:style-name="P539"><text:span text:style-name="T46">Innerer Kreis der Vario-Seite wird bunt, wenn Betriebsgrenzen überschritten wer</text:span><text:span text:style-name="T55">d</text:span><text:span text:style-name="T46">en.</text:span><text:span text:style-name="T45"><text:line-break/></text:span></text:p>
        </text:list-item>
      </text:list>
      <text:p text:style-name="P159"/>
      <text:p text:style-name="P169"><text:span text:style-name="T91">1</text:span><text:span text:style-name="T97">6</text:span><text:span text:style-name="T28">.08.2021<text:tab/></text:span><text:span text:style-name="T4">Version </text:span>0.4.<text:span text:style-name="T97">40</text:span></text:p>
      <text:p text:style-name="P169"/>
      <text:list xml:id="list111128674205339" text:continue-numbering="true" text:style-name="L6">
        <text:list-item>
          <text:p text:style-name="P515">Einlesen der neuen Polaren funktioniert</text:p>
        </text:list-item>
        <text:list-item>
          <text:p text:style-name="P196"><text:span text:style-name="T74">Feld </text:span><text:a xlink:type="simple" xlink:href="mailto:OAS@MC" text:style-name="Internet_20_link" text:visited-style-name="Visited_20_Internet_20_Link"><text:span text:style-name="T276">OAS@MC</text:span></text:a><text:span text:style-name="T74"> jetzt befüllt</text:span></text:p>
        </text:list-item>
        <text:list-item>
          <text:p text:style-name="P516">Anzahl der einlesbaren Items auf 8 begrenzt, war auf 9, ist in BL noch nicht umgesetzt</text:p>
        </text:list-item>
        <text:list-item>
          <text:p text:style-name="P517">Portable_Utils : portable_atof korrigiert</text:p>
        </text:list-item>
        <text:list-item>
          <text:p text:style-name="P540"><text:span text:style-name="T45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69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9</text:span></text:p>
      <text:p text:style-name="P160"/>
      <text:list xml:id="list111128198711044" text:continue-numbering="true" text:style-name="L6">
        <text:list-item>
          <text:p text:style-name="P541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60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8</text:span></text:p>
      <text:p text:style-name="P170"/>
      <text:list xml:id="list111128872187155" text:continue-numbering="true" text:style-name="L6">
        <text:list-item>
          <text:p text:style-name="P518">Präprozessor Direktive SHORT_DEFER_TIME eingeführt als Testunterstützung</text:p>
        </text:list-item>
        <text:list-item>
          <text:p text:style-name="P519"><text:span text:style-name="T92">Präprozessor Direktive </text:span><text:span text:style-name="T95">SD_AVAILABLE entfernt</text:span></text:p>
        </text:list-item>
        <text:list-item>
          <text:p text:style-name="P521">Portable_Utils : portable_memcmp liefert jetzt int16_t statt uint16_t </text:p>
        </text:list-item>
        <text:list-item>
          <text:p text:style-name="P522">Kern der Routine wurde korrigiert, damit jetzt positive oder negative Indices zurückgeliefetr werden, die auf das erste unterschiedliche Byte weisen</text:p>
        </text:list-item>
        <text:list-item>
          <text:p text:style-name="P626">g_no_of_fzt_files_found <text:span text:style-name="T93">eingeführt</text:span></text:p>
        </text:list-item>
        <text:list-item>
          <text:p text:style-name="P628">Generic_Const : SHORT_DEFER_TIME</text:p>
        </text:list-item>
        <text:list-item>
          <text:p text:style-name="P629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542">SD_Card_Wait_Mutex <text:span text:style-name="T94">wieder eingeführt</text:span></text:p>
        </text:list-item>
        <text:list-item>
          <text:p text:style-name="P566">SD_Card_Lib: größere Umbauten wegen der Mutex-Anbindung, konsequente Umstellung auf ASSERT</text:p>
        </text:list-item>
        <text:list-item>
          <text:p text:style-name="P567">Plane_Lib : bekam neue Member-Routine : ReadPlaneDataFromSD</text:p>
        </text:list-item>
        <text:list-item>
          <text:p text:style-name="P568">task_BackGround : liest die Liste der fzt-Files von der uSD.</text:p>
        </text:list-item>
        <text:list-item>
          <text:p text:style-name="P569">task_ImageBuilder : Mutex wieder auf den alten Zustand gebracht, der dann auch funktioniert.<text:line-break/><text:soft-page-break/></text:p>
        </text:list-item>
      </text:list>
      <text:p text:style-name="P171"><text:span text:style-name="T91">11</text:span><text:span text:style-name="T28">.08.2021<text:tab/></text:span><text:span text:style-name="T4">Version </text:span>0.4.<text:span text:style-name="T29">3</text:span><text:span text:style-name="T91">7</text:span></text:p>
      <text:p text:style-name="P171"/>
      <text:list xml:id="list111128619273141" text:continue-numbering="true" text:style-name="L6">
        <text:list-item>
          <text:p text:style-name="P520">auf dem Weg zum Einlesen von Polarendaten</text:p>
        </text:list-item>
        <text:list-item>
          <text:p text:style-name="P627">Diese Version bitte nicht operativ nutzen<text:line-break/></text:p>
        </text:list-item>
      </text:list>
      <text:p text:style-name="P172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72"/>
      <text:list xml:id="list111128938560840" text:continue-numbering="true" text:style-name="L6">
        <text:list-item>
          <text:p text:style-name="P624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623">Anzeigealgo für die Wölbklappe geändert :</text:p>
          <text:list>
            <text:list-item>
              <text:p text:style-name="P631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632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630">OAS_Error &gt; 0 zu langsam, schneller werden <text:s text:c="3"/>Flaps zu positiv <text:s text:c="11"/>→ Flip Flop</text:p>
            </text:list-item>
            <text:list-item>
              <text:p text:style-name="P632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630">OAS_Error &lt; 0 zu schnell, langsamer werden <text:s text:c="3"/>Flaps zu positiv <text:s text:c="11"/>→ Flip Flop</text:p>
            </text:list-item>
            <text:list-item>
              <text:p text:style-name="P630">Beim Kurbeln, keine Vorschläge für Wölbklappen (Dreiecke) , keine Chevrons</text:p>
            </text:list-item>
          </text:list>
        </text:list-item>
      </text:list>
      <text:p text:style-name="P186"/>
      <text:p text:style-name="P172"/>
      <text:p text:style-name="P172"><text:span text:style-name="T28">05.08.2021<text:tab/></text:span><text:span text:style-name="T4">Version </text:span>0.4.<text:span text:style-name="T29">31</text:span></text:p>
      <text:p text:style-name="P173"/>
      <text:list xml:id="list111129337496750" text:continue-numbering="true" text:style-name="L6">
        <text:list-item>
          <text:p text:style-name="P570">Rückbau auf ADC mit Draw Wire Poti</text:p>
        </text:list-item>
        <text:list-item>
          <text:p text:style-name="P571">Kommunikation mit Audio ok</text:p>
        </text:list-item>
        <text:list-item>
          <text:p text:style-name="P572"><text:span text:style-name="T30">AAV BaDataTypes : <text:s/>math – embedded_math if clause Einba</text:span><text:span text:style-name="T31">u</text:span></text:p>
        </text:list-item>
        <text:list-item>
          <text:p text:style-name="P573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74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75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77">Generic_FieldDescriptors : Div Anpassungen (DIP-Switches, AllowSwitchBack, Wegfall LIDAR, Neubau ADC-Flaps</text:p>
        </text:list-item>
        <text:list-item>
          <text:p text:style-name="P578">Umbau I2C_Handler : bool weg, dafür uint8_t</text:p>
        </text:list-item>
        <text:list-item>
          <text:p text:style-name="P579">task_MMI : harter Sprung nach Application, ohne Umwege</text:p>
        </text:list-item>
        <text:list-item>
          <text:p text:style-name="P580">Config_Lib.c : AllowSwitchBack</text:p>
        </text:list-item>
        <text:list-item>
          <text:p text:style-name="P581">NV_Main : Anpassungen DIP-Switches</text:p>
        </text:list-item>
        <text:list-item>
          <text:p text:style-name="P582">Plane.c : ASW20</text:p>
        </text:list-item>
        <text:list-item>
          <text:p text:style-name="P583">task_CAN_Bus_Receiver.c : Anpassung an ADC und DIP-Switches</text:p>
        </text:list-item>
        <text:list-item>
          <text:p text:style-name="P576"><text:span text:style-name="T34">task_ImageBuilder : AllowSwitchBack</text:span><text:line-break/></text:p>
        </text:list-item>
      </text:list>
      <text:p text:style-name="P173"/>
      <text:p text:style-name="P17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74"/>
      <text:list xml:id="list111129140618629" text:continue-numbering="true" text:style-name="L6">
        <text:list-item>
          <text:p text:style-name="P584">SD_CARD_Mutex vereinfacht.</text:p>
        </text:list-item>
        <text:list-item>
          <text:p text:style-name="P585">Config-Switch ADC_AMBIENTLIGHT ist weggefallen.</text:p>
        </text:list-item>
        <text:list-item>
          <text:p text:style-name="P585">ADC_Lib.c/h <text:s/>so umgebaut, dass mehrere Kanäle gemessen werden können (Hilfe von Max). ABER : Das ist noch nicht die große Lösung. ZZ wird doch nur einer gemessen.</text:p>
        </text:list-item>
        <text:list-item>
          <text:p text:style-name="P585">PWM_Lib.c/h jetzt ganz rudimentär</text:p>
        </text:list-item>
        <text:list-item>
          <text:p text:style-name="P585">Portable_Utils : neue Funktion : FirstBitNoSet</text:p>
        </text:list-item>
        <text:list-item>
          <text:p text:style-name="P587">EEProm_Lib : I2C1_Init im Fall von I2C Malfunction</text:p>
        </text:list-item>
        <text:list-item>
          <text:p text:style-name="P585">main.cpp : Minimale Änderungen, notwendig aus den o.g. Änderungen</text:p>
        </text:list-item>
        <text:list-item>
          <text:p text:style-name="P586"><text:soft-page-break/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88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88">Plane.c : Änderungen aus der sematischen Änderung Pattern → Position, <text:line-break/>Routine CurrentFlapsPosition stark verändert</text:p>
        </text:list-item>
        <text:list-item>
          <text:p text:style-name="P588">task_BackGround : Wegfall ADC_AMBIENTLIGHT</text:p>
        </text:list-item>
        <text:list-item>
          <text:p text:style-name="P589">Generic_CAN_Ids.c : Noise, Temp, Humidity</text:p>
        </text:list-item>
        <text:list-item>
          <text:p text:style-name="P590">Signature verarmt um NextAction</text:p>
        </text:list-item>
        <text:list-item>
          <text:p text:style-name="P591">Config_Lib : Variable Brightness eingeführt</text:p>
        </text:list-item>
      </text:list>
      <text:p text:style-name="P174"/>
      <text:p text:style-name="P174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61"/>
      <text:list xml:id="list111129024684715" text:continue-numbering="true" text:style-name="L6">
        <text:list-item>
          <text:p text:style-name="P592">EEProm Layout Konstanten sind umgezogen nach Generic_Const.h, deshalb war auch eine Änderungen in task_I2C_Handler.c notwendig.</text:p>
        </text:list-item>
        <text:list-item>
          <text:p text:style-name="P543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61"/>
      <text:p text:style-name="P16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175"/>
      <text:list xml:id="list111128139082848" text:continue-numbering="true" text:style-name="L6">
        <text:list-item>
          <text:p text:style-name="P593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94">c_deferred_action_interval <text:span text:style-name="T21">jetzt 15 Sekunden</text:span><text:line-break/><text:line-break/></text:p>
        </text:list-item>
      </text:list>
      <text:p text:style-name="P162"><text:span text:style-name="T18">03.07</text:span>.2021<text:tab/><text:span text:style-name="T4">Version </text:span>0.4.<text:span text:style-name="T15">2</text:span><text:span text:style-name="T19">3</text:span></text:p>
      <text:p text:style-name="P162"/>
      <text:list xml:id="list111128146876037" text:continue-numbering="true" text:style-name="L6">
        <text:list-item>
          <text:p text:style-name="P544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175"/>
      <text:p text:style-name="P175"/>
      <text:p text:style-name="P175"><text:span text:style-name="T16">30</text:span>.06.2021<text:tab/><text:span text:style-name="T4">Version </text:span>0.4.<text:span text:style-name="T15">2</text:span><text:span text:style-name="T17">2</text:span></text:p>
      <text:p text:style-name="P176"/>
      <text:list xml:id="list1146740077" text:style-name="L7">
        <text:list-item>
          <text:p text:style-name="P595">CAN Protokoll jetzt mit int32_t statt float für No<text:span text:style-name="T17">rmed</text:span>_Frequency <text:line-break/>(auf Wunsch eines einzelnen Herrn)</text:p>
        </text:list-item>
        <text:list-item>
          <text:p text:style-name="P596">QNH und HomePort_Elevation sind jetzt im Zustand c_AirBorne änderbar, <text:line-break/>beides wirkt sich auf die Höhenberechnungen aus</text:p>
        </text:list-item>
        <text:list-item>
          <text:p text:style-name="P597">Audio wird nach dem Start jetzt mit Standard-Beep versorgt, bis CAN-XFER steht. Hintergrund : Nach dem Einschalten würde man sonst nicht wissen, ob das Audio mitspielt.</text:p>
        </text:list-item>
        <text:list-item>
          <text:p text:style-name="P597"><text:soft-page-break/>AMM Rechnung in CAN_Data_Digester korrigiert (cos statt tan)</text:p>
        </text:list-item>
      </text:list>
      <text:p text:style-name="P177"/>
      <text:p text:style-name="P177"/>
      <text:p text:style-name="P177"><text:span text:style-name="T9">2</text:span><text:span text:style-name="T15">9</text:span>.06.2021<text:tab/><text:span text:style-name="T4">Version </text:span>0.4.<text:span text:style-name="T15">20</text:span></text:p>
      <text:p text:style-name="P177"/>
      <text:list xml:id="list111129375277169" text:continue-numbering="true" text:style-name="L7">
        <text:list-item>
          <text:p text:style-name="P598">Klausens Änderung an portable_ftoa wieder zurückgenommen</text:p>
        </text:list-item>
        <text:list-item>
          <text:p text:style-name="P598">Anpassung CAN-Datenverkehr an Wölbklappen per DGIO : Fast alle Generics ….</text:p>
        </text:list-item>
        <text:list-item>
          <text:p text:style-name="P598">Signal-Volume jetzt max ( SC_Volume, Vario_Volume ) * 1.25</text:p>
        </text:list-item>
        <text:list-item>
          <text:p text:style-name="P598">PrgNav_Lib : Modification in Flight korrigiert + Wölbklappen über DGIO</text:p>
        </text:list-item>
        <text:list-item>
          <text:p text:style-name="P598">task_MMI : Anpassungen für Wölbklappen über DGIO, Wegfall Calibration</text:p>
        </text:list-item>
        <text:list-item>
          <text:p text:style-name="P598">Layout BootPage korrigiert</text:p>
        </text:list-item>
        <text:list-item>
          <text:p text:style-name="P598">VarioPage : größere Umbauten für Übersichtlichkeit und für Wölbklappen-Mimik</text:p>
        </text:list-item>
        <text:list-item>
          <text:p text:style-name="P599">Config_lib : <text:s/><text:span text:style-name="T15">Anpassungen für Wölbklappen über DGIO</text:span></text:p>
        </text:list-item>
        <text:list-item>
          <text:p text:style-name="P599">NV_Main : <text:s/><text:span text:style-name="T15">Anpassungen für Wölbklappen über DGIO</text:span></text:p>
        </text:list-item>
        <text:list-item>
          <text:p text:style-name="P599">Plane.c : <text:s/><text:span text:style-name="T15">Anpassungen für Wölbklappen-</text:span>Mimik</text:p>
        </text:list-item>
        <text:list-item>
          <text:p text:style-name="P599">task_CAN_Receiver : <text:span text:style-name="T15">Anpassung CAN-Datenverkehr an Wölbklappen per DGIO</text:span></text:p>
        </text:list-item>
        <text:list-item>
          <text:p text:style-name="P599">task_CAN_Digester : QNH- HomePort-Elevation Handling</text:p>
        </text:list-item>
        <text:list-item>
          <text:p text:style-name="P599">task_ImangeBuilder : OAS jetzt wieder gefiltert</text:p>
        </text:list-item>
      </text:list>
      <text:p text:style-name="P178"/>
      <text:p text:style-name="P178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178"/>
      <text:list xml:id="list111127898831106" text:continue-numbering="true" text:style-name="L7">
        <text:list-item>
          <text:p text:style-name="P600">embedded_math eingeführt (Danke Klaus)</text:p>
          <text:list>
            <text:list-item>
              <text:p text:style-name="P600">AAV BaGraphicFunctions.c angepasst</text:p>
            </text:list-item>
            <text:list-item>
              <text:p text:style-name="P601">AAV BaGeoUtils.c angepasst</text:p>
            </text:list-item>
            <text:list-item>
              <text:p text:style-name="P601">AAV BaMathUtils.c angepasst</text:p>
            </text:list-item>
            <text:list-item>
              <text:p text:style-name="P603">Portable_Utils : portable_safe_tan angepasst</text:p>
            </text:list-item>
          </text:list>
        </text:list-item>
        <text:list-item>
          <text:p text:style-name="P601">Klausens Version von portable_ftoa wieder eingeführt nach Anpa<text:span text:style-name="T13">s</text:span>sung</text:p>
        </text:list-item>
        <text:list-item>
          <text:p text:style-name="P604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604">Schalter &lt;Allow_AudioClimbCruise&gt; eingeführt, vorgenannter Indikator und die Verhaltensweise k<text:span text:style-name="T14">önnen </text:span>unterdrückt werden</text:p>
        </text:list-item>
      </text:list>
      <text:p text:style-name="P178"/>
      <text:p text:style-name="P178"/>
      <text:p text:style-name="P178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179"/>
      <text:list xml:id="list1927856727" text:style-name="L8">
        <text:list-item>
          <text:p text:style-name="P602">I2C_Mutex.c/h entfernt</text:p>
        </text:list-item>
        <text:list-item>
          <text:p text:style-name="P602">Portable_Utils : strcat entfernt</text:p>
        </text:list-item>
        <text:list-item>
          <text:p text:style-name="P602">Generic_CAN_Ids.h enthält jetzt auch die Codes für Signale</text:p>
        </text:list-item>
        <text:list-item>
          <text:p text:style-name="P602">Generic_Const.h erweitert um Konstanten aus Audio<text:line-break/>Codes für Signale sind nach Generic_CAN_Ids gewandert</text:p>
        </text:list-item>
        <text:list-item>
          <text:p text:style-name="P602">task_Buzzer gelöscht, mit allen Anhängseln</text:p>
        </text:list-item>
        <text:list-item>
          <text:p text:style-name="P605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605">PrgNav_Lib.c : <text:span text:style-name="T10">verschiedene PushSignal eingebaut</text:span></text:p>
        </text:list-item>
        <text:list-item>
          <text:p text:style-name="P606">task_MMI.c : <text:span text:style-name="T10">PushSignal eingebaut</text:span></text:p>
        </text:list-item>
        <text:list-item>
          <text:p text:style-name="P608"><text:soft-page-break/>task_CAN_Data_Digester.c : Climb Umschalter versetzt, damit der Climb-Averager über die Höhe das mit bekommt.</text:p>
        </text:list-item>
        <text:list-item>
          <text:p text:style-name="P606">IntCircleModeSwitch <text:span text:style-name="T11">Handling korrigiert</text:span><text:line-break/></text:p>
        </text:list-item>
      </text:list>
      <text:p text:style-name="P180"><text:span text:style-name="T9">21</text:span>.06.2021<text:tab/><text:span text:style-name="T4">Version </text:span>0.4.<text:span text:style-name="T5">1</text:span><text:span text:style-name="T9">3</text:span></text:p>
      <text:p text:style-name="P180"/>
      <text:list xml:id="list111128794711087" text:continue-numbering="true" text:style-name="L8">
        <text:list-item>
          <text:p text:style-name="P607">IntCircleModeSwitch in Betrieb genommen, schaltet das Audio in den Climb-Mode, wenn eine Sollfahrt verlangt wird, die niedriger ist, als die Fahrt des besten Gleitens</text:p>
        </text:list-item>
        <text:list-item>
          <text:p text:style-name="P607">VarioPage.c AMM – Anzeigen nur wenn AirBorne</text:p>
        </text:list-item>
        <text:list-item>
          <text:p text:style-name="P607">Task-Audio_Controller.c <text:s/>: Volume Berechnung stark vereinfacht für climb und cruise,<text:line-break/>Einbau IntCircleModeSwitch</text:p>
        </text:list-item>
        <text:list-item>
          <text:p text:style-name="P607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609"><text:span text:style-name="T9">Task_ImageBuilder.c : Dämpfung OAS beseitigt</text:span><text:line-break/></text:p>
        </text:list-item>
      </text:list>
      <text:p text:style-name="P180"/>
      <text:p text:style-name="P180"/>
      <text:p text:style-name="P180">1<text:span text:style-name="T6">9</text:span>.06.2021<text:tab/><text:span text:style-name="T4">Version </text:span>0.4.<text:span text:style-name="T5">1</text:span><text:span text:style-name="T6">1</text:span></text:p>
      <text:p text:style-name="P181"/>
      <text:list xml:id="list111128218826457" text:continue-numbering="true" text:style-name="L8">
        <text:list-item>
          <text:p text:style-name="P610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610"><text:span text:style-name="T8">Field </text:span>Count korrigiert in Generic_Descriptor.c</text:p>
        </text:list-item>
        <text:list-item>
          <text:p text:style-name="P611">FlightStatus und SavedFlightStatus auf AirBorne gesetzt beim Programmstart</text:p>
        </text:list-item>
        <text:list-item>
          <text:p text:style-name="P612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88"/>
      <text:p text:style-name="P182"/>
      <text:p text:style-name="P76">1<text:span text:style-name="T5">5</text:span>.06.2021<text:tab/><text:span text:style-name="T4">Version </text:span>0.4.<text:span text:style-name="T5">10</text:span></text:p>
      <text:p text:style-name="P76"/>
      <text:list xml:id="list111127965602417" text:continue-numbering="true" text:style-name="L8">
        <text:list-item>
          <text:p text:style-name="P613">CAN Treiber jetzt mit Selbstheilung (Klaus) : Läuft wieder an nach Beleidigung</text:p>
        </text:list-item>
        <text:list-item>
          <text:p text:style-name="P613">EEProm_Lib : Selbstheilung durch Re-Init von I2C nach sproadischem I2C-Fehler</text:p>
        </text:list-item>
        <text:list-item>
          <text:p text:style-name="P613">IO_Exp_Lib : Selbstheilung durch Re-Init von I2C nach sproadischem I2C-Fehler</text:p>
        </text:list-item>
        <text:list-item>
          <text:p text:style-name="P613">Neue Funktion : Portable_IntraDay_TimeDiff für Flugzeit</text:p>
        </text:list-item>
        <text:list-item>
          <text:p text:style-name="P545">Neue Felder : Startzeit, Landezeit, Flugzeit</text:p>
        </text:list-item>
        <text:list-item>
          <text:p text:style-name="P613">FreeRTOS_wrapper.h neu : Zeile 596 (Klaus)</text:p>
        </text:list-item>
        <text:list-item>
          <text:p text:style-name="P613">Main.cpp : Bereinigung von unbenutzten Funktionen</text:p>
        </text:list-item>
        <text:list-item>
          <text:p text:style-name="P614">Generic_Const.h : Farbverwaltung jetzt (weitestgehend) zentral</text:p>
        </text:list-item>
        <text:list-item>
          <text:p text:style-name="P614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614">Fehler in Generic_Types.h beseitigt : MaxOffset muss int8_t sein statt uint8_t, kann in PrgNav_Lib.c negativ werden, führte zu unerklärlichem Verhalten beim Scrollen</text:p>
        </text:list-item>
        <text:list-item>
          <text:p text:style-name="P614"><text:soft-page-break/>Einführung einer Variablen, um die AM-Errechnung nach Ellis ein/aus-schaltbar zu machen</text:p>
        </text:list-item>
        <text:list-item>
          <text:p text:style-name="P615">Basis der Ellis-Errechnung jetzt auf g_SensorData.Sensor_SR_Average gestellt, war vorher g_SensorData.GPS_ClimbRate, hat gezappelt</text:p>
        </text:list-item>
        <text:list-item>
          <text:p text:style-name="P546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546">Auto-SwitchBack im Zustand &lt;! OnGround&gt; wie gewohnt / &lt;<text:span text:style-name="T1">OnGround&gt; </text:span>fix nach 60 Sek</text:p>
        </text:list-item>
        <text:list-item>
          <text:p text:style-name="P546">Darstellung Wind <text:span text:style-name="T1">im Menue-Feld </text:span>nach rechts gerückt, damit keine Überschneidung mit dem Text stattfindet</text:p>
        </text:list-item>
        <text:list-item>
          <text:p text:style-name="P546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546">„The_Master_I2C_Init“ <text:span text:style-name="T2">Funktion wird nicht mehr gebraucht / gelöscht</text:span></text:p>
        </text:list-item>
        <text:list-item>
          <text:p text:style-name="P614">Neues Feld „HomePort_Elevation“</text:p>
        </text:list-item>
        <text:list-item>
          <text:p text:style-name="P614">neues Feld „Start-Zeit“</text:p>
        </text:list-item>
        <text:list-item>
          <text:p text:style-name="P614">neues Feld „Lande-Zeit“</text:p>
        </text:list-item>
        <text:list-item>
          <text:p text:style-name="P614">neues Feld „Flug_Dauer“</text:p>
        </text:list-item>
        <text:list-item>
          <text:p text:style-name="P614">neue Anzeige-Stubs in PrgVal.c dafür</text:p>
        </text:list-item>
        <text:list-item>
          <text:p text:style-name="P616">SD_Card_Lib.c : Mutex-Handling bei SD_Card_Give_Mutex korrigiert</text:p>
        </text:list-item>
        <text:list-item>
          <text:p text:style-name="P616">Generell : Portable_str… und Portable_mem… funktion durch die Original<text:span text:style-name="T20">e</text:span> ersetzt</text:p>
        </text:list-item>
        <text:list-item>
          <text:p text:style-name="P616">Handling von &lt;WakeIntvlImageBuilder&gt; in task_MMI.c geändert</text:p>
        </text:list-item>
        <text:list-item>
          <text:p text:style-name="P616">BuildVarioPage.c : Farbmanagement neu</text:p>
        </text:list-item>
        <text:list-item>
          <text:p text:style-name="P616">task_BackGround.c : Einbau der Funktion zum Reset der Config-Values</text:p>
        </text:list-item>
        <text:list-item>
          <text:p text:style-name="P616">task_CAN_Bus_Receiver : <text:span text:style-name="T4">Null-Setzung von Variablen, wenn keine Daten empfangen werden</text:span></text:p>
        </text:list-item>
        <text:list-item>
          <text:p text:style-name="P617">task_CAN_Data_Digester : </text:p>
          <text:list>
            <text:list-item>
              <text:p text:style-name="P618">take_off und landing detection überarbeitet</text:p>
            </text:list-item>
            <text:list-item>
              <text:p text:style-name="P618">Erfassung &lt;HomePort-Elevation&gt;</text:p>
            </text:list-item>
            <text:list-item>
              <text:p text:style-name="P618">Nullsetzung von Variablen wenn OnGround</text:p>
            </text:list-item>
            <text:list-item>
              <text:p text:style-name="P618">Start-, Lande- und Flugzeit-Errechung eingebaut</text:p>
            </text:list-item>
            <text:list-item>
              <text:p text:style-name="P618">Automatik zuer Erkennung des FlightStatus</text:p>
            </text:list-item>
          </text:list>
        </text:list-item>
        <text:list-item>
          <text:p text:style-name="P616">task_ImageBuilder : <text:span text:style-name="T4">smoothing verändert</text:span></text:p>
        </text:list-item>
        <text:list-item>
          <text:p text:style-name="P615">Resilienz gegen ReStart-in-the-Air, HomePort_Elevation bleibt jetzt bestehen (das war ein hartes Stück Arbeit)</text:p>
        </text:list-item>
      </text:list>
      <text:p text:style-name="P189"/>
      <text:p text:style-name="P189"/>
      <text:p text:style-name="P188">05.06.2021 Version &lt;<text:span text:style-name="T7">früher&gt;</text:span></text:p>
      <text:p text:style-name="P181"/>
      <text:p text:style-name="P1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3T11:11:26.703000000</dc:date>
    <meta:editing-duration>P1DT21M47S</meta:editing-duration>
    <meta:editing-cycles>149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7" meta:paragraph-count="1322" meta:word-count="9613" meta:character-count="70027" meta:non-whitespace-character-count="62142"/>
  </office:meta>
</office:document-meta>
</file>